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style:style>
    <style:style style:name="Table37.A" style:family="table-column">
      <style:table-column-properties style:column-width="0.9375in" style:rel-column-width="9180*"/>
    </style:style>
    <style:style style:name="Table37.B" style:family="table-column">
      <style:table-column-properties style:column-width="5.7549in" style:rel-column-width="56355*"/>
    </style:style>
    <style:style style:name="Table37.A1" style:family="table-cell">
      <style:table-cell-properties fo:padding="0in" fo:border="none"/>
    </style:style>
    <style:style style:name="P1" style:family="paragraph" style:parent-style-name="Standard">
      <style:text-properties fo:language="bg" fo:country="BG"/>
    </style:style>
    <style:style style:name="P2" style:family="paragraph" style:parent-style-name="Standard">
      <style:text-properties fo:language="bg" fo:country="BG" fo:font-weight="bold" style:font-weight-asian="bold" style:font-weight-complex="bold"/>
    </style:style>
    <style:style style:name="P3" style:family="paragraph" style:parent-style-name="Standard">
      <style:paragraph-properties fo:text-align="center" style:justify-single-word="false"/>
      <style:text-properties fo:language="bg" fo:country="BG" fo:font-weight="bold" style:font-weight-asian="bold" style:font-weight-complex="bold"/>
    </style:style>
    <style:style style:name="P4" style:family="paragraph" style:parent-style-name="Standard">
      <style:text-properties fo:language="bg" fo:country="BG" fo:font-weight="bold" officeooo:rsid="013688e2" officeooo:paragraph-rsid="013688e2" style:font-weight-asian="bold" style:font-weight-complex="bold"/>
    </style:style>
    <style:style style:name="P5" style:family="paragraph" style:parent-style-name="Standard">
      <style:text-properties fo:language="bg" fo:country="BG" fo:font-weight="bold" officeooo:rsid="021e7de5" officeooo:paragraph-rsid="021e7de5" style:font-weight-asian="bold" style:font-weight-complex="bold"/>
    </style:style>
    <style:style style:name="P6" style:family="paragraph" style:parent-style-name="Standard">
      <style:text-properties fo:language="bg" fo:country="BG" fo:font-weight="bold" officeooo:paragraph-rsid="021e7de5" style:font-weight-asian="bold" style:font-weight-complex="bold"/>
    </style:style>
    <style:style style:name="P7" style:family="paragraph" style:parent-style-name="Standard">
      <style:text-properties fo:language="bg" fo:country="BG" fo:background-color="transparent"/>
    </style:style>
    <style:style style:name="P8" style:family="paragraph" style:parent-style-name="Standard">
      <style:text-properties fo:language="bg" fo:country="BG" officeooo:rsid="002fd33e" officeooo:paragraph-rsid="0030241d"/>
    </style:style>
    <style:style style:name="P9" style:family="paragraph" style:parent-style-name="Standard">
      <style:text-properties fo:language="bg" fo:country="BG" officeooo:paragraph-rsid="003989e1"/>
    </style:style>
    <style:style style:name="P10" style:family="paragraph" style:parent-style-name="Standard">
      <style:text-properties fo:language="bg" fo:country="BG" officeooo:paragraph-rsid="00927c73"/>
    </style:style>
    <style:style style:name="P11" style:family="paragraph" style:parent-style-name="Standard">
      <style:text-properties fo:language="bg" fo:country="BG" officeooo:paragraph-rsid="009773a3"/>
    </style:style>
    <style:style style:name="P12" style:family="paragraph" style:parent-style-name="Standard">
      <style:text-properties fo:language="bg" fo:country="BG" officeooo:paragraph-rsid="009ac59e"/>
    </style:style>
    <style:style style:name="P13" style:family="paragraph" style:parent-style-name="Standard">
      <style:text-properties fo:language="bg" fo:country="BG" officeooo:paragraph-rsid="009c6919"/>
    </style:style>
    <style:style style:name="P14" style:family="paragraph" style:parent-style-name="Standard">
      <style:text-properties fo:language="bg" fo:country="BG" officeooo:paragraph-rsid="009f1680"/>
    </style:style>
    <style:style style:name="P15" style:family="paragraph" style:parent-style-name="Standard">
      <style:text-properties fo:language="bg" fo:country="BG" officeooo:paragraph-rsid="00a1a5b4"/>
    </style:style>
    <style:style style:name="P16" style:family="paragraph" style:parent-style-name="Standard">
      <style:text-properties fo:language="bg" fo:country="BG" officeooo:paragraph-rsid="00a34787"/>
    </style:style>
    <style:style style:name="P17" style:family="paragraph" style:parent-style-name="Standard">
      <style:text-properties fo:language="bg" fo:country="BG" officeooo:paragraph-rsid="00a4f6f0"/>
    </style:style>
    <style:style style:name="P18" style:family="paragraph" style:parent-style-name="Standard">
      <style:text-properties fo:language="bg" fo:country="BG" officeooo:paragraph-rsid="00a54844"/>
    </style:style>
    <style:style style:name="P19" style:family="paragraph" style:parent-style-name="Standard">
      <style:text-properties fo:language="bg" fo:country="BG" officeooo:paragraph-rsid="00a8172d"/>
    </style:style>
    <style:style style:name="P20" style:family="paragraph" style:parent-style-name="Standard">
      <style:text-properties fo:language="bg" fo:country="BG" officeooo:paragraph-rsid="00a90683"/>
    </style:style>
    <style:style style:name="P21" style:family="paragraph" style:parent-style-name="Standard">
      <style:text-properties fo:language="bg" fo:country="BG" officeooo:paragraph-rsid="00a9d866"/>
    </style:style>
    <style:style style:name="P22" style:family="paragraph" style:parent-style-name="Standard">
      <style:text-properties fo:language="bg" fo:country="BG" officeooo:paragraph-rsid="00ab018b"/>
    </style:style>
    <style:style style:name="P23" style:family="paragraph" style:parent-style-name="Standard">
      <style:text-properties fo:language="bg" fo:country="BG" officeooo:paragraph-rsid="00acfc33"/>
    </style:style>
    <style:style style:name="P24" style:family="paragraph" style:parent-style-name="Standard">
      <style:text-properties fo:language="bg" fo:country="BG" officeooo:paragraph-rsid="00af07b5"/>
    </style:style>
    <style:style style:name="P25" style:family="paragraph" style:parent-style-name="Standard">
      <style:text-properties fo:language="bg" fo:country="BG" officeooo:paragraph-rsid="00af1e12"/>
    </style:style>
    <style:style style:name="P26" style:family="paragraph" style:parent-style-name="Standard">
      <style:text-properties fo:language="bg" fo:country="BG" officeooo:paragraph-rsid="00afa54a"/>
    </style:style>
    <style:style style:name="P27" style:family="paragraph" style:parent-style-name="Standard">
      <style:text-properties fo:language="bg" fo:country="BG" officeooo:paragraph-rsid="00b0578d"/>
    </style:style>
    <style:style style:name="P28" style:family="paragraph" style:parent-style-name="Standard">
      <style:text-properties fo:language="bg" fo:country="BG" officeooo:paragraph-rsid="00b0fa35"/>
    </style:style>
    <style:style style:name="P29" style:family="paragraph" style:parent-style-name="Standard">
      <style:text-properties fo:language="bg" fo:country="BG" officeooo:paragraph-rsid="00b117fc"/>
    </style:style>
    <style:style style:name="P30" style:family="paragraph" style:parent-style-name="Standard">
      <style:text-properties fo:language="bg" fo:country="BG" officeooo:paragraph-rsid="00b3cf78"/>
    </style:style>
    <style:style style:name="P31" style:family="paragraph" style:parent-style-name="Standard">
      <style:text-properties fo:language="bg" fo:country="BG" officeooo:paragraph-rsid="00c2347c"/>
    </style:style>
    <style:style style:name="P32" style:family="paragraph" style:parent-style-name="Standard">
      <style:text-properties fo:language="bg" fo:country="BG" officeooo:paragraph-rsid="00c3960b"/>
    </style:style>
    <style:style style:name="P33" style:family="paragraph" style:parent-style-name="Standard">
      <style:text-properties fo:language="bg" fo:country="BG" officeooo:paragraph-rsid="00c6243a"/>
    </style:style>
    <style:style style:name="P34" style:family="paragraph" style:parent-style-name="Standard">
      <style:text-properties fo:language="bg" fo:country="BG" officeooo:paragraph-rsid="00c7d84b"/>
    </style:style>
    <style:style style:name="P35" style:family="paragraph" style:parent-style-name="Standard">
      <style:text-properties fo:language="bg" fo:country="BG" officeooo:paragraph-rsid="00c92b84"/>
    </style:style>
    <style:style style:name="P36"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7" style:family="paragraph" style:parent-style-name="Standard">
      <style:text-properties fo:language="bg" fo:country="BG" officeooo:paragraph-rsid="013bef4b"/>
    </style:style>
    <style:style style:name="P38" style:family="paragraph" style:parent-style-name="Standard">
      <style:text-properties fo:language="bg" fo:country="BG" officeooo:paragraph-rsid="015ac4d8"/>
    </style:style>
    <style:style style:name="P39" style:family="paragraph" style:parent-style-name="Standard">
      <style:text-properties fo:language="bg" fo:country="BG" officeooo:paragraph-rsid="01718a6a"/>
    </style:style>
    <style:style style:name="P40" style:family="paragraph" style:parent-style-name="Standard">
      <style:text-properties fo:language="bg" fo:country="BG" officeooo:paragraph-rsid="0174debf"/>
    </style:style>
    <style:style style:name="P41" style:family="paragraph" style:parent-style-name="Standard">
      <style:text-properties fo:language="bg" fo:country="BG" officeooo:paragraph-rsid="0176c0af"/>
    </style:style>
    <style:style style:name="P42" style:family="paragraph" style:parent-style-name="Standard">
      <style:text-properties fo:language="bg" fo:country="BG" officeooo:rsid="018140b9" officeooo:paragraph-rsid="018a2066"/>
    </style:style>
    <style:style style:name="P43" style:family="paragraph" style:parent-style-name="Standard">
      <style:text-properties fo:language="bg" fo:country="BG" officeooo:rsid="018140b9" officeooo:paragraph-rsid="0465d984"/>
    </style:style>
    <style:style style:name="P44" style:family="paragraph" style:parent-style-name="Standard">
      <style:text-properties fo:language="bg" fo:country="BG" officeooo:rsid="0181c3af" officeooo:paragraph-rsid="0181c3af"/>
    </style:style>
    <style:style style:name="P45" style:family="paragraph" style:parent-style-name="Standard">
      <style:text-properties fo:language="bg" fo:country="BG" officeooo:rsid="0181c3af" officeooo:paragraph-rsid="044bd142"/>
    </style:style>
    <style:style style:name="P46" style:family="paragraph" style:parent-style-name="Standard">
      <style:text-properties fo:language="bg" fo:country="BG" officeooo:rsid="0181c3af" officeooo:paragraph-rsid="0465d984"/>
    </style:style>
    <style:style style:name="P47" style:family="paragraph" style:parent-style-name="Standard">
      <style:text-properties fo:language="bg" fo:country="BG" officeooo:rsid="01b9ac27" officeooo:paragraph-rsid="01b9ac27"/>
    </style:style>
    <style:style style:name="P48" style:family="paragraph" style:parent-style-name="Standard">
      <style:text-properties fo:language="bg" fo:country="BG" officeooo:paragraph-rsid="01bc26ec"/>
    </style:style>
    <style:style style:name="P49" style:family="paragraph" style:parent-style-name="Standard">
      <style:text-properties fo:language="bg" fo:country="BG" officeooo:paragraph-rsid="01c36773"/>
    </style:style>
    <style:style style:name="P50" style:family="paragraph" style:parent-style-name="Standard">
      <style:text-properties fo:language="bg" fo:country="BG" officeooo:rsid="01b6abd2" officeooo:paragraph-rsid="01c36773"/>
    </style:style>
    <style:style style:name="P51" style:family="paragraph" style:parent-style-name="Standard">
      <style:text-properties fo:language="bg" fo:country="BG" officeooo:rsid="01cc88fb" officeooo:paragraph-rsid="01cc88fb"/>
    </style:style>
    <style:style style:name="P52" style:family="paragraph" style:parent-style-name="Standard">
      <style:text-properties fo:language="bg" fo:country="BG" officeooo:rsid="01cc88fb" officeooo:paragraph-rsid="0470c572"/>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text-properties fo:language="bg" fo:country="BG" officeooo:rsid="026e3a41" officeooo:paragraph-rsid="026e3a41"/>
    </style:style>
    <style:style style:name="P65" style:family="paragraph" style:parent-style-name="Standard">
      <style:text-properties fo:language="bg" fo:country="BG" officeooo:paragraph-rsid="0270f74c"/>
    </style:style>
    <style:style style:name="P66" style:family="paragraph" style:parent-style-name="Standard">
      <style:text-properties fo:language="bg" fo:country="BG" officeooo:paragraph-rsid="02713f9b"/>
    </style:style>
    <style:style style:name="P67" style:family="paragraph" style:parent-style-name="Standard">
      <style:text-properties fo:language="bg" fo:country="BG" officeooo:paragraph-rsid="02730a4e"/>
    </style:style>
    <style:style style:name="P68" style:family="paragraph" style:parent-style-name="Standard">
      <style:text-properties fo:language="bg" fo:country="BG" officeooo:paragraph-rsid="02746b2c"/>
    </style:style>
    <style:style style:name="P69" style:family="paragraph" style:parent-style-name="Standard">
      <style:text-properties fo:language="bg" fo:country="BG" officeooo:paragraph-rsid="02750bde"/>
    </style:style>
    <style:style style:name="P70" style:family="paragraph" style:parent-style-name="Standard">
      <style:text-properties fo:language="bg" fo:country="BG" officeooo:paragraph-rsid="027742d9"/>
    </style:style>
    <style:style style:name="P71" style:family="paragraph" style:parent-style-name="Standard">
      <style:text-properties fo:language="bg" fo:country="BG" officeooo:paragraph-rsid="0282b437"/>
    </style:style>
    <style:style style:name="P72" style:family="paragraph" style:parent-style-name="Standard">
      <style:text-properties fo:language="bg" fo:country="BG" officeooo:paragraph-rsid="0289a0fe"/>
    </style:style>
    <style:style style:name="P73" style:family="paragraph" style:parent-style-name="Standard">
      <style:text-properties fo:language="bg" fo:country="BG" officeooo:paragraph-rsid="028b36de"/>
    </style:style>
    <style:style style:name="P74" style:family="paragraph" style:parent-style-name="Standard">
      <style:text-properties fo:language="bg" fo:country="BG" officeooo:paragraph-rsid="02d59e59"/>
    </style:style>
    <style:style style:name="P75" style:family="paragraph" style:parent-style-name="Standard">
      <style:text-properties fo:language="bg" fo:country="BG" officeooo:paragraph-rsid="02e73908"/>
    </style:style>
    <style:style style:name="P76" style:family="paragraph" style:parent-style-name="Standard">
      <style:text-properties fo:language="bg" fo:country="BG" officeooo:rsid="02e9be7b" officeooo:paragraph-rsid="02e9be7b"/>
    </style:style>
    <style:style style:name="P77" style:family="paragraph" style:parent-style-name="Standard">
      <style:text-properties fo:language="bg" fo:country="BG" officeooo:rsid="02ea0674" officeooo:paragraph-rsid="02ea0674"/>
    </style:style>
    <style:style style:name="P78" style:family="paragraph" style:parent-style-name="Standard">
      <style:text-properties fo:language="bg" fo:country="BG" officeooo:rsid="02ea5810" officeooo:paragraph-rsid="02ea5810"/>
    </style:style>
    <style:style style:name="P79" style:family="paragraph" style:parent-style-name="Standard">
      <style:text-properties fo:language="bg" fo:country="BG" officeooo:rsid="02ea60ef" officeooo:paragraph-rsid="02ea60ef"/>
    </style:style>
    <style:style style:name="P80" style:family="paragraph" style:parent-style-name="Standard">
      <style:text-properties fo:language="bg" fo:country="BG" officeooo:rsid="02ebfb31" officeooo:paragraph-rsid="02ebfb31"/>
    </style:style>
    <style:style style:name="P81" style:family="paragraph" style:parent-style-name="Standard">
      <style:text-properties fo:language="bg" fo:country="BG" officeooo:rsid="02ecf355" officeooo:paragraph-rsid="02ecf355"/>
    </style:style>
    <style:style style:name="P82" style:family="paragraph" style:parent-style-name="Standard">
      <style:text-properties fo:language="bg" fo:country="BG" officeooo:paragraph-rsid="02ef767c"/>
    </style:style>
    <style:style style:name="P83" style:family="paragraph" style:parent-style-name="Standard">
      <style:text-properties fo:language="bg" fo:country="BG" officeooo:rsid="02f092e1" officeooo:paragraph-rsid="02f092e1"/>
    </style:style>
    <style:style style:name="P84" style:family="paragraph" style:parent-style-name="Standard">
      <style:text-properties fo:language="bg" fo:country="BG" officeooo:rsid="02f131d7" officeooo:paragraph-rsid="02f131d7"/>
    </style:style>
    <style:style style:name="P85" style:family="paragraph" style:parent-style-name="Standard">
      <style:text-properties fo:language="bg" fo:country="BG" officeooo:rsid="02f3c95d" officeooo:paragraph-rsid="02f3c95d"/>
    </style:style>
    <style:style style:name="P86" style:family="paragraph" style:parent-style-name="Standard">
      <style:text-properties fo:language="bg" fo:country="BG" officeooo:rsid="02f53fc1" officeooo:paragraph-rsid="02f53fc1"/>
    </style:style>
    <style:style style:name="P87" style:family="paragraph" style:parent-style-name="Standard">
      <style:text-properties fo:language="bg" fo:country="BG" officeooo:rsid="02ef767c" officeooo:paragraph-rsid="02ef767c"/>
    </style:style>
    <style:style style:name="P88" style:family="paragraph" style:parent-style-name="Standard">
      <style:text-properties fo:language="bg" fo:country="BG" officeooo:paragraph-rsid="042ab717"/>
    </style:style>
    <style:style style:name="P89" style:family="paragraph" style:parent-style-name="Standard">
      <style:text-properties fo:language="bg" fo:country="BG" officeooo:paragraph-rsid="042be08f"/>
    </style:style>
    <style:style style:name="P90" style:family="paragraph" style:parent-style-name="Standard">
      <style:text-properties fo:language="bg" fo:country="BG" officeooo:paragraph-rsid="043efd5e"/>
    </style:style>
    <style:style style:name="P91" style:family="paragraph" style:parent-style-name="Standard">
      <style:text-properties fo:language="bg" fo:country="BG" officeooo:paragraph-rsid="0445c49b"/>
    </style:style>
    <style:style style:name="P92" style:family="paragraph" style:parent-style-name="Standard">
      <style:text-properties fo:language="bg" fo:country="BG" officeooo:paragraph-rsid="0446f59a"/>
    </style:style>
    <style:style style:name="P93" style:family="paragraph" style:parent-style-name="Standard">
      <style:text-properties fo:language="bg" fo:country="BG" officeooo:paragraph-rsid="04480ba1"/>
    </style:style>
    <style:style style:name="P94" style:family="paragraph" style:parent-style-name="Standard">
      <style:text-properties fo:language="bg" fo:country="BG" officeooo:paragraph-rsid="0448e9b3"/>
    </style:style>
    <style:style style:name="P95" style:family="paragraph" style:parent-style-name="Standard">
      <style:text-properties fo:language="bg" fo:country="BG" officeooo:rsid="045a057a" officeooo:paragraph-rsid="045a057a"/>
    </style:style>
    <style:style style:name="P96" style:family="paragraph" style:parent-style-name="Standard">
      <style:text-properties fo:language="bg" fo:country="BG" officeooo:paragraph-rsid="04606294"/>
    </style:style>
    <style:style style:name="P97" style:family="paragraph" style:parent-style-name="Standard">
      <style:text-properties fo:language="bg" fo:country="BG" officeooo:rsid="017dca53" officeooo:paragraph-rsid="0465d984"/>
    </style:style>
    <style:style style:name="P98" style:family="paragraph" style:parent-style-name="Standard">
      <style:text-properties fo:language="bg" fo:country="BG" officeooo:paragraph-rsid="0472a4c6"/>
    </style:style>
    <style:style style:name="P99" style:family="paragraph" style:parent-style-name="Standard">
      <style:text-properties fo:language="bg" fo:country="BG" officeooo:rsid="018dbbdd" officeooo:paragraph-rsid="0473d58a"/>
    </style:style>
    <style:style style:name="P100" style:family="paragraph" style:parent-style-name="Standard">
      <style:text-properties fo:language="bg" fo:country="BG" officeooo:paragraph-rsid="0473d58a"/>
    </style:style>
    <style:style style:name="P101" style:family="paragraph" style:parent-style-name="Standard">
      <style:text-properties fo:language="bg" fo:country="BG" officeooo:paragraph-rsid="04a2edbb"/>
    </style:style>
    <style:style style:name="P102" style:family="paragraph" style:parent-style-name="Standard">
      <style:text-properties fo:language="bg" fo:country="BG" officeooo:paragraph-rsid="04a47c3f"/>
    </style:style>
    <style:style style:name="P103" style:family="paragraph" style:parent-style-name="Standard">
      <style:text-properties fo:language="bg" fo:country="BG" officeooo:paragraph-rsid="04a57a66"/>
    </style:style>
    <style:style style:name="P104"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05" style:family="paragraph" style:parent-style-name="Standard">
      <style:paragraph-properties fo:text-align="center" style:justify-single-word="false"/>
      <style:text-properties fo:font-weight="bold" style:font-weight-asian="bold" style:font-weight-complex="bold"/>
    </style:style>
    <style:style style:name="P106" style:family="paragraph" style:parent-style-name="Standard">
      <style:text-properties officeooo:paragraph-rsid="01978459"/>
    </style:style>
    <style:style style:name="P107" style:family="paragraph" style:parent-style-name="Standard">
      <style:text-properties officeooo:rsid="01ef7f26" officeooo:paragraph-rsid="0465d984"/>
    </style:style>
    <style:style style:name="P108" style:family="paragraph" style:parent-style-name="Standard">
      <style:text-properties officeooo:rsid="01ef7f26" officeooo:paragraph-rsid="046cbe2d"/>
    </style:style>
    <style:style style:name="P109" style:family="paragraph" style:parent-style-name="Standard">
      <style:text-properties officeooo:rsid="044bd142" officeooo:paragraph-rsid="0465d984"/>
    </style:style>
    <style:style style:name="P110" style:family="paragraph" style:parent-style-name="Standard">
      <style:text-properties officeooo:paragraph-rsid="04748914"/>
    </style:style>
    <style:style style:name="P111"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12" style:family="paragraph" style:parent-style-name="Standard">
      <style:text-properties officeooo:paragraph-rsid="04a2edbb"/>
    </style:style>
    <style:style style:name="P113"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14" style:family="paragraph" style:parent-style-name="Standard">
      <style:paragraph-properties fo:text-align="start" style:justify-single-word="false" style:border-line-width-bottom="0.0138in 0.0138in 0.0098in" fo:padding="0.0291in" fo:border-left="none" fo:border-right="none" fo:border-top="none" fo:border-bottom="2.69pt double #000000" style:join-border="false"/>
      <style:text-properties officeooo:paragraph-rsid="04777e41"/>
    </style:style>
    <style:style style:name="P115"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16"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17"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18"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19"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20"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21"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22"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23"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24"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25"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26"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27"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28"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29"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30"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31"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32"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33"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34"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35"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36"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37"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38"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39"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40"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41"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42"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43"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44"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45"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46"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47" style:family="paragraph" style:parent-style-name="Table_20_Contents">
      <style:paragraph-properties fo:text-align="center" style:justify-single-word="false"/>
    </style:style>
    <style:style style:name="P148" style:family="paragraph" style:parent-style-name="Table_20_Contents">
      <style:paragraph-properties fo:text-align="center" style:justify-single-word="false"/>
      <style:text-properties officeooo:paragraph-rsid="008caa8f"/>
    </style:style>
    <style:style style:name="P149" style:family="paragraph" style:parent-style-name="Table_20_Contents">
      <style:paragraph-properties fo:text-align="center" style:justify-single-word="false"/>
      <style:text-properties officeooo:paragraph-rsid="00903a8d"/>
    </style:style>
    <style:style style:name="P150" style:family="paragraph" style:parent-style-name="Table_20_Contents">
      <style:paragraph-properties fo:text-align="center" style:justify-single-word="false"/>
      <style:text-properties officeooo:paragraph-rsid="00927c73"/>
    </style:style>
    <style:style style:name="P151" style:family="paragraph" style:parent-style-name="Table_20_Contents">
      <style:paragraph-properties fo:text-align="center" style:justify-single-word="false"/>
      <style:text-properties officeooo:paragraph-rsid="0094e13e"/>
    </style:style>
    <style:style style:name="P152" style:family="paragraph" style:parent-style-name="Table_20_Contents">
      <style:paragraph-properties fo:text-align="center" style:justify-single-word="false"/>
      <style:text-properties officeooo:paragraph-rsid="009773a3"/>
    </style:style>
    <style:style style:name="P153" style:family="paragraph" style:parent-style-name="Table_20_Contents">
      <style:paragraph-properties fo:text-align="center" style:justify-single-word="false"/>
      <style:text-properties officeooo:paragraph-rsid="009ac59e"/>
    </style:style>
    <style:style style:name="P154" style:family="paragraph" style:parent-style-name="Table_20_Contents">
      <style:paragraph-properties fo:text-align="center" style:justify-single-word="false"/>
      <style:text-properties officeooo:paragraph-rsid="009c6919"/>
    </style:style>
    <style:style style:name="P155" style:family="paragraph" style:parent-style-name="Table_20_Contents">
      <style:paragraph-properties fo:text-align="center" style:justify-single-word="false"/>
      <style:text-properties officeooo:paragraph-rsid="009f1680"/>
    </style:style>
    <style:style style:name="P156" style:family="paragraph" style:parent-style-name="Table_20_Contents">
      <style:paragraph-properties fo:text-align="center" style:justify-single-word="false"/>
      <style:text-properties officeooo:paragraph-rsid="00a1a5b4"/>
    </style:style>
    <style:style style:name="P157" style:family="paragraph" style:parent-style-name="Table_20_Contents">
      <style:paragraph-properties fo:text-align="center" style:justify-single-word="false"/>
      <style:text-properties officeooo:paragraph-rsid="00a34787"/>
    </style:style>
    <style:style style:name="P158" style:family="paragraph" style:parent-style-name="Table_20_Contents">
      <style:paragraph-properties fo:text-align="center" style:justify-single-word="false"/>
      <style:text-properties officeooo:paragraph-rsid="00a4f6f0"/>
    </style:style>
    <style:style style:name="P159" style:family="paragraph" style:parent-style-name="Table_20_Contents">
      <style:paragraph-properties fo:text-align="center" style:justify-single-word="false"/>
      <style:text-properties officeooo:paragraph-rsid="00a54844"/>
    </style:style>
    <style:style style:name="P160" style:family="paragraph" style:parent-style-name="Table_20_Contents">
      <style:paragraph-properties fo:text-align="center" style:justify-single-word="false"/>
      <style:text-properties officeooo:paragraph-rsid="00a8172d"/>
    </style:style>
    <style:style style:name="P161" style:family="paragraph" style:parent-style-name="Table_20_Contents">
      <style:paragraph-properties fo:text-align="center" style:justify-single-word="false"/>
      <style:text-properties officeooo:paragraph-rsid="00a90683"/>
    </style:style>
    <style:style style:name="P162" style:family="paragraph" style:parent-style-name="Table_20_Contents">
      <style:paragraph-properties fo:text-align="center" style:justify-single-word="false"/>
      <style:text-properties officeooo:paragraph-rsid="00a9d866"/>
    </style:style>
    <style:style style:name="P163" style:family="paragraph" style:parent-style-name="Table_20_Contents">
      <style:paragraph-properties fo:text-align="center" style:justify-single-word="false"/>
      <style:text-properties officeooo:paragraph-rsid="00ab018b"/>
    </style:style>
    <style:style style:name="P164" style:family="paragraph" style:parent-style-name="Table_20_Contents">
      <style:paragraph-properties fo:text-align="center" style:justify-single-word="false"/>
      <style:text-properties officeooo:paragraph-rsid="00acfc33"/>
    </style:style>
    <style:style style:name="P165" style:family="paragraph" style:parent-style-name="Table_20_Contents">
      <style:paragraph-properties fo:text-align="center" style:justify-single-word="false"/>
      <style:text-properties officeooo:paragraph-rsid="00af07b5"/>
    </style:style>
    <style:style style:name="P166" style:family="paragraph" style:parent-style-name="Table_20_Contents">
      <style:paragraph-properties fo:text-align="center" style:justify-single-word="false"/>
      <style:text-properties officeooo:paragraph-rsid="00af1e12"/>
    </style:style>
    <style:style style:name="P167" style:family="paragraph" style:parent-style-name="Table_20_Contents">
      <style:paragraph-properties fo:text-align="center" style:justify-single-word="false"/>
      <style:text-properties officeooo:paragraph-rsid="00afa54a"/>
    </style:style>
    <style:style style:name="P168" style:family="paragraph" style:parent-style-name="Table_20_Contents">
      <style:paragraph-properties fo:text-align="center" style:justify-single-word="false"/>
      <style:text-properties officeooo:paragraph-rsid="00b0578d"/>
    </style:style>
    <style:style style:name="P169" style:family="paragraph" style:parent-style-name="Table_20_Contents">
      <style:paragraph-properties fo:text-align="center" style:justify-single-word="false"/>
      <style:text-properties officeooo:paragraph-rsid="00b0fa35"/>
    </style:style>
    <style:style style:name="P170" style:family="paragraph" style:parent-style-name="Table_20_Contents">
      <style:paragraph-properties fo:text-align="center" style:justify-single-word="false"/>
      <style:text-properties officeooo:paragraph-rsid="00b117fc"/>
    </style:style>
    <style:style style:name="P171" style:family="paragraph" style:parent-style-name="Table_20_Contents">
      <style:paragraph-properties fo:text-align="center" style:justify-single-word="false"/>
      <style:text-properties officeooo:paragraph-rsid="00b3cf78"/>
    </style:style>
    <style:style style:name="P172" style:family="paragraph" style:parent-style-name="Table_20_Contents">
      <style:paragraph-properties fo:text-align="center" style:justify-single-word="false"/>
      <style:text-properties officeooo:paragraph-rsid="00b8ab40"/>
    </style:style>
    <style:style style:name="P173" style:family="paragraph" style:parent-style-name="Table_20_Contents">
      <style:paragraph-properties fo:text-align="center" style:justify-single-word="false"/>
      <style:text-properties officeooo:paragraph-rsid="00bf929f"/>
    </style:style>
    <style:style style:name="P174" style:family="paragraph" style:parent-style-name="Table_20_Contents">
      <style:paragraph-properties fo:text-align="center" style:justify-single-word="false"/>
      <style:text-properties officeooo:paragraph-rsid="00c2347c"/>
    </style:style>
    <style:style style:name="P175" style:family="paragraph" style:parent-style-name="Table_20_Contents">
      <style:paragraph-properties fo:text-align="center" style:justify-single-word="false"/>
      <style:text-properties officeooo:paragraph-rsid="00c3960b"/>
    </style:style>
    <style:style style:name="P176" style:family="paragraph" style:parent-style-name="Table_20_Contents">
      <style:paragraph-properties fo:text-align="center" style:justify-single-word="false"/>
      <style:text-properties officeooo:paragraph-rsid="00c6243a"/>
    </style:style>
    <style:style style:name="P177" style:family="paragraph" style:parent-style-name="Table_20_Contents">
      <style:paragraph-properties fo:text-align="center" style:justify-single-word="false"/>
      <style:text-properties officeooo:paragraph-rsid="00c7d84b"/>
    </style:style>
    <style:style style:name="P178" style:family="paragraph" style:parent-style-name="Table_20_Contents">
      <style:paragraph-properties fo:text-align="center" style:justify-single-word="false"/>
      <style:text-properties officeooo:paragraph-rsid="00c92b84"/>
    </style:style>
    <style:style style:name="P179" style:family="paragraph" style:parent-style-name="Table_20_Contents">
      <style:text-properties officeooo:paragraph-rsid="008caa8f"/>
    </style:style>
    <style:style style:name="P180" style:family="paragraph" style:parent-style-name="Table_20_Contents">
      <style:text-properties officeooo:paragraph-rsid="00903a8d"/>
    </style:style>
    <style:style style:name="P181" style:family="paragraph" style:parent-style-name="Table_20_Contents">
      <style:text-properties officeooo:paragraph-rsid="00927c73"/>
    </style:style>
    <style:style style:name="P182" style:family="paragraph" style:parent-style-name="Table_20_Contents">
      <style:text-properties officeooo:paragraph-rsid="0094e13e"/>
    </style:style>
    <style:style style:name="P183" style:family="paragraph" style:parent-style-name="Table_20_Contents">
      <style:text-properties officeooo:paragraph-rsid="009773a3"/>
    </style:style>
    <style:style style:name="P184" style:family="paragraph" style:parent-style-name="Table_20_Contents">
      <style:text-properties officeooo:paragraph-rsid="009ac59e"/>
    </style:style>
    <style:style style:name="P185" style:family="paragraph" style:parent-style-name="Table_20_Contents">
      <style:text-properties officeooo:paragraph-rsid="009c6919"/>
    </style:style>
    <style:style style:name="P186" style:family="paragraph" style:parent-style-name="Table_20_Contents">
      <style:text-properties officeooo:paragraph-rsid="009f1680"/>
    </style:style>
    <style:style style:name="P187" style:family="paragraph" style:parent-style-name="Table_20_Contents">
      <style:text-properties officeooo:paragraph-rsid="00a1a5b4"/>
    </style:style>
    <style:style style:name="P188" style:family="paragraph" style:parent-style-name="Table_20_Contents">
      <style:text-properties officeooo:paragraph-rsid="00a34787"/>
    </style:style>
    <style:style style:name="P189" style:family="paragraph" style:parent-style-name="Table_20_Contents">
      <style:text-properties officeooo:paragraph-rsid="00a4f6f0"/>
    </style:style>
    <style:style style:name="P190" style:family="paragraph" style:parent-style-name="Table_20_Contents">
      <style:text-properties officeooo:paragraph-rsid="00a54844"/>
    </style:style>
    <style:style style:name="P191" style:family="paragraph" style:parent-style-name="Table_20_Contents">
      <style:text-properties officeooo:paragraph-rsid="00a90683"/>
    </style:style>
    <style:style style:name="P192" style:family="paragraph" style:parent-style-name="Table_20_Contents">
      <style:text-properties officeooo:paragraph-rsid="00a9d866"/>
    </style:style>
    <style:style style:name="P193" style:family="paragraph" style:parent-style-name="Table_20_Contents">
      <style:text-properties officeooo:paragraph-rsid="00ab018b"/>
    </style:style>
    <style:style style:name="P194" style:family="paragraph" style:parent-style-name="Table_20_Contents">
      <style:text-properties officeooo:paragraph-rsid="00acfc33"/>
    </style:style>
    <style:style style:name="P195" style:family="paragraph" style:parent-style-name="Table_20_Contents">
      <style:text-properties officeooo:paragraph-rsid="00af07b5"/>
    </style:style>
    <style:style style:name="P196" style:family="paragraph" style:parent-style-name="Table_20_Contents">
      <style:text-properties officeooo:paragraph-rsid="00af1e12"/>
    </style:style>
    <style:style style:name="P197" style:family="paragraph" style:parent-style-name="Table_20_Contents">
      <style:text-properties officeooo:paragraph-rsid="00afa54a"/>
    </style:style>
    <style:style style:name="P198" style:family="paragraph" style:parent-style-name="Table_20_Contents">
      <style:text-properties officeooo:paragraph-rsid="00b0578d"/>
    </style:style>
    <style:style style:name="P199" style:family="paragraph" style:parent-style-name="Table_20_Contents">
      <style:text-properties officeooo:paragraph-rsid="00b0fa35"/>
    </style:style>
    <style:style style:name="P200" style:family="paragraph" style:parent-style-name="Table_20_Contents">
      <style:text-properties officeooo:paragraph-rsid="00b117fc"/>
    </style:style>
    <style:style style:name="P201" style:family="paragraph" style:parent-style-name="Table_20_Contents">
      <style:text-properties officeooo:paragraph-rsid="00b8ab40"/>
    </style:style>
    <style:style style:name="P202" style:family="paragraph" style:parent-style-name="Table_20_Contents">
      <style:text-properties officeooo:rsid="00bd2a6f" officeooo:paragraph-rsid="00bd2a6f"/>
    </style:style>
    <style:style style:name="P203" style:family="paragraph" style:parent-style-name="Table_20_Contents">
      <style:text-properties officeooo:rsid="00bd65f3" officeooo:paragraph-rsid="00bd65f3"/>
    </style:style>
    <style:style style:name="P204" style:family="paragraph" style:parent-style-name="Table_20_Contents">
      <style:text-properties officeooo:paragraph-rsid="00bf929f"/>
    </style:style>
    <style:style style:name="P205" style:family="paragraph" style:parent-style-name="Table_20_Contents">
      <style:paragraph-properties fo:text-align="center" style:justify-single-word="false"/>
      <style:text-properties officeooo:rsid="00bf929f" officeooo:paragraph-rsid="00bf929f"/>
    </style:style>
    <style:style style:name="P206" style:family="paragraph" style:parent-style-name="Table_20_Contents">
      <style:paragraph-properties fo:text-align="center" style:justify-single-word="false"/>
      <style:text-properties officeooo:rsid="00bf929f" officeooo:paragraph-rsid="00c2347c"/>
    </style:style>
    <style:style style:name="P207" style:family="paragraph" style:parent-style-name="Table_20_Contents">
      <style:paragraph-properties fo:text-align="center" style:justify-single-word="false"/>
      <style:text-properties officeooo:rsid="00bf929f" officeooo:paragraph-rsid="00c3960b"/>
    </style:style>
    <style:style style:name="P208" style:family="paragraph" style:parent-style-name="Table_20_Contents">
      <style:paragraph-properties fo:text-align="center" style:justify-single-word="false"/>
      <style:text-properties officeooo:rsid="00bf929f" officeooo:paragraph-rsid="00c6243a"/>
    </style:style>
    <style:style style:name="P209" style:family="paragraph" style:parent-style-name="Table_20_Contents">
      <style:paragraph-properties fo:text-align="center" style:justify-single-word="false"/>
      <style:text-properties officeooo:rsid="00bf929f" officeooo:paragraph-rsid="00c7d84b"/>
    </style:style>
    <style:style style:name="P210" style:family="paragraph" style:parent-style-name="Table_20_Contents">
      <style:paragraph-properties fo:text-align="center" style:justify-single-word="false"/>
      <style:text-properties officeooo:rsid="00bf929f" officeooo:paragraph-rsid="00c92b84"/>
    </style:style>
    <style:style style:name="P211" style:family="paragraph" style:parent-style-name="Table_20_Contents">
      <style:text-properties officeooo:paragraph-rsid="00c2347c"/>
    </style:style>
    <style:style style:name="P212" style:family="paragraph" style:parent-style-name="Table_20_Contents">
      <style:text-properties officeooo:paragraph-rsid="00c3960b"/>
    </style:style>
    <style:style style:name="P213" style:family="paragraph" style:parent-style-name="Table_20_Contents">
      <style:text-properties officeooo:paragraph-rsid="00c6243a"/>
    </style:style>
    <style:style style:name="P214" style:family="paragraph" style:parent-style-name="Table_20_Contents">
      <style:text-properties officeooo:paragraph-rsid="00c7d84b"/>
    </style:style>
    <style:style style:name="P215" style:family="paragraph" style:parent-style-name="Table_20_Contents">
      <style:text-properties officeooo:paragraph-rsid="00c92b84"/>
    </style:style>
    <style:style style:name="P216" style:family="paragraph" style:parent-style-name="Table_20_Contents">
      <style:text-properties officeooo:rsid="00cae025" officeooo:paragraph-rsid="00cae025"/>
    </style:style>
    <style:style style:name="P217" style:family="paragraph" style:parent-style-name="Table_20_Contents">
      <style:text-properties officeooo:rsid="00cb67c6" officeooo:paragraph-rsid="00cb67c6"/>
    </style:style>
    <style:style style:name="P218" style:family="paragraph" style:parent-style-name="Table_20_Contents">
      <style:text-properties officeooo:rsid="00cbe498" officeooo:paragraph-rsid="00cbe498"/>
    </style:style>
    <style:style style:name="P219" style:family="paragraph" style:parent-style-name="Table_20_Contents">
      <style:text-properties officeooo:rsid="00ccc320" officeooo:paragraph-rsid="00ccc320"/>
    </style:style>
    <style:style style:name="P220" style:family="paragraph" style:parent-style-name="Table_20_Contents">
      <style:text-properties officeooo:rsid="00ce86f2" officeooo:paragraph-rsid="00c6243a"/>
    </style:style>
    <style:style style:name="P221" style:family="paragraph" style:parent-style-name="Table_20_Contents">
      <style:text-properties officeooo:rsid="00ce86f2" officeooo:paragraph-rsid="00ce86f2"/>
    </style:style>
    <style:style style:name="P222" style:family="paragraph" style:parent-style-name="Table_20_Contents">
      <style:text-properties officeooo:rsid="00cf2bae" officeooo:paragraph-rsid="00cf2bae"/>
    </style:style>
    <style:style style:name="P223" style:family="paragraph" style:parent-style-name="Table_20_Contents">
      <style:text-properties officeooo:rsid="00d1e682" officeooo:paragraph-rsid="00d1e682"/>
    </style:style>
    <style:style style:name="P224" style:family="paragraph" style:parent-style-name="Table_20_Contents">
      <style:paragraph-properties fo:text-align="start" style:justify-single-word="false"/>
    </style:style>
    <style:style style:name="P225" style:family="paragraph" style:parent-style-name="Table_20_Contents">
      <style:text-properties officeooo:rsid="00dc5f91" officeooo:paragraph-rsid="00dc5f91"/>
    </style:style>
    <style:style style:name="P226" style:family="paragraph" style:parent-style-name="Table_20_Contents">
      <style:text-properties officeooo:rsid="00e68529" officeooo:paragraph-rsid="00e68529"/>
    </style:style>
    <style:style style:name="P227" style:family="paragraph" style:parent-style-name="Table_20_Contents">
      <style:text-properties officeooo:rsid="00eb3f1b" officeooo:paragraph-rsid="00eb3f1b"/>
    </style:style>
    <style:style style:name="P228" style:family="paragraph" style:parent-style-name="Table_20_Contents">
      <style:text-properties officeooo:rsid="00eb3f1b" officeooo:paragraph-rsid="00ed0fe9"/>
    </style:style>
    <style:style style:name="P229" style:family="paragraph" style:parent-style-name="Table_20_Contents">
      <style:text-properties officeooo:rsid="00eb3f1b" officeooo:paragraph-rsid="00ee8b45"/>
    </style:style>
    <style:style style:name="P230" style:family="paragraph" style:parent-style-name="Table_20_Contents">
      <style:text-properties officeooo:rsid="00eb3f1b" officeooo:paragraph-rsid="00f14f31"/>
    </style:style>
    <style:style style:name="P231" style:family="paragraph" style:parent-style-name="Table_20_Contents">
      <style:text-properties officeooo:rsid="00eb3f1b" officeooo:paragraph-rsid="01331860"/>
    </style:style>
    <style:style style:name="P232" style:family="paragraph" style:parent-style-name="Table_20_Contents">
      <style:text-properties officeooo:rsid="00eb3f1b" officeooo:paragraph-rsid="01337493"/>
    </style:style>
    <style:style style:name="P233" style:family="paragraph" style:parent-style-name="Table_20_Contents">
      <style:text-properties officeooo:rsid="00f8c253" officeooo:paragraph-rsid="00f8c253"/>
    </style:style>
    <style:style style:name="P234" style:family="paragraph" style:parent-style-name="Table_20_Contents">
      <style:text-properties officeooo:rsid="00f95d42" officeooo:paragraph-rsid="00f95d42"/>
    </style:style>
    <style:style style:name="P235" style:family="paragraph" style:parent-style-name="Table_20_Contents">
      <style:text-properties officeooo:paragraph-rsid="01027c1d"/>
    </style:style>
    <style:style style:name="P236" style:family="paragraph" style:parent-style-name="Table_20_Contents">
      <style:text-properties officeooo:rsid="0107a244" officeooo:paragraph-rsid="0107a244"/>
    </style:style>
    <style:style style:name="P237" style:family="paragraph" style:parent-style-name="Table_20_Contents">
      <style:text-properties officeooo:rsid="01105af8" officeooo:paragraph-rsid="01105af8"/>
    </style:style>
    <style:style style:name="P238" style:family="paragraph" style:parent-style-name="Table_20_Contents">
      <style:text-properties officeooo:rsid="0117372c" officeooo:paragraph-rsid="0117372c"/>
    </style:style>
    <style:style style:name="P239" style:family="paragraph" style:parent-style-name="Table_20_Contents">
      <style:text-properties officeooo:rsid="011ea4c7" officeooo:paragraph-rsid="011ea4c7"/>
    </style:style>
    <style:style style:name="P240" style:family="paragraph" style:parent-style-name="Table_20_Contents">
      <style:text-properties officeooo:rsid="011ee378" officeooo:paragraph-rsid="011ee378"/>
    </style:style>
    <style:style style:name="P241" style:family="paragraph" style:parent-style-name="Table_20_Contents">
      <style:text-properties officeooo:rsid="01226416" officeooo:paragraph-rsid="01226416"/>
    </style:style>
    <style:style style:name="P242" style:family="paragraph" style:parent-style-name="Table_20_Contents">
      <style:text-properties officeooo:rsid="012372b8" officeooo:paragraph-rsid="012372b8"/>
    </style:style>
    <style:style style:name="P243" style:family="paragraph" style:parent-style-name="Table_20_Contents">
      <style:text-properties officeooo:rsid="0123d0ff" officeooo:paragraph-rsid="0123d0ff"/>
    </style:style>
    <style:style style:name="P244" style:family="paragraph" style:parent-style-name="Table_20_Contents">
      <style:text-properties officeooo:paragraph-rsid="0124f9c2"/>
    </style:style>
    <style:style style:name="P245" style:family="paragraph" style:parent-style-name="Table_20_Contents">
      <style:text-properties officeooo:rsid="012672a9" officeooo:paragraph-rsid="012672a9"/>
    </style:style>
    <style:style style:name="P246" style:family="paragraph" style:parent-style-name="Table_20_Contents">
      <style:text-properties officeooo:rsid="0127b5c5" officeooo:paragraph-rsid="0127b5c5"/>
    </style:style>
    <style:style style:name="P247" style:family="paragraph" style:parent-style-name="Table_20_Contents">
      <style:text-properties officeooo:rsid="012a6388" officeooo:paragraph-rsid="012a6388"/>
    </style:style>
    <style:style style:name="P248" style:family="paragraph" style:parent-style-name="Table_20_Contents">
      <style:text-properties officeooo:rsid="012ba68a" officeooo:paragraph-rsid="012ba68a"/>
    </style:style>
    <style:style style:name="P249" style:family="paragraph" style:parent-style-name="Table_20_Contents">
      <style:text-properties officeooo:rsid="012ce028" officeooo:paragraph-rsid="012ce028"/>
    </style:style>
    <style:style style:name="P250" style:family="paragraph" style:parent-style-name="Table_20_Contents">
      <style:text-properties officeooo:rsid="012e16cd" officeooo:paragraph-rsid="012e16cd"/>
    </style:style>
    <style:style style:name="P251" style:family="paragraph" style:parent-style-name="Table_20_Contents">
      <style:text-properties officeooo:rsid="012ffa43" officeooo:paragraph-rsid="012eafe7"/>
    </style:style>
    <style:style style:name="P252" style:family="paragraph" style:parent-style-name="Table_20_Contents">
      <style:text-properties officeooo:rsid="012ffa43" officeooo:paragraph-rsid="012ffa43"/>
    </style:style>
    <style:style style:name="P253" style:family="paragraph" style:parent-style-name="Table_20_Contents">
      <style:text-properties officeooo:rsid="0131312f" officeooo:paragraph-rsid="01331860"/>
    </style:style>
    <style:style style:name="P254" style:family="paragraph" style:parent-style-name="Table_20_Contents">
      <style:text-properties officeooo:rsid="0131312f" officeooo:paragraph-rsid="01337493"/>
    </style:style>
    <style:style style:name="P255" style:family="paragraph" style:parent-style-name="Table_20_Contents">
      <style:text-properties officeooo:rsid="01320b05" officeooo:paragraph-rsid="01320b05"/>
    </style:style>
    <style:style style:name="P256" style:family="paragraph" style:parent-style-name="Table_20_Contents">
      <style:text-properties officeooo:rsid="01320b05" officeooo:paragraph-rsid="01337493"/>
    </style:style>
    <style:style style:name="P257" style:family="paragraph" style:parent-style-name="Table_20_Contents">
      <style:text-properties officeooo:rsid="01356430" officeooo:paragraph-rsid="01356430"/>
    </style:style>
    <style:style style:name="P258" style:family="paragraph" style:parent-style-name="Table_20_Contents">
      <style:text-properties officeooo:rsid="04995853" officeooo:paragraph-rsid="04995853"/>
    </style:style>
    <style:style style:name="P259" style:family="paragraph" style:parent-style-name="Table_20_Contents">
      <style:text-properties officeooo:rsid="049b25b5" officeooo:paragraph-rsid="04a126c7"/>
    </style:style>
    <style:style style:name="P260" style:family="paragraph" style:parent-style-name="Table_20_Contents">
      <style:text-properties officeooo:rsid="04a126c7" officeooo:paragraph-rsid="04a126c7"/>
    </style:style>
    <style:style style:name="P261" style:family="paragraph" style:parent-style-name="Table_20_Contents">
      <style:text-properties officeooo:rsid="04a271ad" officeooo:paragraph-rsid="04a271ad"/>
    </style:style>
    <style:style style:name="P262" style:family="paragraph" style:parent-style-name="Table_20_Contents">
      <style:text-properties officeooo:rsid="02228356" officeooo:paragraph-rsid="04a2edbb"/>
    </style:style>
    <style:style style:name="P263" style:family="paragraph" style:parent-style-name="Table_20_Contents">
      <style:text-properties fo:language="en" fo:country="US" officeooo:rsid="02228356" officeooo:paragraph-rsid="04a2edbb" style:language-asian="zxx" style:country-asian="none" style:language-complex="zxx" style:country-complex="none"/>
    </style:style>
    <style:style style:name="P264" style:family="paragraph" style:parent-style-name="Table_20_Contents">
      <style:text-properties fo:language="en" fo:country="US" officeooo:rsid="02244b73" officeooo:paragraph-rsid="04a2edbb" style:language-asian="zxx" style:country-asian="none" style:language-complex="zxx" style:country-complex="none"/>
    </style:style>
    <style:style style:name="P265" style:family="paragraph" style:parent-style-name="Table_20_Contents">
      <style:text-properties fo:language="en" fo:country="US" officeooo:rsid="02263f41" officeooo:paragraph-rsid="04a2edbb" style:language-asian="zxx" style:country-asian="none" style:language-complex="zxx" style:country-complex="none"/>
    </style:style>
    <style:style style:name="P266" style:family="paragraph" style:parent-style-name="Table_20_Contents">
      <style:text-properties fo:language="en" fo:country="US" officeooo:rsid="02a3c531" officeooo:paragraph-rsid="04a2edbb" style:language-asian="zxx" style:country-asian="none" style:language-complex="zxx" style:country-complex="none"/>
    </style:style>
    <style:style style:name="P267" style:family="paragraph" style:parent-style-name="Table_20_Contents">
      <style:text-properties fo:language="en" fo:country="US" officeooo:rsid="02bb26f9" officeooo:paragraph-rsid="04a2edbb" style:language-asian="zxx" style:country-asian="none" style:language-complex="zxx" style:country-complex="none"/>
    </style:style>
    <style:style style:name="P268" style:family="paragraph" style:parent-style-name="Table_20_Contents">
      <style:text-properties fo:language="en" fo:country="US" officeooo:rsid="02bea3eb" officeooo:paragraph-rsid="04a2edbb" style:language-asian="zxx" style:country-asian="none" style:language-complex="zxx" style:country-complex="none"/>
    </style:style>
    <style:style style:name="P269" style:family="paragraph" style:parent-style-name="Table_20_Contents">
      <style:text-properties fo:language="en" fo:country="US" officeooo:rsid="02c2ba89" officeooo:paragraph-rsid="04a2edbb" style:language-asian="zxx" style:country-asian="none" style:language-complex="zxx" style:country-complex="none"/>
    </style:style>
    <style:style style:name="P270" style:family="paragraph" style:parent-style-name="Table_20_Contents">
      <style:text-properties fo:language="en" fo:country="US" officeooo:rsid="02c55b24" officeooo:paragraph-rsid="04a2edbb" style:language-asian="zxx" style:country-asian="none" style:language-complex="zxx" style:country-complex="none"/>
    </style:style>
    <style:style style:name="P271" style:family="paragraph" style:parent-style-name="Table_20_Contents">
      <style:text-properties fo:language="en" fo:country="US" officeooo:rsid="02c675fa" officeooo:paragraph-rsid="04a2edbb" style:language-asian="zxx" style:country-asian="none" style:language-complex="zxx" style:country-complex="none"/>
    </style:style>
    <style:style style:name="P272" style:family="paragraph" style:parent-style-name="Table_20_Contents">
      <style:text-properties fo:language="en" fo:country="US" officeooo:rsid="02c8484b" officeooo:paragraph-rsid="04a2edbb" style:language-asian="zxx" style:country-asian="none" style:language-complex="zxx" style:country-complex="none"/>
    </style:style>
    <style:style style:name="P273" style:family="paragraph" style:parent-style-name="Table_20_Contents">
      <style:text-properties fo:language="en" fo:country="US" officeooo:rsid="03006a42" officeooo:paragraph-rsid="04a2edbb" style:language-asian="zxx" style:country-asian="none" style:language-complex="zxx" style:country-complex="none"/>
    </style:style>
    <style:style style:name="P274" style:family="paragraph" style:parent-style-name="Table_20_Contents">
      <style:text-properties fo:language="en" fo:country="US" officeooo:rsid="03c7fb5a" officeooo:paragraph-rsid="04a2edbb" style:language-asian="zxx" style:country-asian="none" style:language-complex="zxx" style:country-complex="none"/>
    </style:style>
    <style:style style:name="P275" style:family="paragraph" style:parent-style-name="Table_20_Contents">
      <style:text-properties fo:language="en" fo:country="US" officeooo:rsid="03e0dc7f" officeooo:paragraph-rsid="04a2edbb" style:language-asian="zxx" style:country-asian="none" style:language-complex="zxx" style:country-complex="none"/>
    </style:style>
    <style:style style:name="P276" style:family="paragraph" style:parent-style-name="Table_20_Contents">
      <style:text-properties fo:language="en" fo:country="US" officeooo:rsid="03ede995" officeooo:paragraph-rsid="04a2edbb" style:language-asian="zxx" style:country-asian="none" style:language-complex="zxx" style:country-complex="none"/>
    </style:style>
    <style:style style:name="P277" style:family="paragraph" style:parent-style-name="Table_20_Contents">
      <style:text-properties fo:language="en" fo:country="US" officeooo:rsid="0414d3ca" officeooo:paragraph-rsid="04a2edbb" style:language-asian="zxx" style:country-asian="none" style:language-complex="zxx" style:country-complex="none"/>
    </style:style>
    <style:style style:name="P278" style:family="paragraph" style:parent-style-name="Table_20_Contents">
      <style:text-properties fo:language="en" fo:country="US" officeooo:rsid="04193b88" officeooo:paragraph-rsid="04a2edbb" style:language-asian="zxx" style:country-asian="none" style:language-complex="zxx" style:country-complex="none"/>
    </style:style>
    <style:style style:name="P279" style:family="paragraph" style:parent-style-name="Table_20_Contents">
      <style:text-properties fo:language="en" fo:country="US" officeooo:rsid="0430fa18" officeooo:paragraph-rsid="04a2edbb" style:language-asian="zxx" style:country-asian="none" style:language-complex="zxx" style:country-complex="none"/>
    </style:style>
    <style:style style:name="P280" style:family="paragraph" style:parent-style-name="Table_20_Contents">
      <style:text-properties officeooo:rsid="02244b73" officeooo:paragraph-rsid="04a2edbb"/>
    </style:style>
    <style:style style:name="P281" style:family="paragraph" style:parent-style-name="Table_20_Contents">
      <style:text-properties officeooo:rsid="02263f41" officeooo:paragraph-rsid="04a2edbb"/>
    </style:style>
    <style:style style:name="P282" style:family="paragraph" style:parent-style-name="Table_20_Contents">
      <style:text-properties officeooo:rsid="02a3c531" officeooo:paragraph-rsid="04a2edbb"/>
    </style:style>
    <style:style style:name="P283" style:family="paragraph" style:parent-style-name="Table_20_Contents">
      <style:text-properties officeooo:rsid="02bb26f9" officeooo:paragraph-rsid="04a2edbb"/>
    </style:style>
    <style:style style:name="P284" style:family="paragraph" style:parent-style-name="Table_20_Contents">
      <style:text-properties officeooo:rsid="02bea3eb" officeooo:paragraph-rsid="04a2edbb"/>
    </style:style>
    <style:style style:name="P285" style:family="paragraph" style:parent-style-name="Table_20_Contents">
      <style:text-properties officeooo:rsid="02c2ba89" officeooo:paragraph-rsid="04a2edbb"/>
    </style:style>
    <style:style style:name="P286" style:family="paragraph" style:parent-style-name="Table_20_Contents">
      <style:text-properties officeooo:rsid="02c447e4" officeooo:paragraph-rsid="04a2edbb"/>
    </style:style>
    <style:style style:name="P287" style:family="paragraph" style:parent-style-name="Table_20_Contents">
      <style:text-properties officeooo:rsid="02c675fa" officeooo:paragraph-rsid="04a2edbb"/>
    </style:style>
    <style:style style:name="P288" style:family="paragraph" style:parent-style-name="Table_20_Contents">
      <style:text-properties officeooo:rsid="02c8484b" officeooo:paragraph-rsid="04a2edbb"/>
    </style:style>
    <style:style style:name="P289" style:family="paragraph" style:parent-style-name="Table_20_Contents">
      <style:text-properties officeooo:rsid="03006a42" officeooo:paragraph-rsid="04a2edbb"/>
    </style:style>
    <style:style style:name="P290" style:family="paragraph" style:parent-style-name="Table_20_Contents">
      <style:text-properties officeooo:rsid="03c7fb5a" officeooo:paragraph-rsid="04a2edbb"/>
    </style:style>
    <style:style style:name="P291" style:family="paragraph" style:parent-style-name="Table_20_Contents">
      <style:text-properties officeooo:rsid="03e0dc7f" officeooo:paragraph-rsid="04a2edbb"/>
    </style:style>
    <style:style style:name="P292" style:family="paragraph" style:parent-style-name="Table_20_Contents">
      <style:text-properties officeooo:rsid="03ede995" officeooo:paragraph-rsid="04a2edbb"/>
    </style:style>
    <style:style style:name="P293" style:family="paragraph" style:parent-style-name="Table_20_Contents">
      <style:text-properties officeooo:rsid="0414d3ca" officeooo:paragraph-rsid="04a2edbb"/>
    </style:style>
    <style:style style:name="P294" style:family="paragraph" style:parent-style-name="Table_20_Contents">
      <style:text-properties officeooo:rsid="04193b88" officeooo:paragraph-rsid="04a2edbb"/>
    </style:style>
    <style:style style:name="P295" style:family="paragraph" style:parent-style-name="Table_20_Contents">
      <style:text-properties officeooo:rsid="0430fa18" officeooo:paragraph-rsid="04a2edbb"/>
    </style:style>
    <style:style style:name="P296" style:family="paragraph" style:parent-style-name="Table_20_Contents">
      <style:text-properties officeooo:rsid="026cff38" officeooo:paragraph-rsid="04a2edbb"/>
    </style:style>
    <style:style style:name="P297" style:family="paragraph" style:parent-style-name="Table_20_Contents">
      <style:text-properties officeooo:rsid="02871d8d" officeooo:paragraph-rsid="04a2edbb"/>
    </style:style>
    <style:style style:name="P298" style:family="paragraph" style:parent-style-name="Table_20_Contents">
      <style:text-properties officeooo:paragraph-rsid="04a2edbb"/>
    </style:style>
    <style:style style:name="P299" style:family="paragraph" style:parent-style-name="Table">
      <style:text-properties officeooo:paragraph-rsid="02494a1b"/>
    </style:style>
    <style:style style:name="P300" style:family="paragraph" style:parent-style-name="Table">
      <style:text-properties fo:language="bg" fo:country="BG" officeooo:paragraph-rsid="024b73b5"/>
    </style:style>
    <style:style style:name="P301" style:family="paragraph" style:parent-style-name="Table">
      <style:text-properties fo:language="bg" fo:country="BG" officeooo:paragraph-rsid="024c27bc"/>
    </style:style>
    <style:style style:name="P302" style:family="paragraph" style:parent-style-name="Table">
      <style:text-properties fo:language="bg" fo:country="BG" officeooo:paragraph-rsid="024cabf3"/>
    </style:style>
    <style:style style:name="P303" style:family="paragraph" style:parent-style-name="Table">
      <style:text-properties fo:language="bg" fo:country="BG" officeooo:paragraph-rsid="0251d9d3"/>
    </style:style>
    <style:style style:name="P304" style:family="paragraph" style:parent-style-name="Table">
      <style:text-properties fo:language="bg" fo:country="BG" officeooo:paragraph-rsid="0253211f"/>
    </style:style>
    <style:style style:name="P305" style:family="paragraph" style:parent-style-name="Table">
      <style:text-properties fo:language="bg" fo:country="BG" officeooo:paragraph-rsid="02565c50"/>
    </style:style>
    <style:style style:name="P306" style:family="paragraph" style:parent-style-name="Table">
      <style:text-properties fo:language="bg" fo:country="BG" officeooo:paragraph-rsid="02576174"/>
    </style:style>
    <style:style style:name="P307" style:family="paragraph" style:parent-style-name="Table">
      <style:text-properties fo:language="bg" fo:country="BG" officeooo:paragraph-rsid="025829dd"/>
    </style:style>
    <style:style style:name="P308" style:family="paragraph" style:parent-style-name="Table">
      <style:text-properties fo:language="bg" fo:country="BG" officeooo:paragraph-rsid="025a42cc"/>
    </style:style>
    <style:style style:name="P309" style:family="paragraph" style:parent-style-name="Table">
      <style:text-properties fo:language="bg" fo:country="BG" officeooo:paragraph-rsid="025b64b2"/>
    </style:style>
    <style:style style:name="P310" style:family="paragraph" style:parent-style-name="Table">
      <style:text-properties fo:language="bg" fo:country="BG" officeooo:paragraph-rsid="025be9f1"/>
    </style:style>
    <style:style style:name="P311" style:family="paragraph" style:parent-style-name="Table">
      <style:text-properties fo:language="bg" fo:country="BG" officeooo:paragraph-rsid="025cf1a4"/>
    </style:style>
    <style:style style:name="P312" style:family="paragraph" style:parent-style-name="Table">
      <style:text-properties fo:language="bg" fo:country="BG" officeooo:paragraph-rsid="025d053f"/>
    </style:style>
    <style:style style:name="P313" style:family="paragraph" style:parent-style-name="Table">
      <style:text-properties fo:language="bg" fo:country="BG" officeooo:paragraph-rsid="025e140f"/>
    </style:style>
    <style:style style:name="P314" style:family="paragraph" style:parent-style-name="Table">
      <style:text-properties fo:language="bg" fo:country="BG" officeooo:paragraph-rsid="0261562a"/>
    </style:style>
    <style:style style:name="P315" style:family="paragraph" style:parent-style-name="Table">
      <style:text-properties fo:language="bg" fo:country="BG" officeooo:paragraph-rsid="02645b67"/>
    </style:style>
    <style:style style:name="P316" style:family="paragraph" style:parent-style-name="Table">
      <style:text-properties fo:language="bg" fo:country="BG" officeooo:rsid="02645b67" officeooo:paragraph-rsid="02645b67"/>
    </style:style>
    <style:style style:name="P317" style:family="paragraph" style:parent-style-name="Table">
      <style:text-properties fo:language="bg" fo:country="BG" officeooo:paragraph-rsid="02650cc7"/>
    </style:style>
    <style:style style:name="P318" style:family="paragraph" style:parent-style-name="Table">
      <style:text-properties fo:language="bg" fo:country="BG" officeooo:paragraph-rsid="026a6d57"/>
    </style:style>
    <style:style style:name="P319" style:family="paragraph" style:parent-style-name="Table">
      <style:text-properties fo:language="bg" fo:country="BG" officeooo:paragraph-rsid="026b3410"/>
    </style:style>
    <style:style style:name="P320" style:family="paragraph" style:parent-style-name="Subtitle">
      <style:paragraph-properties fo:break-before="page"/>
      <style:text-properties officeooo:paragraph-rsid="04a2e840"/>
    </style:style>
    <style:style style:name="P321" style:family="paragraph" style:parent-style-name="Illustration">
      <style:text-properties officeooo:paragraph-rsid="04706fde"/>
    </style:style>
    <style:style style:name="P322" style:family="paragraph" style:parent-style-name="Illustration">
      <style:text-properties officeooo:paragraph-rsid="0470c572"/>
    </style:style>
    <style:style style:name="P323" style:family="paragraph" style:parent-style-name="Table_20_Heading">
      <style:text-properties officeooo:paragraph-rsid="04a2edbb"/>
    </style:style>
    <style:style style:name="P324" style:family="paragraph" style:parent-style-name="Text_20_body">
      <style:text-properties fo:language="bg" fo:country="BG" officeooo:paragraph-rsid="04a2e840"/>
    </style:style>
    <style:style style:name="P325" style:family="paragraph" style:parent-style-name="Text_20_body">
      <style:text-properties officeooo:paragraph-rsid="04a2e840"/>
    </style:style>
    <style:style style:name="P326" style:family="paragraph" style:parent-style-name="Contents_20_3">
      <style:paragraph-properties>
        <style:tab-stops>
          <style:tab-stop style:position="6.2992in" style:type="right" style:leader-style="dotted" style:leader-text="."/>
        </style:tab-stops>
      </style:paragraph-properties>
    </style:style>
    <style:style style:name="P327" style:family="paragraph" style:parent-style-name="Table">
      <style:paragraph-properties>
        <style:tab-stops>
          <style:tab-stop style:position="6.6925in" style:type="right" style:leader-style="dotted" style:leader-text="."/>
        </style:tab-stops>
      </style:paragraph-properties>
    </style:style>
    <style:style style:name="P328" style:family="paragraph" style:parent-style-name="Heading_20_1">
      <style:paragraph-properties fo:break-before="page"/>
    </style:style>
    <style:style style:name="P329" style:family="paragraph" style:parent-style-name="Heading_20_1">
      <style:paragraph-properties fo:break-before="page"/>
      <style:text-properties fo:language="bg" fo:country="BG" officeooo:paragraph-rsid="001f2376"/>
    </style:style>
    <style:style style:name="P330" style:family="paragraph" style:parent-style-name="Heading_20_1" style:master-page-name="Standard">
      <style:paragraph-properties style:page-number="1"/>
    </style:style>
    <style:style style:name="P331" style:family="paragraph" style:parent-style-name="Heading_20_3">
      <style:text-properties fo:language="bg" fo:country="BG"/>
    </style:style>
    <style:style style:name="P332" style:family="paragraph" style:parent-style-name="Heading_20_3">
      <style:text-properties fo:language="bg" fo:country="BG" officeooo:paragraph-rsid="00771be5"/>
    </style:style>
    <style:style style:name="P333" style:family="paragraph" style:parent-style-name="Heading_20_3">
      <style:text-properties officeooo:rsid="01c9b453"/>
    </style:style>
    <style:style style:name="P334" style:family="paragraph" style:parent-style-name="Heading_20_3">
      <style:text-properties officeooo:paragraph-rsid="01ec0377"/>
    </style:style>
    <style:style style:name="P335" style:family="paragraph" style:parent-style-name="Contents_20_2">
      <style:paragraph-properties>
        <style:tab-stops>
          <style:tab-stop style:position="6.4957in" style:type="right" style:leader-style="dotted" style:leader-text="."/>
        </style:tab-stops>
      </style:paragraph-properties>
    </style:style>
    <style:style style:name="P336" style:family="paragraph" style:parent-style-name="Contents_20_1">
      <style:paragraph-properties>
        <style:tab-stops>
          <style:tab-stop style:position="6.6925in" style:type="right" style:leader-style="dotted" style:leader-text="."/>
        </style:tab-stops>
      </style:paragraph-properties>
    </style:style>
    <style:style style:name="P337" style:family="paragraph" style:parent-style-name="Heading_20_2">
      <style:text-properties officeooo:rsid="02a92d64" officeooo:paragraph-rsid="03d5b142"/>
    </style:style>
    <style:style style:name="P338" style:family="paragraph" style:parent-style-name="Heading_20_2">
      <style:text-properties officeooo:rsid="005cb816"/>
    </style:style>
    <style:style style:name="P339" style:family="paragraph" style:parent-style-name="Heading_20_2">
      <style:text-properties officeooo:paragraph-rsid="01ae5132"/>
    </style:style>
    <style:style style:name="P340" style:family="paragraph" style:parent-style-name="Heading_20_2">
      <style:text-properties officeooo:rsid="01b45392"/>
    </style:style>
    <style:style style:name="P341" style:family="paragraph" style:parent-style-name="Heading_20_2">
      <style:text-properties officeooo:paragraph-rsid="04606294"/>
    </style:style>
    <style:style style:name="P342" style:family="paragraph" style:parent-style-name="Footer">
      <style:paragraph-properties fo:text-align="end" style:justify-single-word="false"/>
    </style:style>
    <style:style style:name="P343" style:family="paragraph" style:parent-style-name="Illustration">
      <style:paragraph-properties>
        <style:tab-stops>
          <style:tab-stop style:position="6.6925in" style:type="right" style:leader-style="dotted" style:leader-text="."/>
        </style:tab-stops>
      </style:paragraph-properties>
    </style:style>
    <style:style style:name="P344" style:family="paragraph" style:parent-style-name="Heading">
      <style:paragraph-properties fo:break-before="page"/>
    </style:style>
    <style:style style:name="P345" style:family="paragraph" style:parent-style-name="Heading" style:master-page-name="Index">
      <style:paragraph-properties fo:text-align="center" style:justify-single-word="false" style:page-number="1"/>
      <style:text-properties fo:font-size="18pt" style:font-size-asian="18pt" style:font-size-complex="18pt"/>
    </style:style>
    <style:style style:name="P346"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347" style:family="paragraph" style:parent-style-name="Standard">
      <style:text-properties officeooo:paragraph-rsid="04a7f493"/>
    </style:style>
    <style:style style:name="P348" style:family="paragraph" style:parent-style-name="Standard">
      <style:paragraph-properties fo:text-align="center" style:justify-single-word="false"/>
      <style:text-properties officeooo:paragraph-rsid="04ab19cc"/>
    </style:style>
    <style:style style:name="P349" style:family="paragraph" style:parent-style-name="Header">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fo:font-weight="bold" officeooo:rsid="044d93eb" style:font-weight-asian="bold" style:font-weight-complex="bold"/>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background-color="#ff0000" loext:char-shading-value="0"/>
    </style:style>
    <style:style style:name="T39" style:family="text">
      <style:text-properties style:use-window-font-color="true" fo:language="en" fo:country="US" officeooo:rsid="02e0f778" fo:background-color="transparent"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fo:background-color="transparent" loext:char-shading-value="0"/>
    </style:style>
    <style:style style:name="T43" style:family="text">
      <style:text-properties fo:language="en" fo:country="US" officeooo:rsid="027906e2" fo:background-color="transparent" loext:char-shading-value="0"/>
    </style:style>
    <style:style style:name="T44" style:family="text">
      <style:text-properties fo:language="en" fo:country="US" officeooo:rsid="02e0f778" fo:background-color="transparent" loext:char-shading-value="0"/>
    </style:style>
    <style:style style:name="T45" style:family="text">
      <style:text-properties fo:language="en" fo:country="US" fo:font-weight="bold" officeooo:rsid="01e015de" style:font-weight-asian="bold" style:font-weight-complex="bold"/>
    </style:style>
    <style:style style:name="T46" style:family="text">
      <style:text-properties officeooo:rsid="002065db"/>
    </style:style>
    <style:style style:name="T47" style:family="text">
      <style:text-properties officeooo:rsid="00285ec0"/>
    </style:style>
    <style:style style:name="T48" style:family="text">
      <style:text-properties officeooo:rsid="0030241d"/>
    </style:style>
    <style:style style:name="T49" style:family="text">
      <style:text-properties officeooo:rsid="0030ff31"/>
    </style:style>
    <style:style style:name="T50" style:family="text">
      <style:text-properties officeooo:rsid="0035830b"/>
    </style:style>
    <style:style style:name="T51" style:family="text">
      <style:text-properties officeooo:rsid="00453fc4"/>
    </style:style>
    <style:style style:name="T52" style:family="text">
      <style:text-properties officeooo:rsid="004661eb"/>
    </style:style>
    <style:style style:name="T53" style:family="text">
      <style:text-properties officeooo:rsid="004e7286"/>
    </style:style>
    <style:style style:name="T54" style:family="text">
      <style:text-properties officeooo:rsid="0052fbdf"/>
    </style:style>
    <style:style style:name="T55" style:family="text">
      <style:text-properties officeooo:rsid="00548320"/>
    </style:style>
    <style:style style:name="T56" style:family="text">
      <style:text-properties officeooo:rsid="005d07d1"/>
    </style:style>
    <style:style style:name="T57" style:family="text">
      <style:text-properties officeooo:rsid="005fe8b1"/>
    </style:style>
    <style:style style:name="T58" style:family="text">
      <style:text-properties officeooo:rsid="0071dc62"/>
    </style:style>
    <style:style style:name="T59" style:family="text">
      <style:text-properties officeooo:rsid="00771be5"/>
    </style:style>
    <style:style style:name="T60" style:family="text">
      <style:text-properties officeooo:rsid="00791855"/>
    </style:style>
    <style:style style:name="T61" style:family="text">
      <style:text-properties officeooo:rsid="007e5a51"/>
    </style:style>
    <style:style style:name="T62" style:family="text">
      <style:text-properties officeooo:rsid="0081eba5"/>
    </style:style>
    <style:style style:name="T63" style:family="text">
      <style:text-properties officeooo:rsid="00885e3c"/>
    </style:style>
    <style:style style:name="T64" style:family="text">
      <style:text-properties officeooo:rsid="00889119"/>
    </style:style>
    <style:style style:name="T65" style:family="text">
      <style:text-properties officeooo:rsid="008e5a16"/>
    </style:style>
    <style:style style:name="T66" style:family="text">
      <style:text-properties officeooo:rsid="0090f512"/>
    </style:style>
    <style:style style:name="T67" style:family="text">
      <style:text-properties officeooo:rsid="00932f69"/>
    </style:style>
    <style:style style:name="T68" style:family="text">
      <style:text-properties officeooo:rsid="00b2a006"/>
    </style:style>
    <style:style style:name="T69" style:family="text">
      <style:text-properties officeooo:rsid="00bf929f"/>
    </style:style>
    <style:style style:name="T70" style:family="text">
      <style:text-properties officeooo:rsid="00e59fc9"/>
    </style:style>
    <style:style style:name="T71" style:family="text">
      <style:text-properties officeooo:rsid="00e9525e"/>
    </style:style>
    <style:style style:name="T72" style:family="text">
      <style:text-properties officeooo:rsid="00feee69"/>
    </style:style>
    <style:style style:name="T73" style:family="text">
      <style:text-properties officeooo:rsid="00ff37ed"/>
    </style:style>
    <style:style style:name="T74" style:family="text">
      <style:text-properties officeooo:rsid="0101e3fb"/>
    </style:style>
    <style:style style:name="T75" style:family="text">
      <style:text-properties officeooo:rsid="01038308"/>
    </style:style>
    <style:style style:name="T76" style:family="text">
      <style:text-properties officeooo:rsid="011b3415"/>
    </style:style>
    <style:style style:name="T77" style:family="text">
      <style:text-properties officeooo:rsid="011c036a"/>
    </style:style>
    <style:style style:name="T78" style:family="text">
      <style:text-properties officeooo:rsid="014141ab"/>
    </style:style>
    <style:style style:name="T79" style:family="text">
      <style:text-properties officeooo:rsid="014851f7"/>
    </style:style>
    <style:style style:name="T80" style:family="text">
      <style:text-properties officeooo:rsid="014c4c7d"/>
    </style:style>
    <style:style style:name="T81" style:family="text">
      <style:text-properties officeooo:rsid="014c952a"/>
    </style:style>
    <style:style style:name="T82" style:family="text">
      <style:text-properties officeooo:rsid="014e3844"/>
    </style:style>
    <style:style style:name="T83" style:family="text">
      <style:text-properties officeooo:rsid="015465a0"/>
    </style:style>
    <style:style style:name="T84" style:family="text">
      <style:text-properties officeooo:rsid="0160209e"/>
    </style:style>
    <style:style style:name="T85" style:family="text">
      <style:text-properties officeooo:rsid="016686d8"/>
    </style:style>
    <style:style style:name="T86" style:family="text">
      <style:text-properties officeooo:rsid="01670c20"/>
    </style:style>
    <style:style style:name="T87" style:family="text">
      <style:text-properties officeooo:rsid="01690c17"/>
    </style:style>
    <style:style style:name="T88" style:family="text">
      <style:text-properties officeooo:rsid="016a6372"/>
    </style:style>
    <style:style style:name="T89" style:family="text">
      <style:text-properties officeooo:rsid="016ee6f9"/>
    </style:style>
    <style:style style:name="T90" style:family="text">
      <style:text-properties officeooo:rsid="01832a85"/>
    </style:style>
    <style:style style:name="T91" style:family="text">
      <style:text-properties officeooo:rsid="0184da19"/>
    </style:style>
    <style:style style:name="T92" style:family="text">
      <style:text-properties officeooo:rsid="018532d2"/>
    </style:style>
    <style:style style:name="T93" style:family="text">
      <style:text-properties officeooo:rsid="01885a8b"/>
    </style:style>
    <style:style style:name="T94" style:family="text">
      <style:text-properties officeooo:rsid="0188ce11"/>
    </style:style>
    <style:style style:name="T95" style:family="text">
      <style:text-properties officeooo:rsid="018a2066"/>
    </style:style>
    <style:style style:name="T96" style:family="text">
      <style:text-properties officeooo:rsid="0194a276"/>
    </style:style>
    <style:style style:name="T97" style:family="text">
      <style:text-properties officeooo:rsid="019d472f"/>
    </style:style>
    <style:style style:name="T98" style:family="text">
      <style:text-properties fo:language="bg" fo:country="BG"/>
    </style:style>
    <style:style style:name="T99" style:family="text">
      <style:text-properties fo:language="bg" fo:country="BG" fo:font-weight="bold" style:font-weight-asian="bold" style:font-weight-complex="bold"/>
    </style:style>
    <style:style style:name="T100" style:family="text">
      <style:text-properties fo:language="bg" fo:country="BG" fo:font-weight="bold" officeooo:rsid="003989e1" style:font-weight-asian="bold" style:font-weight-complex="bold"/>
    </style:style>
    <style:style style:name="T101" style:family="text">
      <style:text-properties fo:language="bg" fo:country="BG" officeooo:rsid="003989e1"/>
    </style:style>
    <style:style style:name="T102" style:family="text">
      <style:text-properties fo:language="bg" fo:country="BG" officeooo:rsid="0181c3af"/>
    </style:style>
    <style:style style:name="T103" style:family="text">
      <style:text-properties fo:language="bg" fo:country="BG" officeooo:rsid="0465d984"/>
    </style:style>
    <style:style style:name="T104" style:family="text">
      <style:text-properties fo:language="bg" fo:country="BG" officeooo:rsid="0465fa19"/>
    </style:style>
    <style:style style:name="T105" style:family="text">
      <style:text-properties fo:language="bg" fo:country="BG" officeooo:rsid="0466a5ec"/>
    </style:style>
    <style:style style:name="T106" style:family="text">
      <style:text-properties fo:language="bg" fo:country="BG" officeooo:rsid="046c2462"/>
    </style:style>
    <style:style style:name="T107" style:family="text">
      <style:text-properties fo:language="bg" fo:country="BG" officeooo:rsid="046cbe2d"/>
    </style:style>
    <style:style style:name="T108" style:family="text">
      <style:text-properties fo:language="bg" fo:country="BG" officeooo:rsid="0497b4eb"/>
    </style:style>
    <style:style style:name="T109" style:family="text">
      <style:text-properties officeooo:rsid="01a1ad32"/>
    </style:style>
    <style:style style:name="T110" style:family="text">
      <style:text-properties officeooo:rsid="01a56d4b"/>
    </style:style>
    <style:style style:name="T111" style:family="text">
      <style:text-properties officeooo:rsid="01a68259"/>
    </style:style>
    <style:style style:name="T112" style:family="text">
      <style:text-properties officeooo:rsid="01a8524f"/>
    </style:style>
    <style:style style:name="T113" style:family="text">
      <style:text-properties officeooo:rsid="01a8fc9c"/>
    </style:style>
    <style:style style:name="T114" style:family="text">
      <style:text-properties officeooo:rsid="01aa753b"/>
    </style:style>
    <style:style style:name="T115" style:family="text">
      <style:text-properties officeooo:rsid="01ab191d"/>
    </style:style>
    <style:style style:name="T116" style:family="text">
      <style:text-properties officeooo:rsid="01ab3712"/>
    </style:style>
    <style:style style:name="T117" style:family="text">
      <style:text-properties officeooo:rsid="01abf334"/>
    </style:style>
    <style:style style:name="T118" style:family="text">
      <style:text-properties officeooo:rsid="01ac5341"/>
    </style:style>
    <style:style style:name="T119" style:family="text">
      <style:text-properties officeooo:rsid="01acd10f"/>
    </style:style>
    <style:style style:name="T120" style:family="text">
      <style:text-properties officeooo:rsid="01ae5132"/>
    </style:style>
    <style:style style:name="T121" style:family="text">
      <style:text-properties officeooo:rsid="01af723c"/>
    </style:style>
    <style:style style:name="T122" style:family="text">
      <style:text-properties officeooo:rsid="01af72ed"/>
    </style:style>
    <style:style style:name="T123" style:family="text">
      <style:text-properties officeooo:rsid="01b016a1"/>
    </style:style>
    <style:style style:name="T124" style:family="text">
      <style:text-properties officeooo:rsid="01b6abd2"/>
    </style:style>
    <style:style style:name="T125" style:family="text">
      <style:text-properties officeooo:rsid="01c0cb9f"/>
    </style:style>
    <style:style style:name="T126" style:family="text">
      <style:text-properties officeooo:rsid="01c52519"/>
    </style:style>
    <style:style style:name="T127" style:family="text">
      <style:text-properties officeooo:rsid="01c6390a"/>
    </style:style>
    <style:style style:name="T128" style:family="text">
      <style:text-properties officeooo:rsid="01c81160"/>
    </style:style>
    <style:style style:name="T129" style:family="text">
      <style:text-properties officeooo:rsid="01c9b453"/>
    </style:style>
    <style:style style:name="T130" style:family="text">
      <style:text-properties officeooo:rsid="01cbe912"/>
    </style:style>
    <style:style style:name="T131" style:family="text">
      <style:text-properties officeooo:rsid="01d27b28"/>
    </style:style>
    <style:style style:name="T132" style:family="text">
      <style:text-properties officeooo:rsid="01e4c9f7"/>
    </style:style>
    <style:style style:name="T133" style:family="text">
      <style:text-properties officeooo:rsid="01e5f5b7"/>
    </style:style>
    <style:style style:name="T134" style:family="text">
      <style:text-properties officeooo:rsid="01ce872c"/>
    </style:style>
    <style:style style:name="T135" style:family="text">
      <style:text-properties officeooo:rsid="01eab529"/>
    </style:style>
    <style:style style:name="T136" style:family="text">
      <style:text-properties officeooo:rsid="01eed0e6"/>
    </style:style>
    <style:style style:name="T137" style:family="text">
      <style:text-properties officeooo:rsid="01f299c1"/>
    </style:style>
    <style:style style:name="T138" style:family="text">
      <style:text-properties officeooo:rsid="01fb3acc"/>
    </style:style>
    <style:style style:name="T139" style:family="text">
      <style:text-properties officeooo:rsid="01ffb47c"/>
    </style:style>
    <style:style style:name="T140" style:family="text">
      <style:text-properties officeooo:rsid="0208e5c9"/>
    </style:style>
    <style:style style:name="T141" style:family="text">
      <style:text-properties officeooo:rsid="020b91ec"/>
    </style:style>
    <style:style style:name="T142" style:family="text">
      <style:text-properties officeooo:rsid="0213561a"/>
    </style:style>
    <style:style style:name="T143" style:family="text">
      <style:text-properties officeooo:rsid="02145e71"/>
    </style:style>
    <style:style style:name="T144" style:family="text">
      <style:text-properties officeooo:rsid="0216f493"/>
    </style:style>
    <style:style style:name="T145" style:family="text">
      <style:text-properties officeooo:rsid="0219b5e5"/>
    </style:style>
    <style:style style:name="T146" style:family="text">
      <style:text-properties officeooo:rsid="02263f41"/>
    </style:style>
    <style:style style:name="T147" style:family="text">
      <style:text-properties officeooo:rsid="025b64b2"/>
    </style:style>
    <style:style style:name="T148" style:family="text">
      <style:text-properties officeooo:rsid="025cf1a4"/>
    </style:style>
    <style:style style:name="T149" style:family="text">
      <style:text-properties officeooo:rsid="026a6d57"/>
    </style:style>
    <style:style style:name="T150" style:family="text">
      <style:text-properties officeooo:rsid="026b3410"/>
    </style:style>
    <style:style style:name="T151" style:family="text">
      <style:text-properties fo:background-color="transparent" loext:char-shading-value="0"/>
    </style:style>
    <style:style style:name="T152" style:family="text">
      <style:text-properties officeooo:rsid="026f648a" fo:background-color="transparent" loext:char-shading-value="0"/>
    </style:style>
    <style:style style:name="T153" style:family="text">
      <style:text-properties officeooo:rsid="0270f74c" fo:background-color="transparent" loext:char-shading-value="0"/>
    </style:style>
    <style:style style:name="T154" style:family="text">
      <style:text-properties officeooo:rsid="02713f9b" fo:background-color="transparent" loext:char-shading-value="0"/>
    </style:style>
    <style:style style:name="T155" style:family="text">
      <style:text-properties officeooo:rsid="02730a4e" fo:background-color="transparent" loext:char-shading-value="0"/>
    </style:style>
    <style:style style:name="T156" style:family="text">
      <style:text-properties officeooo:rsid="02746b2c" fo:background-color="transparent" loext:char-shading-value="0"/>
    </style:style>
    <style:style style:name="T157" style:family="text">
      <style:text-properties officeooo:rsid="0275bff0" fo:background-color="transparent" loext:char-shading-value="0"/>
    </style:style>
    <style:style style:name="T158" style:family="text">
      <style:text-properties officeooo:rsid="027742d9" fo:background-color="transparent" loext:char-shading-value="0"/>
    </style:style>
    <style:style style:name="T159" style:family="text">
      <style:text-properties officeooo:rsid="0470c572" fo:background-color="transparent" loext:char-shading-value="0"/>
    </style:style>
    <style:style style:name="T160" style:family="text">
      <style:text-properties officeooo:rsid="02750bde"/>
    </style:style>
    <style:style style:name="T161" style:family="text">
      <style:text-properties officeooo:rsid="0280cc69"/>
    </style:style>
    <style:style style:name="T162" style:family="text">
      <style:text-properties officeooo:rsid="0282bc04"/>
    </style:style>
    <style:style style:name="T163" style:family="text">
      <style:text-properties officeooo:rsid="02871bd8"/>
    </style:style>
    <style:style style:name="T164" style:family="text">
      <style:text-properties officeooo:rsid="02871d8d"/>
    </style:style>
    <style:style style:name="T165" style:family="text">
      <style:text-properties officeooo:rsid="0287f15c"/>
    </style:style>
    <style:style style:name="T166" style:family="text">
      <style:text-properties officeooo:rsid="028d0a2b"/>
    </style:style>
    <style:style style:name="T167" style:family="text">
      <style:text-properties officeooo:rsid="028ffcf3"/>
    </style:style>
    <style:style style:name="T168" style:family="text">
      <style:text-properties officeooo:rsid="0293ebeb"/>
    </style:style>
    <style:style style:name="T169" style:family="text">
      <style:text-properties officeooo:rsid="0296be4f"/>
    </style:style>
    <style:style style:name="T170" style:family="text">
      <style:text-properties officeooo:rsid="02979532"/>
    </style:style>
    <style:style style:name="T171" style:family="text">
      <style:text-properties officeooo:rsid="029b9c52"/>
    </style:style>
    <style:style style:name="T172" style:family="text">
      <style:text-properties officeooo:rsid="02aaffea"/>
    </style:style>
    <style:style style:name="T173" style:family="text">
      <style:text-properties officeooo:rsid="02abb373"/>
    </style:style>
    <style:style style:name="T174" style:family="text">
      <style:text-properties officeooo:rsid="02b47f71"/>
    </style:style>
    <style:style style:name="T175" style:family="text">
      <style:text-properties officeooo:rsid="02b6097d"/>
    </style:style>
    <style:style style:name="T176" style:family="text">
      <style:text-properties officeooo:rsid="02d0163a"/>
    </style:style>
    <style:style style:name="T177" style:family="text">
      <style:text-properties officeooo:rsid="02e0f778"/>
    </style:style>
    <style:style style:name="T178" style:family="text">
      <style:text-properties officeooo:rsid="02e4330b"/>
    </style:style>
    <style:style style:name="T179" style:family="text">
      <style:text-properties officeooo:rsid="02e519a6"/>
    </style:style>
    <style:style style:name="T180" style:family="text">
      <style:text-properties officeooo:rsid="02f67c09"/>
    </style:style>
    <style:style style:name="T181" style:family="text">
      <style:text-properties officeooo:rsid="030d976c"/>
    </style:style>
    <style:style style:name="T182" style:family="text">
      <style:text-properties officeooo:rsid="0317f1a6"/>
    </style:style>
    <style:style style:name="T183" style:family="text">
      <style:text-properties officeooo:rsid="0381a6a5"/>
    </style:style>
    <style:style style:name="T184" style:family="text">
      <style:text-properties officeooo:rsid="038396d8"/>
    </style:style>
    <style:style style:name="T185" style:family="text">
      <style:text-properties officeooo:rsid="03852460"/>
    </style:style>
    <style:style style:name="T186" style:family="text">
      <style:text-properties officeooo:rsid="03855035"/>
    </style:style>
    <style:style style:name="T187" style:family="text">
      <style:text-properties officeooo:rsid="038569f7"/>
    </style:style>
    <style:style style:name="T188" style:family="text">
      <style:text-properties officeooo:rsid="0386d5fc"/>
    </style:style>
    <style:style style:name="T189" style:family="text">
      <style:text-properties officeooo:rsid="03873e07"/>
    </style:style>
    <style:style style:name="T190" style:family="text">
      <style:text-properties officeooo:rsid="0387ac57"/>
    </style:style>
    <style:style style:name="T191" style:family="text">
      <style:text-properties officeooo:rsid="03885333"/>
    </style:style>
    <style:style style:name="T192" style:family="text">
      <style:text-properties officeooo:rsid="0389e124"/>
    </style:style>
    <style:style style:name="T193" style:family="text">
      <style:text-properties officeooo:rsid="038a761d"/>
    </style:style>
    <style:style style:name="T194" style:family="text">
      <style:text-properties officeooo:rsid="038c29da"/>
    </style:style>
    <style:style style:name="T195" style:family="text">
      <style:text-properties officeooo:rsid="038debff"/>
    </style:style>
    <style:style style:name="T196" style:family="text">
      <style:text-properties officeooo:rsid="038fe2f9"/>
    </style:style>
    <style:style style:name="T197" style:family="text">
      <style:text-properties officeooo:rsid="0390b2dc"/>
    </style:style>
    <style:style style:name="T198" style:family="text">
      <style:text-properties officeooo:rsid="0391ffda"/>
    </style:style>
    <style:style style:name="T199" style:family="text">
      <style:text-properties officeooo:rsid="03949d65"/>
    </style:style>
    <style:style style:name="T200" style:family="text">
      <style:text-properties officeooo:rsid="03a378a0"/>
    </style:style>
    <style:style style:name="T201" style:family="text">
      <style:text-properties officeooo:rsid="03ad023f"/>
    </style:style>
    <style:style style:name="T202" style:family="text">
      <style:text-properties officeooo:rsid="03b27ae6"/>
    </style:style>
    <style:style style:name="T203" style:family="text">
      <style:text-properties officeooo:rsid="03c9bd6f"/>
    </style:style>
    <style:style style:name="T204" style:family="text">
      <style:text-properties officeooo:rsid="03f404df"/>
    </style:style>
    <style:style style:name="T205" style:family="text">
      <style:text-properties officeooo:rsid="040bb9c2"/>
    </style:style>
    <style:style style:name="T206" style:family="text">
      <style:text-properties officeooo:rsid="040c5fcb"/>
    </style:style>
    <style:style style:name="T207" style:family="text">
      <style:text-properties officeooo:rsid="040caf72"/>
    </style:style>
    <style:style style:name="T208" style:family="text">
      <style:text-properties officeooo:rsid="040ce6c0"/>
    </style:style>
    <style:style style:name="T209" style:family="text">
      <style:text-properties officeooo:rsid="040d1ca7"/>
    </style:style>
    <style:style style:name="T210" style:family="text">
      <style:text-properties officeooo:rsid="042a7368"/>
    </style:style>
    <style:style style:name="T211" style:family="text">
      <style:text-properties officeooo:rsid="042be08f"/>
    </style:style>
    <style:style style:name="T212" style:family="text">
      <style:text-properties officeooo:rsid="042d3041"/>
    </style:style>
    <style:style style:name="T213" style:family="text">
      <style:text-properties officeooo:rsid="042fbac2"/>
    </style:style>
    <style:style style:name="T214" style:family="text">
      <style:text-properties officeooo:rsid="044cc268"/>
    </style:style>
    <style:style style:name="T215" style:family="text">
      <style:text-properties officeooo:rsid="044d93eb"/>
    </style:style>
    <style:style style:name="T216" style:family="text">
      <style:text-properties officeooo:rsid="044f3a61"/>
    </style:style>
    <style:style style:name="T217" style:family="text">
      <style:text-properties officeooo:rsid="04582fc4"/>
    </style:style>
    <style:style style:name="T218" style:family="text">
      <style:text-properties officeooo:rsid="04622a8c"/>
    </style:style>
    <style:style style:name="T219" style:family="text">
      <style:text-properties officeooo:rsid="04652826"/>
    </style:style>
    <style:style style:name="T220" style:family="text">
      <style:text-properties officeooo:rsid="0465d984"/>
    </style:style>
    <style:style style:name="T221" style:family="text">
      <style:text-properties officeooo:rsid="046c2462"/>
    </style:style>
    <style:style style:name="T222" style:family="text">
      <style:text-properties officeooo:rsid="0473d58a"/>
    </style:style>
    <style:style style:name="T223" style:family="text">
      <style:text-properties officeooo:rsid="0497b4eb"/>
    </style:style>
    <style:style style:name="T224" style:family="text">
      <style:text-properties officeooo:rsid="049dfe54"/>
    </style:style>
    <style:style style:name="T225" style:family="text">
      <style:text-properties officeooo:rsid="04a271ad"/>
    </style:style>
    <style:style style:name="T226" style:family="text">
      <style:text-properties officeooo:rsid="04a126c7"/>
    </style:style>
    <style:style style:name="T227" style:family="text">
      <style:text-properties officeooo:rsid="04a2b89d"/>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6">БЪЛГАРСКА <text:s/>АКАДЕМИЯ <text:s/>НА <text:s/>НАУКИТЕ</text:p>
      <text:p text:style-name="P1"/>
      <text:p text:style-name="P104">ИНСТИТУТ ПО ИНФОРМАЦИОННИ </text:p>
      <text:p text:style-name="P113">И КОМУНИКАЦИОННИ ТЕХНОЛОГИИ</text:p>
      <text:p text:style-name="P1"/>
      <text:p text:style-name="P111">Д И С Е Р Т А Ц И Я</text:p>
      <text:p text:style-name="P105">ЗА ПРИСЪЖДАНЕ НА ОБРАЗОВАТЕЛНА </text:p>
      <text:p text:style-name="P105">И НАУЧНА СТЕПЕН „ДОКТОР“</text:p>
      <text:p text:style-name="P1"/>
      <text:p text:style-name="P3">РАЗПРЕДЕЛЕНА СИСТЕМА ЗА ПРОГНОЗИРАНЕ НА ВРЕМЕВИ </text:p>
      <text:p text:style-name="P3">РЕДОВЕ С ЕВОЛЮЦИОННИ АЛГОРИТМИ И ИЗКУСТВЕНИ</text:p>
      <text:p text:style-name="P3">НЕВРОННИ МРЕЖИ</text:p>
      <text:p text:style-name="P1"/>
      <text:p text:style-name="P36">Научна област:</text:p>
      <text:p text:style-name="P4"><text:tab/>4 „Природни науки, математика и информатика“</text:p>
      <text:p text:style-name="P36">Професионално направление:</text:p>
      <text:p text:style-name="P4"><text:tab/>4.6 „Информатика и компютърни науки“</text:p>
      <text:p text:style-name="P36">Научна специалност:</text:p>
      <text:p text:style-name="P2"><text:tab/>01.01.12 „Информатика“</text:p>
      <text:p text:style-name="P1"/>
      <text:p text:style-name="P1"/>
      <text:p text:style-name="P1"><text:span text:style-name="T37">Докторант:</text:span><text:tab/><text:tab/><text:tab/><text:tab/><text:tab/><text:span text:style-name="T37">Научен ръководител:</text:span></text:p>
      <text:p text:style-name="P63"><draw:frame draw:style-name="fr1" draw:name="Frame1" text:anchor-type="paragraph" svg:x="2.9819in" svg:y="-0.0626in" draw:z-index="0"><draw:text-box fo:min-height="0.1965in" fo:min-width="0.1339in"><text:p text:style-name="P5">проф. д-р <text:span text:style-name="T216">инж. </text:span>Васил Стефанов Василев</text:p></draw:text-box></draw:frame><text:span text:style-name="T1">инж. Тодор Димитров Балабанов</text:span><text:tab/></text:p>
      <text:p text:style-name="P6"><text:tab/><text:tab/><text:tab/><text:tab/><text:tab/><text:tab/>доц. <text:span text:style-name="T215">д</text:span>-р <text:span text:style-name="T215">инж.</text:span> Красимира Борисова Генова</text:p>
      <text:p text:style-name="P37"><text:span text:style-name="T1"><text:tab/><text:tab/><text:tab/><text:tab/><text:tab/><text:tab/></text:span><text:span text:style-name="T37">Научен консултант:</text:span></text:p>
      <text:p text:style-name="P37"><text:span text:style-name="T1"><text:tab/><text:tab/><text:tab/><text:tab/><text:tab/><text:tab/></text:span><text:span text:style-name="T36">проф</text:span><text:span text:style-name="T2">. </text:span><text:span text:style-name="T36">д</text:span><text:span text:style-name="T2">-р </text:span><text:span text:style-name="T36">инж.</text:span><text:span text:style-name="T2"> Милена Кирилова Лазарова</text:span></text:p>
      <text:p text:style-name="P1"/>
      <text:p text:style-name="P347"/>
      <text:p text:style-name="P347"/>
      <text:p text:style-name="P347"/>
      <text:p text:style-name="P114"/>
      <text:p text:style-name="P348"><text:span text:style-name="T99">София, 201</text:span><text:span text:style-name="T45">6</text:span></text:p>
      <text:p text:style-name="P345">Съдържание</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6"><text:a xlink:type="simple" xlink:href="#__RefHeading__146_63795308" text:style-name="Index_20_Link" text:visited-style-name="Index_20_Link">Увод<text:tab/>1</text:a></text:p>
          <text:p text:style-name="P336"><text:a xlink:type="simple" xlink:href="#__RefHeading__148_63795308" text:style-name="Index_20_Link" text:visited-style-name="Index_20_Link">Глава 1 - Обзор на системи за прогнозиране на времеви редове<text:tab/>3</text:a></text:p>
          <text:p text:style-name="P335"><text:a xlink:type="simple" xlink:href="#__RefHeading___Toc4533_1119578745" text:style-name="Index_20_Link" text:visited-style-name="Index_20_Link"><text:s/>1.1 ИНМ обучавани с евристични алгоритми<text:tab/>4</text:a></text:p>
          <text:p text:style-name="P335"><text:a xlink:type="simple" xlink:href="#__RefHeading___Toc4535_1119578745" text:style-name="Index_20_Link" text:visited-style-name="Index_20_Link"><text:s/>1.2 Използване на евристики за оптимизация на топологията, която ИНМ използва<text:tab/>6</text:a></text:p>
          <text:p text:style-name="P335"><text:a xlink:type="simple" xlink:href="#__RefHeading___Toc4786_1119578745" text:style-name="Index_20_Link" text:visited-style-name="Index_20_Link"><text:s/>1.3 Едновременна оптимизация на теглата в ИНМ и на топологията<text:tab/>9</text:a></text:p>
          <text:p text:style-name="P335"><text:a xlink:type="simple" xlink:href="#__RefHeading___Toc5046_650950105" text:style-name="Index_20_Link" text:visited-style-name="Index_20_Link"><text:s/>1.4 Хибридни модели с точни числени методи и/или евристични<text:tab/>10</text:a></text:p>
          <text:p text:style-name="P335"><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4</text:a></text:p>
          <text:p text:style-name="P335"><text:a xlink:type="simple" xlink:href="#__RefHeading___Toc58948_484695892" text:style-name="Index_20_Link" text:visited-style-name="Index_20_Link"><text:s/>1.6 Алгоритми за пресмятане в разпределена среда<text:tab/>16</text:a></text:p>
          <text:p text:style-name="P335"><text:a xlink:type="simple" xlink:href="#__RefHeading___Toc4788_1119578745" text:style-name="Index_20_Link" text:visited-style-name="Index_20_Link"><text:s/>1.7 Анализ, проблеми, цели и задачи<text:tab/>21</text:a></text:p>
          <text:p text:style-name="P326"><text:a xlink:type="simple" xlink:href="#__RefHeading___Toc4790_1119578745" text:style-name="Index_20_Link" text:visited-style-name="Index_20_Link"><text:s/>1.7.1 Анализ<text:tab/>21</text:a></text:p>
          <text:p text:style-name="P326"><text:a xlink:type="simple" xlink:href="#__RefHeading___Toc4792_1119578745" text:style-name="Index_20_Link" text:visited-style-name="Index_20_Link"><text:s/>1.7.2 Цели<text:tab/>21</text:a></text:p>
          <text:p text:style-name="P326"><text:a xlink:type="simple" xlink:href="#__RefHeading___Toc4794_1119578745" text:style-name="Index_20_Link" text:visited-style-name="Index_20_Link"><text:s/>1.7.3 Задачи<text:tab/>22</text:a></text:p>
          <text:p text:style-name="P336"><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3</text:a></text:p>
          <text:p text:style-name="P335"><text:a xlink:type="simple" xlink:href="#__RefHeading__2955_724005782" text:style-name="Index_20_Link" text:visited-style-name="Index_20_Link"><text:s/>2.1 Формулиране на проблема<text:tab/>23</text:a></text:p>
          <text:p text:style-name="P335"><text:a xlink:type="simple" xlink:href="#__RefHeading__2957_724005782" text:style-name="Index_20_Link" text:visited-style-name="Index_20_Link"><text:s/>2.2 Времеви редове<text:tab/>24</text:a></text:p>
          <text:p text:style-name="P335"><text:a xlink:type="simple" xlink:href="#__RefHeading__2959_724005782" text:style-name="Index_20_Link" text:visited-style-name="Index_20_Link"><text:s/>2.3 Изкуствени невронни мрежи<text:tab/>24</text:a></text:p>
          <text:p text:style-name="P335"><text:a xlink:type="simple" xlink:href="#__RefHeading__2961_724005782" text:style-name="Index_20_Link" text:visited-style-name="Index_20_Link"><text:s/>2.4 Диференциална еволюция<text:tab/>25</text:a></text:p>
          <text:p text:style-name="P335"><text:a xlink:type="simple" xlink:href="#__RefHeading__2963_724005782" text:style-name="Index_20_Link" text:visited-style-name="Index_20_Link"><text:s/>2.5 Изчисления в разпределена среда<text:tab/>26</text:a></text:p>
          <text:p text:style-name="P335"><text:a xlink:type="simple" xlink:href="#__RefHeading__2965_724005782" text:style-name="Index_20_Link" text:visited-style-name="Index_20_Link"><text:s/>2.6 Система за прогнозиране<text:tab/>27</text:a></text:p>
          <text:p text:style-name="P326"><text:a xlink:type="simple" xlink:href="#__RefHeading__3314_724005782" text:style-name="Index_20_Link" text:visited-style-name="Index_20_Link"><text:s/>2.6.1 Структура на ИНМ<text:tab/>30</text:a></text:p>
          <text:p text:style-name="P326"><text:a xlink:type="simple" xlink:href="#__RefHeading__3316_724005782" text:style-name="Index_20_Link" text:visited-style-name="Index_20_Link"><text:s/>2.6.2 Изчисления от входа към изхода<text:tab/>32</text:a></text:p>
          <text:p text:style-name="P326"><text:a xlink:type="simple" xlink:href="#__RefHeading__3318_724005782" text:style-name="Index_20_Link" text:visited-style-name="Index_20_Link"><text:s/>2.6.3 Манипулация на теглата в ИНМ с ДЕ<text:tab/>33</text:a></text:p>
          <text:p text:style-name="P326"><text:a xlink:type="simple" xlink:href="#__RefHeading__3320_724005782" text:style-name="Index_20_Link" text:visited-style-name="Index_20_Link"><text:s/>2.6.4 Представяне на входните и изходните данни<text:tab/>36</text:a></text:p>
          <text:p text:style-name="P326"><text:a xlink:type="simple" xlink:href="#__RefHeading__1941_564051341" text:style-name="Index_20_Link" text:visited-style-name="Index_20_Link"><text:s/>2.6.5 Оценка на индивидите в популацията<text:tab/>37</text:a></text:p>
          <text:p text:style-name="P326"><text:a xlink:type="simple" xlink:href="#__RefHeading__1943_564051341" text:style-name="Index_20_Link" text:visited-style-name="Index_20_Link"><text:s/>2.6.6 Хибридна реализация с ДЕ и ОРГ<text:tab/>38</text:a></text:p>
          <text:p text:style-name="P326"><text:a xlink:type="simple" xlink:href="#__RefHeading__1945_564051341" text:style-name="Index_20_Link" text:visited-style-name="Index_20_Link"><text:s/>2.6.7 Обучение на ИНМ с ДЕ в ИРС<text:tab/>39</text:a></text:p>
          <text:p text:style-name="P336"><text:a xlink:type="simple" xlink:href="#__RefHeading___Toc1979_1885221179" text:style-name="Index_20_Link" text:visited-style-name="Index_20_Link">Глава 3 - Практическа реализация на софтуерна система за прогнозиране на времеви редове с изкуствени невронни мрежи и еволюционни алгоритми<text:tab/>41</text:a></text:p>
          <text:p text:style-name="P335"><text:a xlink:type="simple" xlink:href="#__RefHeading___Toc2209_325322275" text:style-name="Index_20_Link" text:visited-style-name="Index_20_Link"><text:s/>3.1 Входна информация в разработената система<text:tab/>43</text:a></text:p>
          <text:p text:style-name="P335"><text:soft-page-break/><text:a xlink:type="simple" xlink:href="#__RefHeading___Toc2227_325322275" text:style-name="Index_20_Link" text:visited-style-name="Index_20_Link"><text:s/>3.2 Изчисления в разпределена среда<text:tab/>44</text:a></text:p>
          <text:p text:style-name="P335"><text:a xlink:type="simple" xlink:href="#__RefHeading___Toc2955_2025852820" text:style-name="Index_20_Link" text:visited-style-name="Index_20_Link"><text:s/>3.3 Избор на инструменти за разработка<text:tab/>44</text:a></text:p>
          <text:p text:style-name="P326"><text:a xlink:type="simple" xlink:href="#__RefHeading___Toc12989_1666585142" text:style-name="Index_20_Link" text:visited-style-name="Index_20_Link"><text:s/>3.3.1 Избор на инструменти за разработка от страната на клиентското приложение<text:tab/>44</text:a></text:p>
          <text:p text:style-name="P326"><text:a xlink:type="simple" xlink:href="#__RefHeading___Toc12991_1666585142" text:style-name="Index_20_Link" text:visited-style-name="Index_20_Link"><text:s/>3.3.2 Избор на инструменти за разработка от страната на сървъра<text:tab/>45</text:a></text:p>
          <text:p text:style-name="P335"><text:a xlink:type="simple" xlink:href="#__RefHeading___Toc12993_1666585142" text:style-name="Index_20_Link" text:visited-style-name="Index_20_Link"><text:s/>3.4 Обектно-ориентирана структура на програмния код от страна на клиента<text:tab/>46</text:a></text:p>
          <text:p text:style-name="P335"><text:a xlink:type="simple" xlink:href="#__RefHeading___Toc12995_1666585142" text:style-name="Index_20_Link" text:visited-style-name="Index_20_Link"><text:s/>3.5 Релационен модел за съхранение на данните от страна на сървъра<text:tab/>55</text:a></text:p>
          <text:p text:style-name="P335"><text:a xlink:type="simple" xlink:href="#__RefHeading___Toc10174_594487062" text:style-name="Index_20_Link" text:visited-style-name="Index_20_Link"><text:s/>3.6 Административен модул за наблюдение и настройване на системата<text:tab/>58</text:a></text:p>
          <text:p text:style-name="P335"><text:a xlink:type="simple" xlink:href="#__RefHeading___Toc10176_594487062" text:style-name="Index_20_Link" text:visited-style-name="Index_20_Link"><text:s/>3.7 Фронт енд модул за публикуване на информация от системата<text:tab/>71</text:a></text:p>
          <text:p text:style-name="P336"><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6</text:a></text:p>
          <text:p text:style-name="P335"><text:a xlink:type="simple" xlink:href="#__RefHeading___Toc3705_327085497" text:style-name="Index_20_Link" text:visited-style-name="Index_20_Link"><text:s/>4.1 Инцидентно участие на възли в система за разпределени изчисления<text:tab/>77</text:a></text:p>
          <text:p text:style-name="P335"><text:a xlink:type="simple" xlink:href="#__RefHeading___Toc3707_327085497" text:style-name="Index_20_Link" text:visited-style-name="Index_20_Link"><text:s/>4.2 Сравнение между C++ и AJAX, при правия пас на ИНМ<text:tab/>79</text:a></text:p>
          <text:p text:style-name="P335"><text:a xlink:type="simple" xlink:href="#__RefHeading___Toc3709_327085497" text:style-name="Index_20_Link" text:visited-style-name="Index_20_Link"><text:s/>4.3 Сравнение между различни топологии на ИНМ<text:tab/>84</text:a></text:p>
          <text:p text:style-name="P326"><text:a xlink:type="simple" xlink:href="#__RefHeading___Toc3711_327085497" text:style-name="Index_20_Link" text:visited-style-name="Index_20_Link"><text:s/>4.3.1 Сравнение между пълно-свързана и трислойна ИНМ<text:tab/>84</text:a></text:p>
          <text:p text:style-name="P326"><text:a xlink:type="simple" xlink:href="#__RefHeading___Toc3713_327085497" text:style-name="Index_20_Link" text:visited-style-name="Index_20_Link"><text:s/>4.3.2 Сравнение между трислойни ИНМ с различен размер в скрития слой<text:tab/>85</text:a></text:p>
          <text:p text:style-name="P335"><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7</text:a></text:p>
          <text:p text:style-name="P336"><text:a xlink:type="simple" xlink:href="#__RefHeading__158_63795308" text:style-name="Index_20_Link" text:visited-style-name="Index_20_Link">Заключение<text:tab/>90</text:a></text:p>
          <text:p text:style-name="P335"><text:a xlink:type="simple" xlink:href="#__RefHeading___Toc59109_1762457734" text:style-name="Index_20_Link" text:visited-style-name="Index_20_Link"><text:s/>Приноси<text:tab/>91</text:a></text:p>
          <text:p text:style-name="P335"><text:a xlink:type="simple" xlink:href="#__RefHeading___Toc59111_1762457734" text:style-name="Index_20_Link" text:visited-style-name="Index_20_Link"><text:s/>Планове за бъдеща разработка<text:tab/>91</text:a></text:p>
          <text:p text:style-name="P336"><text:a xlink:type="simple" xlink:href="#__RefHeading___Toc59050_2051044689" text:style-name="Index_20_Link" text:visited-style-name="Index_20_Link">Декларация за оригиналност на резултатите<text:tab/>94</text:a></text:p>
          <text:p text:style-name="P336"><text:a xlink:type="simple" xlink:href="#__RefHeading__160_63795308" text:style-name="Index_20_Link" text:visited-style-name="Index_20_Link">Библиография<text:tab/>95</text:a></text:p>
          <text:p text:style-name="P336"><text:a xlink:type="simple" xlink:href="#__RefHeading__162_63795308" text:style-name="Index_20_Link" text:visited-style-name="Index_20_Link">Списък с публикациите по дисертационната работа<text:tab/>123</text:a></text:p>
          <text:p text:style-name="P336"><text:a xlink:type="simple" xlink:href="#__RefHeading__725_533363062" text:style-name="Index_20_Link" text:visited-style-name="Index_20_Link">Списък с цитирания и реферирания<text:tab/>125</text:a></text:p>
        </text:index-body>
      </text:table-of-content>
      <text:p text:style-name="Standard"/>
      <text:p text:style-name="P344"><text:bookmark-start text:name="__RefHeading___Toc10631_360254166"/>Списък на фигурите<text:bookmark-end text:name="__RefHeading___Toc10631_360254166"/></text:p>
      <text:p text:style-name="P10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43">Фиг. 2.1 Система за обучение на ИНМ с ДЕ, в разпределена среда.<text:tab/>28</text:p>
          <text:p text:style-name="P343">Фиг. 2.2 ИНМ с топология 3-4-2.<text:tab/>31</text:p>
          <text:p text:style-name="P343">Фиг. 2.3 Кръстосване на комплекти тегла.<text:tab/>35</text:p>
          <text:p text:style-name="P343">Фиг. 2.4 Мутация на комплекти тегла.<text:tab/>36</text:p>
          <text:p text:style-name="P343">Фиг. 2.5 Процедура за оценка на комплектите тегла.<text:tab/>37</text:p>
          <text:p text:style-name="P343">Фиг. 2.6 Промяна на топологията в ИНМ за нуждите на ОРГ.<text:tab/>39</text:p>
          <text:p text:style-name="P343">Фиг. 2.7 Обмен на задачи в система за ИРС.<text:tab/>40</text:p>
          <text:p text:style-name="P343">Фиг. 3.1 Котировки EUR/USD в MetaTrader 4.<text:tab/>43</text:p>
          <text:p text:style-name="P343">Фиг. 3.2 Екран за вход в бакедн системата [NIRA2012][ANMO2011].<text:tab/>59</text:p>
          <text:p text:style-name="P343">Фиг. 3.3 Екран за създаване на нова ИНМ в РСУБД [NIRA2012][ANMO2011].<text:tab/>65</text:p>
          <text:p text:style-name="P343">Фиг. 3.4 Екран за избор на ИНМ, съхранена в РСУБД [NIRA2012][ANMO2011].<text:tab/>67</text:p>
          <text:p text:style-name="P343">Фиг. 3.5 Екран за изтриване на ИНМ от РСУБД [NIRA2012][ANMO2011].<text:tab/>68</text:p>
          <text:p text:style-name="P343">Фиг. 3.6 Екран за настройка на опциите в бак енд системата [NIRA2012][ANMO2011].<text:tab/>69</text:p>
          <text:p text:style-name="P343">Фиг. 3.7 Екран за визуализация на ИНМ [NIRA2012][ANMO2011].<text:tab/>71</text:p>
          <text:p text:style-name="P343">Фиг. 3.8 Основна уеб страница за публикуване на публично достъпна информация от системата.<text:tab/>72</text:p>
          <text:p text:style-name="P343">Фиг. 3.9 Уеб страница със списък на всички публично достъпни модули от системата.<text:tab/>75</text:p>
          <text:p text:style-name="P343">Фиг. 3.10 Уеб страница с информация за контакт.<text:tab/>75</text:p>
          <text:p text:style-name="P343">Фиг. 4.1 Инцидентно включване на възли в разпределената система.<text:tab/>77</text:p>
          <text:p text:style-name="P343">Фиг. 4.2 Сравнение между инцидентно включване на възли и кръгова топология.<text:tab/>79</text:p>
          <text:p text:style-name="P343"><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82</text:p>
          <text:p text:style-name="P343">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83</text:p>
          <text:p text:style-name="P343">Фиг. 4.5 Брой епохи за обучение, при еднакъв времеви интервал, за обучението, но различен размер на скрития слой.<text:tab/>86</text:p>
          <text:p text:style-name="P343">Фиг. 4.6 Средна грешка, допускана от ИНМ, при обучение на мрежи с топология от три слоя, в които размерът на скрития слой варира от 30 до 1.<text:tab/>87</text:p>
          <text:p text:style-name="P343">Фиг. 4.7 Брой епохи за обучение, при еднакъв времеви интервал, за обучението, но различен размер на входния слой (прозорец от данни в миналото).<text:tab/>88</text:p>
          <text:p text:style-name="P343">Фиг. 4.8 Средна грешка, допускана от ИНМ, при обучение на мрежи с топология от три слоя, в които размерът на входния слой варира от 35 до 5.<text:tab/>89</text:p>
        </text:index-body>
      </text:user-index>
      <text:p text:style-name="P102"/>
      <text:p text:style-name="Heading"><text:bookmark-start text:name="__RefHeading___Toc10633_360254166"/>Списък на таблиците<text:bookmark-end text:name="__RefHeading___Toc10633_360254166"/></text:p>
      <text:p text:style-name="P103"/>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27">Таб. 3.1 Отговорници и сътрудници на класа описващ ИНМ.<text:tab/>47</text:p>
          <text:p text:style-name="P327">Таб. 3.2 Отговорници и сътрудници на класа описващ входа и изхода в ИНМ.<text:tab/>47</text:p>
          <text:p text:style-name="P327">Таб. 3.3 Отговорници и сътрудници на класа описващ входа в ИНМ.<text:tab/>47</text:p>
          <text:p text:style-name="P327">Таб. 3.4 Отговорници и сътрудници на класа описващ изхода от ИНМ.<text:tab/>48</text:p>
          <text:p text:style-name="P327">Таб. 3.5 Отговорници и сътрудници на класа описващ статичните връзки в ИНМ.<text:tab/>48</text:p>
          <text:p text:style-name="P327">Таб. 3.6 Отговорници и сътрудници на класа описващ хромозомите в ДЕ.<text:tab/>48</text:p>
          <text:p text:style-name="P327">Таб. 3.7 Отговорници и сътрудници на базов клас за осъществяване на комуникацията.<text:tab/>48</text:p>
          <text:p text:style-name="P327">Таб. 3.8 Отговорници и сътрудници на класа описващ броячите за събиране на статистика.<text:soft-page-break/><text:tab/>49</text:p>
          <text:p text:style-name="P327">Таб. 3.9 Отговорници и сътрудници на класа описващ типовете кръстосване.<text:tab/>49</text:p>
          <text:p text:style-name="P327">Таб. 3.10 Отговорници и сътрудници на класа описващ ДЕ.<text:tab/>49</text:p>
          <text:p text:style-name="P327">Таб. 3.11 Отговорници и сътрудници на класа описващ матрица на съседство.<text:tab/>50</text:p>
          <text:p text:style-name="P327">Таб. 3.12 Отговорници и сътрудници на класа описващ комуникация по HTTP протокола.<text:tab/>50</text:p>
          <text:p text:style-name="P327">Таб. 3.13 Отговорници и сътрудници на класа описващ параметри за инициализация на системата.<text:tab/>50</text:p>
          <text:p text:style-name="P327">Таб. 3.14 Отговорници и сътрудници на класа описващ JSON базирана комуникация по HTTP комуникационен протокол.<text:tab/>51</text:p>
          <text:p text:style-name="P327">Таб. 3.15 Отговорници и сътрудници на класа описващ параметрите на ИНМ-ДЕ модела.<text:tab/>51</text:p>
          <text:p text:style-name="P327">Таб. 3.16 Отговорници и сътрудници на класа описващ неврон в ИНМ.<text:tab/>51</text:p>
          <text:p text:style-name="P327">Таб. 3.17 Отговорници и сътрудници на класа описващ типове неврони в ИНМ.<text:tab/>52</text:p>
          <text:p text:style-name="P327">Таб. 3.18 Отговорници и сътрудници на класа описващ списък от неврони.<text:tab/>52</text:p>
          <text:p text:style-name="P327">Таб. 3.19 Отговорници и сътрудници на класа описващ ДЕ популацията.<text:tab/>52</text:p>
          <text:p text:style-name="P327">Таб. 3.20 Отговорници и сътрудници на класа описващ информацията за котировките.<text:tab/>53</text:p>
          <text:p text:style-name="P327">Таб. 3.21 Отговорници и сътрудници на класа описващ времевите периоди на котировките.<text:tab/>53</text:p>
          <text:p text:style-name="P327">Таб. 3.22 Отговорници и сътрудници на класа описващ процеса на обучение.<text:tab/>53</text:p>
          <text:p text:style-name="P327">Таб. 3.23 Отговорници и сътрудници на класа описващ тренировъчните примери.<text:tab/>54</text:p>
          <text:p text:style-name="P327">Таб. 3.24 Отговорници и сътрудници на класа описващ тренировъчнато множество.<text:tab/>54</text:p>
          <text:p text:style-name="P327">Таб. 3.25 Отговорници и сътрудници на класа описващ теглата в ИНМ.<text:tab/>54</text:p>
          <text:p text:style-name="P327">Таб. 3.26 Таблица в СУБД, описваща конкретна ИНМ.<text:tab/>55</text:p>
          <text:p text:style-name="P327">Таб. 3.27 Таблица в СУБД, описваща типовете ИНМ.<text:tab/>55</text:p>
          <text:p text:style-name="P327"><text:soft-page-break/>Таб. 3.28 Таблица в СУБД, описваща валутните двойки.<text:tab/>56</text:p>
          <text:p text:style-name="P327">Таб. 3.29 Таблица в СЪБД, описваща координатите на невроните при визуализация.<text:tab/>56</text:p>
          <text:p text:style-name="P327">Таб. 3.30 Таблица в СУБД, описваща времевите периоди на котировките.<text:tab/>57</text:p>
          <text:p text:style-name="P327">Таб. 3.31 Таблица в СУБД, описваща параметрите на обучението.<text:tab/>57</text:p>
          <text:p text:style-name="P327">Таб. 3.32 Таблица в СУБД, описваща тренировъчното множество.<text:tab/>57</text:p>
          <text:p text:style-name="P327">Таб. 4.1 Параметри на генетичния алгоритъм.<text:tab/>84</text:p>
          <text:p text:style-name="P327">Таб. 4.2 Сравнение между трислойна и пълно-свързана ИНМ.<text:tab/>85</text:p>
        </text:index-body>
      </text:user-index>
      <text:p text:style-name="P103"/>
      <text:p text:style-name="Heading"><text:bookmark-start text:name="__RefHeading___Toc59073_1762457734"/>Списък със съкращенията<text:bookmark-end text:name="__RefHeading___Toc59073_1762457734"/></text:p>
      <text:p text:style-name="P101"/>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23">Съкращение на английски език</text:p>
            </table:table-cell>
            <table:table-cell table:style-name="Table1.A1" office:value-type="string">
              <text:p text:style-name="P323">Термин на английски език</text:p>
            </table:table-cell>
            <table:table-cell table:style-name="Table1.A1" office:value-type="string">
              <text:p text:style-name="P323">Съкращение на български език</text:p>
            </table:table-cell>
            <table:table-cell table:style-name="Table1.D1" office:value-type="string">
              <text:p text:style-name="P323">Термин на български език</text:p>
            </table:table-cell>
          </table:table-row>
        </table:table-header-rows>
        <table:table-row>
          <table:table-cell table:style-name="Table1.A20" office:value-type="string">
            <text:p text:style-name="P262">ANN</text:p>
          </table:table-cell>
          <table:table-cell table:style-name="Table1.B20" office:value-type="string">
            <text:p text:style-name="P263">Artificial Neural Network</text:p>
          </table:table-cell>
          <table:table-cell table:style-name="Table1.C20" office:value-type="string">
            <text:p text:style-name="P262">ИНМ</text:p>
          </table:table-cell>
          <table:table-cell table:style-name="Table1.D2" office:value-type="string">
            <text:p text:style-name="P298">Изкуствена невронна мрежа</text:p>
          </table:table-cell>
        </table:table-row>
        <table:table-row>
          <table:table-cell table:style-name="Table1.A20" office:value-type="string">
            <text:p text:style-name="P280">GA</text:p>
          </table:table-cell>
          <table:table-cell table:style-name="Table1.B20" office:value-type="string">
            <text:p text:style-name="P264">Genetic Algorithm</text:p>
          </table:table-cell>
          <table:table-cell table:style-name="Table1.C20" office:value-type="string">
            <text:p text:style-name="P280">ГА</text:p>
          </table:table-cell>
          <table:table-cell table:style-name="Table1.D3" office:value-type="string">
            <text:p text:style-name="P298">Генетичен алгоритъм</text:p>
          </table:table-cell>
        </table:table-row>
        <table:table-row>
          <table:table-cell table:style-name="Table1.A20" office:value-type="string">
            <text:p text:style-name="P280">BP</text:p>
          </table:table-cell>
          <table:table-cell table:style-name="Table1.B20" office:value-type="string">
            <text:p text:style-name="P264">Back Propagation</text:p>
          </table:table-cell>
          <table:table-cell table:style-name="Table1.C20" office:value-type="string">
            <text:p text:style-name="P280">ОРГ</text:p>
          </table:table-cell>
          <table:table-cell table:style-name="Table1.D20" office:value-type="string">
            <text:p text:style-name="P298">Обратно разпространение на грешката</text:p>
          </table:table-cell>
        </table:table-row>
        <table:table-row>
          <table:table-cell table:style-name="Table1.A20" office:value-type="string">
            <text:p text:style-name="P298">ЕА</text:p>
          </table:table-cell>
          <table:table-cell table:style-name="Table1.B20" office:value-type="string">
            <text:p text:style-name="P265">Evolutionary Algorithms</text:p>
          </table:table-cell>
          <table:table-cell table:style-name="Table1.C20" office:value-type="string">
            <text:p text:style-name="P298">ЕА</text:p>
          </table:table-cell>
          <table:table-cell table:style-name="Table1.D20" office:value-type="string">
            <text:p text:style-name="P298">Еволюционни алгоритми</text:p>
          </table:table-cell>
        </table:table-row>
        <table:table-row>
          <table:table-cell table:style-name="Table1.A20" office:value-type="string">
            <text:p text:style-name="P281">DE</text:p>
          </table:table-cell>
          <table:table-cell table:style-name="Table1.B20" office:value-type="string">
            <text:p text:style-name="P265">Differential Evolution</text:p>
          </table:table-cell>
          <table:table-cell table:style-name="Table1.C20" office:value-type="string">
            <text:p text:style-name="P298">ДЕ</text:p>
          </table:table-cell>
          <table:table-cell table:style-name="Table1.D20" office:value-type="string">
            <text:p text:style-name="P298">Диференциална еволюция <text:span text:style-name="T146">(еволюция на разликите)</text:span></text:p>
          </table:table-cell>
        </table:table-row>
        <table:table-row>
          <table:table-cell table:style-name="Table1.A20" office:value-type="string">
            <text:p text:style-name="P282">PBMOA</text:p>
          </table:table-cell>
          <table:table-cell table:style-name="Table1.B20" office:value-type="string">
            <text:p text:style-name="P266">Population-based metaheuristic optimization algorithm</text:p>
          </table:table-cell>
          <table:table-cell table:style-name="Table1.C20" office:value-type="string">
            <text:p text:style-name="P298">ПА</text:p>
          </table:table-cell>
          <table:table-cell table:style-name="Table1.D20" office:value-type="string">
            <text:p text:style-name="P298">Популационни алгоритми</text:p>
          </table:table-cell>
        </table:table-row>
        <table:table-row>
          <table:table-cell table:style-name="Table1.A20" office:value-type="string">
            <text:p text:style-name="P283">RANN</text:p>
          </table:table-cell>
          <table:table-cell table:style-name="Table1.B20" office:value-type="string">
            <text:p text:style-name="P267">Recurrent Artificial Neural Networks</text:p>
          </table:table-cell>
          <table:table-cell table:style-name="Table1.C20" office:value-type="string">
            <text:p text:style-name="P283">РИНМ</text:p>
          </table:table-cell>
          <table:table-cell table:style-name="Table1.D20" office:value-type="string">
            <text:p text:style-name="P298">Рекурентни изкуствени невронни мрежи</text:p>
          </table:table-cell>
        </table:table-row>
        <table:table-row>
          <table:table-cell table:style-name="Table1.A20" office:value-type="string">
            <text:p text:style-name="P284">GMDH</text:p>
          </table:table-cell>
          <table:table-cell table:style-name="Table1.B20" office:value-type="string">
            <text:p text:style-name="P268">Group Method of Data Handling</text:p>
          </table:table-cell>
          <table:table-cell table:style-name="Table1.C20" office:value-type="string">
            <text:p text:style-name="P298">МГОА</text:p>
          </table:table-cell>
          <table:table-cell table:style-name="Table1.D20" office:value-type="string">
            <text:p text:style-name="P284">Метод за групово отчитане на аргументи</text:p>
          </table:table-cell>
        </table:table-row>
        <table:table-row>
          <table:table-cell table:style-name="Table1.A20" office:value-type="string">
            <text:p text:style-name="P285">BRFNN</text:p>
          </table:table-cell>
          <table:table-cell table:style-name="Table1.B20" office:value-type="string">
            <text:p text:style-name="P269">Radial Basis Function Neural Network</text:p>
          </table:table-cell>
          <table:table-cell table:style-name="Table1.C20" office:value-type="string">
            <text:p text:style-name="P285">ИНМРБФ</text:p>
          </table:table-cell>
          <table:table-cell table:style-name="Table1.D20" office:value-type="string">
            <text:p text:style-name="P298">Изкуствени невронни мрежи с радиална базова функция</text:p>
          </table:table-cell>
        </table:table-row>
        <table:table-row>
          <table:table-cell table:style-name="Table1.A20" office:value-type="string">
            <text:p text:style-name="P286">ROLS</text:p>
          </table:table-cell>
          <table:table-cell table:style-name="Table1.B20" office:value-type="string">
            <text:p text:style-name="P270">Regular Orthogonal Least Square </text:p>
          </table:table-cell>
          <table:table-cell table:style-name="Table1.C20" office:value-type="string">
            <text:p text:style-name="P298">РОСКА</text:p>
          </table:table-cell>
          <table:table-cell table:style-name="Table1.D20" office:value-type="string">
            <text:p text:style-name="P286">Регулиран ортогонален средно квадратичен алгоритъм</text:p>
          </table:table-cell>
        </table:table-row>
        <table:table-row>
          <table:table-cell table:style-name="Table1.A20" office:value-type="string">
            <text:p text:style-name="P287">SOM</text:p>
          </table:table-cell>
          <table:table-cell table:style-name="Table1.B20" office:value-type="string">
            <text:p text:style-name="P271">Self-organized Map</text:p>
          </table:table-cell>
          <table:table-cell table:style-name="Table1.C20" office:value-type="string">
            <text:p text:style-name="P287">СОК</text:p>
          </table:table-cell>
          <table:table-cell table:style-name="Table1.D20" office:value-type="string">
            <text:p text:style-name="P298">Само-организираща се карта</text:p>
          </table:table-cell>
        </table:table-row>
        <table:table-row>
          <table:table-cell table:style-name="Table1.A20" office:value-type="string">
            <text:p text:style-name="P288">SA</text:p>
          </table:table-cell>
          <table:table-cell table:style-name="Table1.B20" office:value-type="string">
            <text:p text:style-name="P272">Simulated Annealing</text:p>
          </table:table-cell>
          <table:table-cell table:style-name="Table1.C20" office:value-type="string">
            <text:p text:style-name="P288">СЗ</text:p>
          </table:table-cell>
          <table:table-cell table:style-name="Table1.D20" office:value-type="string">
            <text:p text:style-name="P298">Симулирано закаляване</text:p>
          </table:table-cell>
        </table:table-row>
        <table:table-row>
          <table:table-cell table:style-name="Table1.A20" office:value-type="string">
            <text:p text:style-name="P289">SVD</text:p>
          </table:table-cell>
          <table:table-cell table:style-name="Table1.B20" office:value-type="string">
            <text:p text:style-name="P273">Singular Value Decomposition</text:p>
          </table:table-cell>
          <table:table-cell table:style-name="Table1.C20" office:value-type="string">
            <text:p text:style-name="P298">РЕС</text:p>
          </table:table-cell>
          <table:table-cell table:style-name="Table1.D20" office:value-type="string">
            <text:p text:style-name="P298">Разлагане на единични стойости</text:p>
          </table:table-cell>
        </table:table-row>
        <table:table-row>
          <table:table-cell table:style-name="Table1.A20" office:value-type="string">
            <text:p text:style-name="P290">ALOPEX</text:p>
          </table:table-cell>
          <table:table-cell table:style-name="Table1.B20" office:value-type="string">
            <text:p text:style-name="P274">Algorithms of Pattern Extraction</text:p>
          </table:table-cell>
          <table:table-cell table:style-name="Table1.C20" office:value-type="string">
            <text:p text:style-name="P298">АИШ</text:p>
          </table:table-cell>
          <table:table-cell table:style-name="Table1.D20" office:value-type="string">
            <text:p text:style-name="P298">Алгоритъм за извличане на шаблони</text:p>
          </table:table-cell>
        </table:table-row>
        <table:table-row>
          <table:table-cell table:style-name="Table1.A20" office:value-type="string">
            <text:p text:style-name="P291">MA</text:p>
          </table:table-cell>
          <table:table-cell table:style-name="Table1.B20" office:value-type="string">
            <text:p text:style-name="P275">Memetic algorithms</text:p>
          </table:table-cell>
          <table:table-cell table:style-name="Table1.C20" office:value-type="string">
            <text:p text:style-name="P298">МА</text:p>
          </table:table-cell>
          <table:table-cell table:style-name="Table1.D20" office:value-type="string">
            <text:p text:style-name="P298">Меметичен алгоритъм</text:p>
          </table:table-cell>
        </table:table-row>
        <table:table-row>
          <table:table-cell table:style-name="Table1.A20" office:value-type="string">
            <text:p text:style-name="P292">LGP</text:p>
          </table:table-cell>
          <table:table-cell table:style-name="Table1.B20" office:value-type="string">
            <text:p text:style-name="P276">Linear Genetic Programming</text:p>
          </table:table-cell>
          <table:table-cell table:style-name="Table1.C20" office:value-type="string">
            <text:p text:style-name="P298">ЛГП</text:p>
          </table:table-cell>
          <table:table-cell table:style-name="Table1.D20" office:value-type="string">
            <text:p text:style-name="P298">Линейно генетично програмиране</text:p>
          </table:table-cell>
        </table:table-row>
        <table:table-row>
          <table:table-cell table:style-name="Table1.A20" office:value-type="string">
            <text:p text:style-name="P293">MAPE</text:p>
          </table:table-cell>
          <table:table-cell table:style-name="Table1.B20" office:value-type="string">
            <text:p text:style-name="P277">Mean Absolute Percentage Error</text:p>
          </table:table-cell>
          <table:table-cell table:style-name="Table1.C20" office:value-type="string">
            <text:p text:style-name="P293">САПГ</text:p>
          </table:table-cell>
          <table:table-cell table:style-name="Table1.D20" office:value-type="string">
            <text:p text:style-name="P293">Средна абсолютна процентна грешка</text:p>
          </table:table-cell>
        </table:table-row>
        <text:soft-page-break/>
        <table:table-row>
          <table:table-cell table:style-name="Table1.A20" office:value-type="string">
            <text:p text:style-name="P294">ARIMA</text:p>
          </table:table-cell>
          <table:table-cell table:style-name="Table1.B20" office:value-type="string">
            <text:p text:style-name="P278">Autoregressive Integrated Moving Average</text:p>
          </table:table-cell>
          <table:table-cell table:style-name="Table1.C20" office:value-type="string">
            <text:p text:style-name="P294">АРИПС</text:p>
          </table:table-cell>
          <table:table-cell table:style-name="Table1.D20" office:value-type="string">
            <text:p text:style-name="P294">Авто регресивна интегрирана плъзгаща средна</text:p>
          </table:table-cell>
        </table:table-row>
        <table:table-row>
          <table:table-cell table:style-name="Table1.A20" office:value-type="string">
            <text:p text:style-name="P295">GPU</text:p>
          </table:table-cell>
          <table:table-cell table:style-name="Table1.B20" office:value-type="string">
            <text:p text:style-name="P279">Graphic Processing Unit</text:p>
          </table:table-cell>
          <table:table-cell table:style-name="Table1.C20" office:value-type="string">
            <text:p text:style-name="P295">ГИЕ</text:p>
          </table:table-cell>
          <table:table-cell table:style-name="Table1.D20" office:value-type="string">
            <text:p text:style-name="P295">Графичен изчислителен елемент</text:p>
          </table:table-cell>
        </table:table-row>
      </table:table>
      <text:p text:style-name="P101"/>
      <text:p text:style-name="Heading"><text:bookmark-start text:name="__RefHeading___Toc11368_1918512102"/>Речник на използваните термини<text:bookmark-end text:name="__RefHeading___Toc11368_1918512102"/></text:p>
      <text:p text:style-name="P101"/>
      <table:table table:name="Table2" table:style-name="Table2">
        <table:table-column table:style-name="Table2.A"/>
        <table:table-column table:style-name="Table2.B"/>
        <table:table-header-rows>
          <table:table-row>
            <table:table-cell table:style-name="Table2.A1" office:value-type="string">
              <text:p text:style-name="P323">Термин</text:p>
            </table:table-cell>
            <table:table-cell table:style-name="Table2.B1" office:value-type="string">
              <text:p text:style-name="P323">Значение</text:p>
            </table:table-cell>
          </table:table-row>
        </table:table-header-rows>
        <table:table-row>
          <table:table-cell table:style-name="Table2.A5" office:value-type="string">
            <text:p text:style-name="P296"><text:span text:style-name="T164">b</text:span>ias</text:p>
          </table:table-cell>
          <table:table-cell table:style-name="Table2.B2" office:value-type="string">
            <text:p text:style-name="P296">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297">overfitting</text:p>
          </table:table-cell>
          <table:table-cell table:style-name="Table2.B3" office:value-type="string">
            <text:p text:style-name="P298">В българската <text:span text:style-name="T165">(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298">дълга поръчка</text:p>
          </table:table-cell>
          <table:table-cell table:style-name="Table2.B4" office:value-type="string">
            <text:p text:style-name="P298">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298">къса поръчка</text:p>
          </table:table-cell>
          <table:table-cell table:style-name="Table2.B5" office:value-type="string">
            <text:p text:style-name="P298">Извършване на търговска операция при която се залага на факта, че цената на търгуваната стока ще поевтинее.</text:p>
          </table:table-cell>
        </table:table-row>
        <table:table-row>
          <table:table-cell table:style-name="Table2.A6" office:value-type="string">
            <text:p text:style-name="P298">меметичен алгоритъм</text:p>
          </table:table-cell>
          <table:table-cell table:style-name="Table2.B6" office:value-type="string">
            <text:p text:style-name="P298">Алгоритъм основан на поведенчески модели. Най-често намира приложение в популационните и еволюционните алгоритми.</text:p>
          </table:table-cell>
        </table:table-row>
      </table:table>
      <text:p text:style-name="P112"/>
      <text:section text:style-name="Sect2" text:name="Section1">
        <text:h text:style-name="P330" text:outline-level="1"><text:bookmark-start text:name="__RefHeading__146_63795308"/>Увод<text:bookmark-end text:name="__RefHeading__146_63795308"/></text:h>
        <text:p text:style-name="Standard"/>
        <text:p text:style-name="P75"><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39">3</text:span> място (от <text:span text:style-name="T44">4</text:span> възможни – категорични данни <text:span text:style-name="T178">(categorical data)</text:span>, много вариантна статистика <text:span text:style-name="T179">(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51">„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4">2</text:span><text:span text:style-name="T40"> </text:span>отделни класа, в зависимост от тяхната <text:span text:style-name="T151">формална</text:span> постановка: <text:span text:style-name="T177">1. Методи в честотната област; 2. Методи в времевата област.</text:span></text:p>
        <text:p text:style-name="P1"/>
        <text:p text:style-name="P1"><text:tab/>В дисертационната работа се разглеждат проблеми от втория клас, а именно със задачи за прогнозиране на времеви редове <text:span text:style-name="T151">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1"/>
        <text:p text:style-name="P1"><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40">н</text:span>ите алгоритми, каквито са генетичните алгоритми и диференциалната еволюция. </text:p>
        <text:p text:style-name="P1"/>
        <text:p text:style-name="P1"><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1"/>
        <text:p text:style-name="P1"><text:tab/>Дисертационната работа се състои от четири глави и заключение. В първата глава е извършен анализ на съществуващите методи и подходи за решаване на задачи от прогнозирането на времеви редов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2">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ът на работа с разработената експериментална програмна система за прогнозиране на времеви редове. В заключението са изложени основните приноси от дисертационната работа.</text:p>
        <text:p text:style-name="P1"/>
        <text:p text:style-name="P1"><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1"/>
        <text:h text:style-name="P328" text:outline-level="1"><text:bookmark-start text:name="__RefHeading__148_63795308"/>Глава 1 - Обзор на системи за прогнозиране на времеви редове<text:bookmark-end text:name="__RefHeading__148_63795308"/></text:h>
        <text:p text:style-name="P1"/>
        <text:p text:style-name="P91"><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199">също е представен и в [EUVO2005]</text:span>, <text:span text:style-name="T199">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01">(пакет създаден на </text:span>програмния език С, за операционна система <text:span text:style-name="T201">Mac OS X</text:span> и след това е преработен за операционна система <text:span text:style-name="T201">Microsoft</text:span> <text:span text:style-name="T201">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Обзор на видовете ИНМ се предлага в [YAHU2009]. Също така се предлагат начини за тяхното приложение в земеделието. В [MSMJ2009] се предлага обзор на видовете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крития слой. В [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text:soft-page-break/>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 В [JMAM2012] се излага обзор на пул базираните ЕА за реализацията на разширяеми и асинхронни изчисления в разпределена среда. </text:p>
        <text:p text:style-name="P1"/>
        <text:h text:style-name="Heading_20_2" text:outline-level="2"><text:bookmark-start text:name="__RefHeading___Toc4533_1119578745"/><text:s text:c="2"/><text:span text:style-name="T161">1.1 ИНМ обучавани с евристични алгоритми</text:span><text:bookmark-end text:name="__RefHeading___Toc4533_1119578745"/></text:h>
        <text:p text:style-name="P1"/>
        <text:p text:style-name="P88"><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74">(bias)</text:span>, но не самите стойности теглата и отместванията.[JRVC1998] Правено е сравнение между СЗ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З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ълзя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text:soft-page-break/>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З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З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т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НМ обучавани с ДЕ за метеорологични прогнози. <text:span text:style-name="T204">В [TTSS2009] се предлага ИНМ оптимизирани с ДЕ, която е модифицирана с дегенерация. Постига се с увреждане на гените и това води до дегенерацията им. В [IEMH2011] се представя РИНМ на която оптимизацията се прави с ГА. Целта е да се прогнозира скоростта на вятъра за вятърни турбини, които </text:span><text:soft-page-break/><text:span text:style-name="T204">генерират ток. Този подход се сравнява с регресия от поддържащи вектори. В [NAFK2011] се предлага ДЕ за обучение на ИНМ,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НМ и на теглата. В [HSRG2011] се модифицира идеята за рояк от частици и се предлага изкуствена колония от пчели за обучение на ИНМ. Моделът се използва при предсказанието на земетръсни времеви редове. </text:span></text:p>
        <text:p text:style-name="P71"/>
        <text:h text:style-name="Heading_20_2" text:outline-level="2"><text:bookmark-start text:name="__RefHeading___Toc4535_1119578745"/><text:s text:c="2"/><text:span text:style-name="T162">1.2 Използване на евристики за оптимизация на топологията, която ИНМ използва</text:span><text:bookmark-end text:name="__RefHeading___Toc4535_1119578745"/></text:h>
        <text:p text:style-name="P71"/>
        <text:p text:style-name="P89"><text:tab/>При някои реализации не се оптимизират теглата в мрежата, а се оптимизира топологиянат <text:span text:style-name="T163">(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63">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67">(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67">(</text:span> включително и обратни връзки<text:span text:style-name="T167">)</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text:soft-page-break/>оптимизира структурата на ИНМ (брой скрити слоеве и брой неврони в тях), но и параметрите за обучение, като активационна функция за всеки слой, наличие/отсъствие на отместване <text:span text:style-name="T175">(bias)</text:span>, най-подходящ начин за корекция на теглата, както е описано в [IDAD1998]. При някои реализации на ГА за оптимизация на ИНМ <text:span text:style-name="T176">(</text:span>типа на входовете, броя неврони в скрития слой и вида на връзките между слоевете<text:span text:style-name="T176">)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извършва с ОРГ, както е представено в [EAMT2002][MZPL2004]. В [JIJK2003] също се представя ГА който оптимизира структурата на ИНМ (брой ск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81">(</text:span>обучавана с ОРГ<text:span text:style-name="T181">)</text:span> с рекурентна ИНМ <text:span text:style-name="T181">(</text:span>също се обучава с ОРГ<text:span text:style-name="T181">),</text:span> топологиите на мрежите могат да се форират с еволюционен алгоритъм, както е представено <text:soft-page-break/>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83">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84">Една от най-интересните разработки, представена в [EHMW2004], представлява г</text:span>енериране на ИНМ с обратни връзки, чрез използване на <text:span text:style-name="T184">ЕА. Точно</text:span> преди да се добавят обратните връзки е проведено обучение с ОРГ. <text:span text:style-name="T184">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84">изходен </text:span>елемент. Достоверността на прогнозата се взема от допълнителен <text:span text:style-name="T184">изходен</text:span> елемент в изходния слой. <text:span text:style-name="T195">При [MASE2005] се п</text:span>рогнозира, с ден напред, цената на затваряне. <text:span text:style-name="T195">За целта се </text:span>използва ИНМ и ГА, <text:span text:style-name="T195">като</text:span> <text:span text:style-name="T195">входните данни са</text:span> индикатори от техническия анализ. <text:span text:style-name="T195">Информацията от индикаторите се подава</text:span> на входа, на ИНМ. Топологията на ИНМ също <text:span text:style-name="T195">подлежи на</text:span> оптимиз<text:span text:style-name="T195">ация</text:span> с ГА. <text:span text:style-name="T198">В [RPSL2005] е представена </text:span>ИНМ за прогнозиране на локалната безработица в Германия. <text:span text:style-name="T198">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 ИНМ с превключващи елементи. Топологията на ИНМ се оптимизира с ГА. В [AYGU2009] се представя линейно генетично програмиране за прогнозиране на потока в речна станция. С ГА се оптимизира топологията на ИНМ. При извършения сравнителен анализ ЛГП се представя по-добре от ИНМ. В [JPGG2010b] се предлага ГА за оптимизация на ИНМ топологията и началните стойности на връзките. Обучението на ИНМ се извършва с ОРГ за да се получи жизнената стойност на индивида в популацията. <text:span text:style-name="T210">В [CLCW2011] се представя м</text:span>одифициран <text:span text:style-name="T210">алгоритъм за</text:span> ДЕ. <text:span text:style-name="T210">Целта на изследването е да, чрез ДЕ да се</text:span> проектира функционалн<text:span text:style-name="T210">о</text:span> размита <text:span text:style-name="T210">Р</text:span>ИНМ. <text:span text:style-name="T211">В [YLYL2011] се предлага </text:span>ДЕ за оптимизация на ИНМ. Архитектурата на ИНМ може да се <text:span text:style-name="T211">приема</text:span> като целочислено оптимизиране, <text:span text:style-name="T211">тъй като</text:span> параметрите са цели числа. Получените ИНМ се проверяват за ефективност с прогнозиране на времеви редове. </text:p>
        <text:p text:style-name="P74"/>
        <text:h text:style-name="Heading_20_2" text:outline-level="2"><text:bookmark-start text:name="__RefHeading___Toc4786_1119578745"/><text:soft-page-break/><text:s text:c="2"/><text:span text:style-name="T166">1.3 Едновременна оптимизация на теглата в ИНМ и на топологията</text:span><text:bookmark-end text:name="__RefHeading___Toc4786_1119578745"/></text:h>
        <text:p text:style-name="P72"/>
        <text:p text:style-name="P90"><text:tab/>Възможно е оптимизацията на ИНМ да протича и по двете направления <text:span text:style-name="T166">(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т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 В [MDMB2012] се прогнозират валутни курсове с ИНМ. ГА се ползва за оптимизиране параметрите на ИНМ, но самото обучение се извършва с ОРГ. </text:p>
        <text:p text:style-name="P73"/>
        <text:h text:style-name="P337" text:outline-level="2"><text:bookmark-start text:name="__RefHeading___Toc5046_650950105"/><text:soft-page-break/><text:s text:c="2"/>1.4 Хибридни модели с точни числени методи и/или евристични<text:bookmark-end text:name="__RefHeading___Toc5046_650950105"/></text:h>
        <text:p text:style-name="P73"/>
        <text:p text:style-name="P94"><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72">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л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не на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text:soft-page-break/>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не на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82">(</text:span>чрез ОРГ<text:span text:style-name="T182">)</text:span>, като се ползват само връзките в права посока. <text:span text:style-name="T186">При по-сложните хибридни модели се съчетават няколко метода за обучение на</text:span> ИНМ. <text:span text:style-name="T186">В [HIAL2004] е представен модел, който се базира на</text:span> ДЕ, ГА, ОРГ и <text:span text:style-name="T187">СЗ</text:span>. <text:span text:style-name="T196">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о управление на силите при високи сгради със стоманена конструкция. ГА се комбинира с размит динамичен уейвлет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вен условен подбор на случайни променливи за захранване на ИНМ с данни. В [JSKU1998] се предлага обобщен авто регресивен, условен подбор на случайни променливи за захранване на ИНМ с данни. В [CHTA2009] се представя модел базиран на ИНМ, стационарни уейвлет трансформации и статистически анализ на времеви редове. В [TGTT2009] се представя ИНМ, написана на Python с библиотеката FANN, за прогнозиране на водните ресурси в </text:span><text:soft-page-break/><text:span text:style-name="T196">Кипър. В средния слой се добавят неврони и така мрежата нараства, докато се обучава. В [MAHL2009] се предлага ИНМ с превключване на елементита. Използва се за дневните обороти на валута според особеностите на сезона (работни дни, почивки и други). В [BSDJ2009] се предлага ИНМ обучавана с ДЕ за нелинейна идентификационна система, като се ползва хибриден модел с градиентен метод. В [SLKG2009] се предлага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JDXL2011] също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MKMB2010] се предлага интегриран авто регресионен подход на пълзящи средни, като на втора фаза се ползва ИНМ. В [ANBG2011] също се предлага хибриден модел на ИНМ с използването на авто регресивна интегрирана плъзгаща средна (ARIMA). В [MKMB2011] се предлага иомбинация между линеен модел на авто регресивна плъзгаща средна и нелинеен модел на ИНМ за прогнозиране на финансови времеви редове. В [ABEB2012] се извършва прогнозиране на финансови времеви редове с хибридна комбинация от авторегресивни пълзя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А. Самото прогнозирането се извършва с ИНМ, ГА или статистически методи. В [MOAW2010] се предлага ГА за оптимизиране на центровете и радиусите в радиално базова ИНМ. За оптимизация на теглата се ползва декомпозиция по сингулярни числа (SVD). В [MMMH2010] се предлага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text:span><text:soft-page-break/><text:span text:style-name="T196">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НМ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измерване на допуснатата грешка се ползва MAPE метрика. В [IVTL2011] се предлага многослойна ИНМ към която се подават ограничен брой параметри. По-незначителните входни променливи се отсяват с хибридни методи. В [PPAM2011] се предлага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НМ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комбинация между ДЕ и оптимизация на рояка от частици. В [HKMS2012] се прави сравнение между ДЕ и рояка от частици за обучение на ИНМ. За нуждите на сравнителния анализ се прогнозират стокови и финансови инструменти. ДЕ дава по-добри резултати, като и при двата алгоритъма на входа, на ИНМ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уейвлет и прогнозиране на времеви редове с ИНМ. Теглата се кодират в хромозомите. Уейвлетът се ползва за предварителна обработка на входната информация и последваща обработка на изхода от мрежата. В [RAVA2012] се предлага интеграция между ИНМ, уейвлет функция и база знания с размита логика. В [RSKP1995] са представени мрежи с ОРГ за прогнозиране на парите, налични в банкоматите. Използва се плъзгащ прозорец върху множеството от входни данни.</text:span></text:p>
        <text:p text:style-name="P73"/>
        <text:h text:style-name="Heading_20_2" text:outline-level="2"><text:bookmark-start text:name="__RefHeading___Toc5048_650950105"/><text:soft-page-break/><text:s text:c="2"/><text:span text:style-name="T173">1.5 Еволюционни и/или популационни алгоритми за прогнозиране, без използване на ИНМ</text:span><text:bookmark-end text:name="__RefHeading___Toc5048_650950105"/></text:h>
        <text:p text:style-name="P73"/>
        <text:p text:style-name="P92"><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85">В [JIHU2004] е представен </text:span>ГА, ко<text:span text:style-name="T185">йто</text:span> с ползва за намиране на коефициенти в ред на Тейлър. Този ред се <text:span text:style-name="T185">из</text:span>ползва като прогнозираща функция. <text:span text:style-name="T185">Този подход е сравнен с</text:span> алгоритъм, <text:span text:style-name="T185">който</text:span> е комбинация между ГА и ИНМ. <text:span text:style-name="T185">При тази реализация </text:span>ИНМ се ползва за определяне на това как двата родителя да се кръстосат в ГА. <text:span text:style-name="T185">ГА има за задача</text:span> <text:span text:style-name="T185">да определя и</text:span> размерът на скрития слой. Паралелен <text:span text:style-name="T193">ЕА</text:span> за откриване на правила за решения при анализ на големи по обем данни <text:span text:style-name="T194">е представен в [WOKW2004]</text:span>. Разпределянето на задачите за пресмятане е на принципа „главен-подчинен“. <text:span text:style-name="T194">В х</text:span>ромозомите <text:span text:style-name="T194">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text:soft-page-break/>обучение. <text:span text:style-name="T203">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А за подбор на </text:span><text:soft-page-break/><text:span text:style-name="T203">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Е,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Е.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Е. Комбинацията между трите стратегии за създаване на пробен вектор и трите параметъра се избира на случаен принцип. В [PCPV2011] се предлага многокритериална оптимизация на мрежови графици с ГА. В [AMJT2012] се предлага геометрична ДЕ за дискретни и непрекъснати пространства. </text:span></text:p>
        <text:p text:style-name="P73"/>
        <text:h text:style-name="Heading_20_2" text:outline-level="2"><text:bookmark-start text:name="__RefHeading___Toc58948_484695892"/><text:s text:c="2"/><text:span text:style-name="T189">1.6 Алгоритми за пресмятане в разпределена среда</text:span><text:bookmark-end text:name="__RefHeading___Toc58948_484695892"/></text:h>
        <text:p text:style-name="P73"/>
        <text:p text:style-name="P93"><text:tab/><text:span text:style-name="T188">При използването на евристични методи за оптимизация е приложимо използването на изчисления</text:span> в разпределена среда. <text:span text:style-name="T188">Както е описано в [DTNP2004], п</text:span>од популациите <text:span text:style-name="T188">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89">е представен в [DAZA2004a]</text:span>. <text:span text:style-name="T189">При тази реализация о</text:span>сновната цел е да се избягва<text:span text:style-name="T189">т</text:span> пресмята<text:span text:style-name="T189">нията</text:span> в централната популация. <text:span text:style-name="T190">Сравнителен анализ за</text:span> възможностите на различни разширения на ДЕ да откриват и поддържат множество оптимуми <text:span text:style-name="T190">е представено в [DAZA2004b]</text:span>. <text:span text:style-name="T190">Х</text:span>ибридн<text:span text:style-name="T190">ите</text:span> подход за ДЕ <text:span text:style-name="T190">се предлагат под формата на изчисления</text:span> в разпределена среда. <text:span text:style-name="T191">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91">е представено в </text:span>[EAGL2004]. <text:span text:style-name="T192">Реализация на</text:span> <text:span text:style-name="T192">СЗ в разпределена среда е представено в [MATF2004]</text:span>. <text:span text:style-name="T192">При тази разработка, като изчисления</text:span> в разпределена среда е <text:span text:style-name="T192">използвана</text:span> паралелната <text:span text:style-name="T192">версия</text:span> на алгоритъма <text:span text:style-name="T192">за СЗ.</text:span> <text:span text:style-name="T192">Ц</text:span>елта <text:span text:style-name="T192">на изследването</text:span> е да се избегне изпадането в локален минимум и по-възможност да се ускори търсенето на оптимално решение. <text:span text:style-name="T197">В [BHKT2005] е представен е</text:span>волюционен Монте-Карло метод. <text:span text:style-name="T197">Реализацията е под формата на изчисления </text:span>в разпределена среда. <text:span text:style-name="T197">Като</text:span> база <text:span text:style-name="T197">на алгоритъма се </text:span><text:soft-page-break/><text:span text:style-name="T197">използва</text:span> <text:span text:style-name="T197">вариация, на</text:span> ГА. Акцентът <text:span text:style-name="T197">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200">(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задачата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Задачата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text:soft-page-break/>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207">В [JULA2010] също се предлага п</text:span>аралелен <text:span text:style-name="T207">ЕА</text:span>,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text:soft-page-break/>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реализация, работеща на GPU. <text:span text:style-name="T212">В [SGNB2011] също се предлага </text:span>GPU реализация на изцяло паралелен ДЕ. <text:span text:style-name="T213">В [PKJP2011a] се извършва с</text:span>равнение между ГА и ДЕ реализ<text:span text:style-name="T213">ирани</text:span> <text:span text:style-name="T213">з</text:span>а GPU. Сравнението се <text:span text:style-name="T213">извършва</text:span> със задача за планиране на ресурси. <text:span text:style-name="T213">Като резултати </text:span>ДЕ предоставя значително по-добри решения за фиксиран интервал от време. <text:span text:style-name="T213">В [PKJP2011b] се предлага </text:span>GPU реализация на ДЕ, която се ползва за решаване на проблема за разпределение на ресурси. <text:span text:style-name="T213">В [LRCC2011] се разглеждат възможностите за използване </text:span>GPU реализация на <text:span text:style-name="T213">ДЕ</text:span> за оптимизация на проблеми от био-информатиката. В [DDJG2012] се предлага GPU реализация на ДЕ за оптимизиране на график. В [FFRK2012] е представена GPU реализация на сдвоена ДЕ за решаване на min-max проблеми. <text:span text:style-name="T205">В [KTTI2010b] се предлага п</text:span>аралелна имплементация на последовател<text:span text:style-name="T205">ен алгоритъм за</text:span> ДЕ. При последователна<text:span text:style-name="T205">та реализация на</text:span> ДЕ новосъздаденият вектор се сравнява с родителя и ако е по-добър веднага го замества в популацията. <text:span text:style-name="T206">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06">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08">Една относително малка част от изчисленията в разпределена среда се извършват с и</text:span>зползване<text:span text:style-name="T208">то</text:span> на дарена изчислителна мощност. <text:span text:style-name="T208">В [NCTD2010] се представя</text:span> пресмятане на ЕА, <text:span text:style-name="T208">като дарена изчислителна мощност,</text:span> през инфраструктурата на BOINC. <text:span text:style-name="T209">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09">Това е възможно, 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text:span><text:soft-page-break/><text:span text:style-name="T209">мощност. В случая на ЕА, компрометиране на пресмятанията, дори с изцяло злонамерена цел, не само, че не води до проблем в дългосрочен план, но дори може да бъде полезно, тъй като би въвело разнообразие в еволюционния процес. В [MWFN2011] се предлага паралелна имплементация на ДЕ.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Е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А (ГА, ДЕ, рояк от частици, еволюционни стратегии) в множество изчислителни възли. Различните възли извършват различен ЕА,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Е.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Е. Параметрите на ДЕ (фактор за преоразмеряване и вероятност за кръстосване) се кодират в самите индивиди от популацията. Популацията се разделя на множество сегменти и се </text:span><text:soft-page-break/><text:span text:style-name="T209">имитира кръгова топология с миграция. В [DLHL2012] се предлага модификация на ДЕ, в областта за избор на оператор за мутация. Реализират се няколко паралелни популации на ДЕ в които се пазят няколко различни атрактора (най-добри намерени решения). В [ERFO1993] се предлагат разпределени ГА за обучение на фронтални ИНМ. </text:span></text:p>
        <text:p text:style-name="P73"/>
        <text:h text:style-name="Heading_20_2" text:outline-level="2"><text:bookmark-start text:name="__RefHeading___Toc4788_1119578745"/><text:s text:c="2"/><text:span text:style-name="T180">1.7 </text:span>Анализ, проблеми, цели и задачи<text:bookmark-end text:name="__RefHeading___Toc4788_1119578745"/></text:h>
        <text:p text:style-name="P1"/>
        <text:p text:style-name="P1"><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1"/>
        <text:h text:style-name="Heading_20_3" text:outline-level="3"><text:bookmark-start text:name="__RefHeading___Toc4790_1119578745"/><text:s text:c="4"/><text:span text:style-name="T180">1.7.1 </text:span>Анализ<text:bookmark-end text:name="__RefHeading___Toc4790_1119578745"/></text:h>
        <text:p text:style-name="P1"/>
        <text:p text:style-name="P1"><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8">(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1"/>
        <text:h text:style-name="Heading_20_3" text:outline-level="3"><text:bookmark-start text:name="__RefHeading___Toc4792_1119578745"/><text:s text:c="4"/><text:span text:style-name="T180">1.7.2 </text:span>Цели<text:bookmark-end text:name="__RefHeading___Toc4792_1119578745"/></text:h>
        <text:p text:style-name="P1"/>
        <text:p text:style-name="P1"><text:tab/><text:span text:style-name="T169">1.</text:span> Да се реализират модели на пълно-свързани ИНМ.</text:p>
        <text:p text:style-name="P1"><text:soft-page-break/><text:tab/><text:span text:style-name="T169">2.</text:span> Да се реализират алгоритми за непрекъснато обучение, дори в процеса на експлоатация, на ИНМ.</text:p>
        <text:p text:style-name="P1"><text:tab/><text:span text:style-name="T169">3.</text:span> Да се реализира хибридна комбинация от представените в литературата точни и евристични алгоритми за обучение на ИНМ.</text:p>
        <text:p text:style-name="P1"><text:tab/><text:span text:style-name="T170">4. Да се реализира програмна система, под формата на клиент-сървър приложение, работещо в среда за разпределени изчисления.</text:span></text:p>
        <text:p text:style-name="P1"/>
        <text:h text:style-name="Heading_20_3" text:outline-level="3"><text:bookmark-start text:name="__RefHeading___Toc4794_1119578745"/><text:s text:c="4"/><text:span text:style-name="T180">1.7.3 </text:span>Задачи<text:bookmark-end text:name="__RefHeading___Toc4794_1119578745"/></text:h>
        <text:p text:style-name="P1"/>
        <text:p text:style-name="P1"><text:tab/>Основна задача по дисертационния труд е реализацията на ИНМ модел, под формата на С<text:span text:style-name="T169">++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1"/>
        <text:p text:style-name="P1"><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71">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1"/>
        <text:p text:style-name="P1"><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1"/>
        <text:p text:style-name="P1"><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1"/>
        <text:h text:style-name="P328"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1"/>
        <text:p text:style-name="P1"><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1"/>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1"/>
        <text:p text:style-name="P65"><text:tab/>Приложението на ИНМ при прогнозирането на времеви редове в икономиката се разглежда от различни автори, някои от които са Dunis <text:span text:style-name="T152">[DUWI2002]</text:span>, Giles <text:span text:style-name="T152">[GILA2001]</text:span> и Moody <text:span text:style-name="T152">[MOOD1995]</text:span>. Като основен модел се използват така наречените Feed Forward Neural Networks (FFNN) (виж Haykin <text:span text:style-name="T152">[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52">[WERB1990]</text:span>). Комбиниран подход за обучение на ИНМ с помощта на еволюционни алгоритми е предложен от Yao <text:span text:style-name="T152">[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53">[HOLL1975]</text:span>).</text:p>
        <text:p text:style-name="P1"/>
        <text:p text:style-name="P1"><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1"/>
        <text:h text:style-name="Heading_20_2" text:outline-level="2"><text:bookmark-start text:name="__RefHeading__2957_724005782"/><text:s text:c="2"/>2.2 Времеви редове<text:bookmark-end text:name="__RefHeading__2957_724005782"/></text:h>
        <text:p text:style-name="P1"/>
        <text:p text:style-name="P66"><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54">[GEJE1976]</text:span>:</text:p>
        <text:p text:style-name="P1"><draw:frame draw:style-name="fr2" draw:name="graphics1" text:anchor-type="paragraph" svg:x="2.7209in" svg:y="0.1417in" svg:width="1.2508in" svg:height="0.4484in" draw:z-index="1"><draw:image xlink:href="Pictures/2000000900000C680000047312D33547.svm" xlink:type="simple" xlink:show="embed" xlink:actuate="onLoad"/></draw:frame></text:p>
        <text:p text:style-name="P76">(1)</text:p>
        <text:p text:style-name="P1"/>
        <text:p text:style-name="P6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55">[GENE2000]</text:span>.</text:p>
        <text:p text:style-name="P1"/>
        <text:h text:style-name="Heading_20_2" text:outline-level="2"><text:bookmark-start text:name="__RefHeading__2959_724005782"/><text:s text:c="2"/>2.3 Изкуствени невронни мрежи<text:bookmark-end text:name="__RefHeading__2959_724005782"/></text:h>
        <text:p text:style-name="P1"/>
        <text:p text:style-name="P1"><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1"/>
        <text:p text:style-name="P68"><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55">[BILL1998]</text:span>. До момента алгоритъмът с ОРГ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56">[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1"/>
        <text:p text:style-name="P1"><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1"/>
        <text:h text:style-name="Heading_20_2" text:outline-level="2"><text:bookmark-start text:name="__RefHeading__2961_724005782"/><text:s text:c="2"/>2.4 Диференциална еволюция<text:bookmark-end text:name="__RefHeading__2961_724005782"/></text:h>
        <text:p text:style-name="P1"/>
        <text:p text:style-name="P69"><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60">[PRST2005][FEOK2006][STOR1996][JLAM2002].</text:span></text:p>
        <text:p text:style-name="P1"/>
        <text:p text:style-name="P1"><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1"/>
        <text:h text:style-name="Heading_20_2" text:outline-level="2"><text:bookmark-start text:name="__RefHeading__2963_724005782"/><text:s text:c="2"/>2.5 Изчисления в разпределена среда<text:bookmark-end text:name="__RefHeading__2963_724005782"/></text:h>
        <text:p text:style-name="P1"/>
        <text:p text:style-name="P70"><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7">[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8">[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1"/>
        <text:p text:style-name="P1"><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1"/>
        <text:h text:style-name="Heading_20_2" text:outline-level="2"><text:bookmark-start text:name="__RefHeading__2965_724005782"/><text:s text:c="2"/>2.6 Система за прогнозиране<text:bookmark-end text:name="__RefHeading__2965_724005782"/></text:h>
        <text:p text:style-name="P1"/>
        <text:p text:style-name="P1"><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1"><draw:frame draw:style-name="fr3" draw:name="graphics2" text:anchor-type="paragraph" svg:x="2.3563in" svg:y="0.1161in" svg:width="1.9799in" svg:height="0.5728in" draw:z-index="2"><draw:image xlink:href="Pictures/20000009000013A4000005B0073C4030.svm" xlink:type="simple" xlink:show="embed" xlink:actuate="onLoad"/></draw:frame></text:p>
        <text:p text:style-name="P77">(2)</text:p>
        <text:p text:style-name="P1"/>
        <text:p text:style-name="P1"><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1"/>
        <text:p text:style-name="P1"><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1"><draw:frame draw:style-name="fr3" draw:name="graphics3" text:anchor-type="paragraph" svg:x="2.4709in" svg:y="-0.0846in" svg:width="1.7508in" svg:height="0.8756in" draw:z-index="3"><draw:image xlink:href="Pictures/200000090000115E000008B0D69A0FF0.svm" xlink:type="simple" xlink:show="embed" xlink:actuate="onLoad"/></draw:frame></text:p>
        <text:p text:style-name="P78">(3)</text:p>
        <text:p text:style-name="P1"/>
        <text:p text:style-name="P1"><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1"/>
        <text:p text:style-name="Illustration"><draw:frame draw:style-name="fr4" draw:name="graphics4" text:anchor-type="paragraph" svg:width="6.6925in" svg:height="3.5193in" draw:z-index="4"><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1"/>
        <text:p text:style-name="P1"><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text:soft-page-break/>(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1"/>
        <text:p text:style-name="P1"><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1"/>
        <text:p text:style-name="P1"><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text:soft-page-break/>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1"/>
        <text:p text:style-name="P1"><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1"/>
        <text:h text:style-name="Heading_20_3" text:outline-level="3"><text:bookmark-start text:name="__RefHeading__3314_724005782"/><text:s text:c="4"/>2.6.1 Структура на ИНМ<text:bookmark-end text:name="__RefHeading__3314_724005782"/></text:h>
        <text:p text:style-name="P1"/>
        <text:p text:style-name="P1"><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1"/>
        <text:p text:style-name="Illustration"><draw:frame draw:style-name="fr4" draw:name="graphics5" text:anchor-type="paragraph" svg:width="6.3862in" svg:height="4.7602in" draw:z-index="5"><draw:image xlink:href="Pictures/2000000900003F5C00002F3CCC657D1A.svm" xlink:type="simple" xlink:show="embed" xlink:actuate="onLoad"/></draw:frame><text:soft-page-break/><text:span text:style-name="T1">Фиг. 2.2</text:span> ИНМ с топология 3-4-2.</text:p>
        <text:p text:style-name="P1"/>
        <text:p text:style-name="P1"><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1"><draw:frame draw:style-name="fr3" draw:name="graphics6" text:anchor-type="paragraph" svg:x="1.2256in" svg:y="0.1016in" svg:width="4.2402in" svg:height="0.5217in" draw:z-index="6"><draw:image xlink:href="Pictures/2000000900002A120000052C57BEBBCB.svm" xlink:type="simple" xlink:show="embed" xlink:actuate="onLoad"/></draw:frame></text:p>
        <text:p text:style-name="P79">(4)</text:p>
        <text:p text:style-name="P1"/>
        <text:p text:style-name="P1"><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1"/>
        <text:p text:style-name="P1"/>
        <text:p text:style-name="P1"/>
        <text:p text:style-name="P1"/>
        <text:p text:style-name="P1"><draw:frame draw:style-name="fr3" draw:name="graphics7" text:anchor-type="paragraph" svg:x="1.7264in" svg:y="0.0953in" svg:width="3.4165in" svg:height="2.2602in" draw:z-index="7"><draw:image xlink:href="Pictures/20000009000021E70000166EC3C1A01E.svm" xlink:type="simple" xlink:show="embed" xlink:actuate="onLoad"/></draw:frame><text:soft-page-break/></text:p>
        <text:p text:style-name="P1"/>
        <text:p text:style-name="P1"/>
        <text:p text:style-name="P1"/>
        <text:p text:style-name="P80">(5)</text:p>
        <text:p text:style-name="P1"/>
        <text:p text:style-name="P1"/>
        <text:p text:style-name="P1"/>
        <text:p text:style-name="P1"/>
        <text:p text:style-name="P1"><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1"/>
        <text:p text:style-name="P1"><draw:frame draw:style-name="fr3" draw:name="graphics8" text:anchor-type="paragraph" svg:x="1.7882in" svg:y="-0.0626in" svg:width="3.1154in" svg:height="2.2602in" draw:z-index="8"><draw:image xlink:href="Pictures/2000000900001EE80000166EC3B216D5.svm" xlink:type="simple" xlink:show="embed" xlink:actuate="onLoad"/></draw:frame></text:p>
        <text:p text:style-name="P1"/>
        <text:p text:style-name="P1"/>
        <text:p text:style-name="P81">(6)</text:p>
        <text:p text:style-name="P1"/>
        <text:p text:style-name="P1"/>
        <text:p text:style-name="P1"/>
        <text:p text:style-name="P1"/>
        <text:p text:style-name="P1"/>
        <text:p text:style-name="P1"><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1"/>
        <text:h text:style-name="Heading_20_3" text:outline-level="3"><text:bookmark-start text:name="__RefHeading__3316_724005782"/><text:s text:c="4"/>2.6.2 Изчисления от входа към изхода<text:bookmark-end text:name="__RefHeading__3316_724005782"/></text:h>
        <text:p text:style-name="P1"/>
        <text:p text:style-name="P1"><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2"><draw:frame draw:style-name="fr3" draw:name="graphics9" text:anchor-type="paragraph" svg:x="2.778in" svg:y="0.0591in" svg:width="1.1362in" svg:height="0.4484in" draw:z-index="9"><draw:image xlink:href="Pictures/2000000900000B45000004732829D51D.svm" xlink:type="simple" xlink:show="embed" xlink:actuate="onLoad"/></draw:frame></text:p>
        <text:p text:style-name="P87">(7)</text:p>
        <text:p text:style-name="P1"><text:soft-page-break/></text:p>
        <text:p text:style-name="P1"><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1"><draw:frame draw:style-name="fr3" draw:name="graphics10" text:anchor-type="paragraph" svg:x="2.4709in" svg:y="0.0193in" svg:width="1.7508in" svg:height="0.8756in" draw:z-index="10"><draw:image xlink:href="Pictures/200000090000115E000008B0BD210798.svm" xlink:type="simple" xlink:show="embed" xlink:actuate="onLoad"/></draw:frame></text:p>
        <text:p text:style-name="P83">(8)</text:p>
        <text:p text:style-name="P1"/>
        <text:p text:style-name="P1"/>
        <text:p text:style-name="P1"><text:tab/>След сумирането на претеглените входни сигнали следва те да се нормират, така че да бъдат в желания диапазон от [0.0 – 1.0].</text:p>
        <text:p text:style-name="P1"/>
        <text:p text:style-name="P84"><draw:frame draw:style-name="fr3" draw:name="graphics11" text:anchor-type="paragraph" svg:x="2.9398in" svg:y="-0.0898in" svg:width="0.8134in" svg:height="0.3957in" draw:z-index="11"><draw:image xlink:href="Pictures/2000000900000811000003EE9884EEEB.svm" xlink:type="simple" xlink:show="embed" xlink:actuate="onLoad"/></draw:frame>(9)</text:p>
        <text:p text:style-name="P1"/>
        <text:p text:style-name="P1"><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1"/>
        <text:h text:style-name="P331" text:outline-level="3"><text:bookmark-start text:name="__RefHeading__3318_724005782"/><text:s text:c="4"/>2.6.3 Манипулация на теглата в ИНМ с ДЕ<text:bookmark-end text:name="__RefHeading__3318_724005782"/></text:h>
        <text:p text:style-name="P1"/>
        <text:p text:style-name="P1"><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1"/>
        <text:p text:style-name="Illustration"><draw:frame draw:style-name="fr4" draw:name="graphics12" text:anchor-type="paragraph" svg:width="6.0102in" svg:height="5.6362in" draw:z-index="12"><draw:image xlink:href="Pictures/2000000900003BA3000037EB853D3A45.svm" xlink:type="simple" xlink:show="embed" xlink:actuate="onLoad"/></draw:frame><text:soft-page-break/><text:span text:style-name="T1">Фиг. 2.3</text:span> Кръстосване на комплекти тегла.</text:p>
        <text:p text:style-name="P1"/>
        <text:p text:style-name="P1"><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1"/>
        <text:p text:style-name="Illustration"><draw:frame draw:style-name="fr4" draw:name="graphics13" text:anchor-type="paragraph" svg:width="6.6925in" svg:height="5.7307in" draw:z-index="13"><draw:image xlink:href="Pictures/2000000900004D00000041F158D50515.svm" xlink:type="simple" xlink:show="embed" xlink:actuate="onLoad"/></draw:frame><text:soft-page-break/><text:span text:style-name="T1">Фиг. 2.4</text:span> Мутация на комплекти тегла.</text:p>
        <text:p text:style-name="P1"/>
        <text:p text:style-name="P1"><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1"/>
        <text:h text:style-name="P331" text:outline-level="3"><text:bookmark-start text:name="__RefHeading__3320_724005782"/><text:s text:c="4"/>2.6.4 Представяне на входните и изходните данни<text:bookmark-end text:name="__RefHeading__3320_724005782"/></text:h>
        <text:p text:style-name="P1"/>
        <text:p text:style-name="P1"><text:tab/>Възможни са различни варианти за представяне на входната и изходната информация. В настоящо описвани модел изборът е <text:span text:style-name="T145">входните данни да се мащабират, спрямо най-голямата </text:span><text:soft-page-break/><text:span text:style-name="T145">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1"/>
        <text:p text:style-name="P1"><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1"/>
        <text:h text:style-name="P331" text:outline-level="3"><text:bookmark-start text:name="__RefHeading__1941_564051341"/><text:s text:c="4"/>2.6.5 Оценка на индивидите в популацията<text:bookmark-end text:name="__RefHeading__1941_564051341"/></text:h>
        <text:p text:style-name="P1"/>
        <text:p text:style-name="Illustration"><draw:frame draw:style-name="fr5" draw:name="graphics14" text:anchor-type="paragraph" svg:width="6.6925in" svg:height="4.2244in" draw:z-index="14"><draw:image xlink:href="Pictures/20000009000050B9000032F5605A458B.svm" xlink:type="simple" xlink:show="embed" xlink:actuate="onLoad"/></draw:frame><text:span text:style-name="T1">Фиг. 2.5</text:span> Процедура за оценка на комплектите тегла.</text:p>
        <text:p text:style-name="P1"/>
        <text:p text:style-name="P1"><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1"><draw:frame draw:style-name="fr3" draw:name="graphics15" text:anchor-type="paragraph" svg:x="2.002in" svg:y="0.0346in" svg:width="2.6874in" svg:height="0.678in" draw:z-index="15"><draw:image xlink:href="Pictures/2000000900001AAB000006B94475CBCF.svm" xlink:type="simple" xlink:show="embed" xlink:actuate="onLoad"/></draw:frame></text:p>
        <text:p text:style-name="P85">(10)</text:p>
        <text:p text:style-name="P1"/>
        <text:p text:style-name="P1"><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1"/>
        <text:p text:style-name="P1"><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1"><draw:frame draw:style-name="fr3" draw:name="graphics16" text:anchor-type="paragraph" svg:x="2.6528in" svg:y="0.1311in" svg:width="1.3862in" svg:height="0.9583in" draw:z-index="16"><draw:image xlink:href="Pictures/2000000900000DC000000983B6C1E407.svm" xlink:type="simple" xlink:show="embed" xlink:actuate="onLoad"/></draw:frame></text:p>
        <text:p text:style-name="P1"/>
        <text:p text:style-name="P86">(11)</text:p>
        <text:p text:style-name="P1"/>
        <text:p text:style-name="P1"/>
        <text:p text:style-name="P1"><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1"/>
        <text:p text:style-name="P1"><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1"/>
        <text:h text:style-name="P331" text:outline-level="3"><text:bookmark-start text:name="__RefHeading__1943_564051341"/><text:s text:c="4"/>2.6.6 Хибридна реализация с ДЕ и ОРГ<text:bookmark-end text:name="__RefHeading__1943_564051341"/></text:h>
        <text:p text:style-name="P1"/>
        <text:p text:style-name="Illustration"><draw:frame draw:style-name="fr4" draw:name="graphics17" text:anchor-type="paragraph" svg:width="5.3862in" svg:height="2.6362in" draw:z-index="17"><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1"/>
        <text:p text:style-name="P1"><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1"/>
        <text:h text:style-name="P331" text:outline-level="3"><text:bookmark-start text:name="__RefHeading__1945_564051341"/><text:s text:c="4"/>2.6.7 Обучение на ИНМ с ДЕ в ИРС<text:bookmark-end text:name="__RefHeading__1945_564051341"/></text:h>
        <text:p text:style-name="P1"/>
        <text:p text:style-name="Illustration"><draw:frame draw:style-name="fr4" draw:name="graphics18" text:anchor-type="paragraph" svg:width="6.6925in" svg:height="3.8126in" draw:z-index="18"><draw:image xlink:href="Pictures/200000090000480A00002909B80192FE.svm" xlink:type="simple" xlink:show="embed" xlink:actuate="onLoad"/></draw:frame><text:soft-page-break/><text:span text:style-name="T1">Фиг. 2.7</text:span> Обмен на задачи в система за ИРС.</text:p>
        <text:p text:style-name="P1"/>
        <text:p text:style-name="P1"><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1"/>
        <text:h text:style-name="P329" text:outline-level="1"><text:bookmark-start text:name="__RefHeading___Toc1979_1885221179"/>Глава 3 - Практическа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19"><draw:image xlink:href="Pictures/10000000000005520000026A8BBA8E75.png" xlink:type="simple" xlink:show="embed" xlink:actuate="onLoad"/></draw:frame><text:soft-page-break/><text:span text:style-name="T99">Фиг. </text:span><text:span text:style-name="T100">3</text:span><text:span text:style-name="T99">.</text:span><text:span text:style-name="T100">1</text:span><text:span text:style-name="T98"> Котировки </text:span><text:span text:style-name="T101">EUR/USD в MetaTrader 4</text:span><text:span text:style-name="T98">.</text:span></text:p>
        <text:p text:style-name="P9"/>
        <text:h text:style-name="Heading_20_2" text:outline-level="2"><text:bookmark-start text:name="__RefHeading___Toc2209_325322275"/><text:s text:c="2"/><text:span text:style-name="T5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4">3.2 Изчисления в разпределена среда</text:span><text:bookmark-end text:name="__RefHeading___Toc2227_325322275"/></text:h>
        <text:p text:style-name="Standard"/>
        <text:p text:style-name="Standard"><text:tab/>По своята същност, <text:span text:style-name="T5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38"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8">3.3.1 Избор на инструменти за разработка от страната на клиентското приложение</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P110"><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32" text:outline-level="3"><text:bookmark-start text:name="__RefHeading___Toc12991_1666585142"/><text:s text:c="4"/><text:span text:style-name="T5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text:span><text:soft-page-break/><text:span text:style-name="T60">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text:soft-page-break/>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64">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15">ANN</text:p>
            </table:table-cell>
            <table:covered-table-cell/>
          </table:table-row>
          <table:table-row>
            <table:table-cell table:style-name="Table3.A2" office:value-type="string">
              <text:p text:style-name="P147">Отговорности</text:p>
            </table:table-cell>
            <table:table-cell table:style-name="Table3.B2" office:value-type="string">
              <text:p text:style-name="P147">Сътрудници</text:p>
            </table:table-cell>
          </table:table-row>
          <table:table-row>
            <table:table-cell table:style-name="Table3.A3" office:value-type="string">
              <text:p text:style-name="P224">* Представяне на ИНМ.</text:p>
              <text:p text:style-name="P224">* Приемане на входната за ИНМ информация.</text:p>
              <text:p text:style-name="P224">* Извеждане на изходната за ИНМ информация.</text:p>
              <text:p text:style-name="P224">* Пресмятане на правия пас при разпространение на информацията от входа, към изхода.</text:p>
              <text:p text:style-name="P224">* Пресмятане на обратния пас, за обучението с ОРГ.</text:p>
            </table:table-cell>
            <table:table-cell table:style-name="Table3.B3" office:value-type="string">
              <text:p text:style-name="P225">NuronsList</text:p>
              <text:p text:style-name="P225">ActivitiesMatrix</text:p>
              <text:p text:style-name="P225">WeightsMatrix</text:p>
              <text:p text:style-name="P225">Counter</text:p>
              <text:p text:style-name="P225">TrainingSet</text:p>
              <text:p text:style-name="P246">TimePeriod</text:p>
              <text:p text:style-name="P247">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99"><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16">ANN<text:span text:style-name="T65">IO</text:span></text:p>
            </table:table-cell>
            <table:covered-table-cell/>
          </table:table-row>
          <table:table-row>
            <table:table-cell table:style-name="Table4.A2" office:value-type="string">
              <text:p text:style-name="P148">Отговорности</text:p>
            </table:table-cell>
            <table:table-cell table:style-name="Table4.B2" office:value-type="string">
              <text:p text:style-name="P148">Сътрудници</text:p>
            </table:table-cell>
          </table:table-row>
          <table:table-row>
            <table:table-cell table:style-name="Table4.A3" office:value-type="string">
              <text:p text:style-name="P179">* Служи като контейнер за вектори от входни/изходни данни към/от ИНМ.</text:p>
            </table:table-cell>
            <table:table-cell table:style-name="Table4.B3" office:value-type="string">
              <text:p text:style-name="P179">-</text:p>
            </table:table-cell>
          </table:table-row>
        </table:table>
        <text:p text:style-name="P1"/>
        <text:p text:style-name="P1"><text:tab/>Входно-изходната информация представлява вектор от реални числа, а който е предназначен отделен базов клас.</text:p>
        <text:p text:style-name="P1"/>
        <text:p text:style-name="P300"><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17">ANN<text:span text:style-name="T66">Input</text:span></text:p>
            </table:table-cell>
            <table:covered-table-cell/>
          </table:table-row>
          <table:table-row>
            <table:table-cell table:style-name="Table5.A2" office:value-type="string">
              <text:p text:style-name="P149">Отговорности</text:p>
            </table:table-cell>
            <table:table-cell table:style-name="Table5.B2" office:value-type="string">
              <text:p text:style-name="P149">Сътрудници</text:p>
            </table:table-cell>
          </table:table-row>
          <table:table-row>
            <table:table-cell table:style-name="Table5.A3" office:value-type="string">
              <text:p text:style-name="P180">* Контейнер за входни данни към ИНМ.</text:p>
            </table:table-cell>
            <table:table-cell table:style-name="Table5.B3" office:value-type="string">
              <text:p text:style-name="P248">ANNIO</text:p>
            </table:table-cell>
          </table:table-row>
        </table:table>
        <text:p text:style-name="P10"/>
        <text:p text:style-name="P10"><text:tab/>Входната информация е вектор от реални числа и представлява частен случай на входно-изходен вектор.</text:p>
        <text:p text:style-name="P10"/>
        <text:p text:style-name="P301"><text:soft-page-break/><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18">ANN<text:span text:style-name="T67">Output</text:span></text:p>
            </table:table-cell>
            <table:covered-table-cell/>
          </table:table-row>
          <table:table-row>
            <table:table-cell table:style-name="Table6.A2" office:value-type="string">
              <text:p text:style-name="P150">Отговорности</text:p>
            </table:table-cell>
            <table:table-cell table:style-name="Table6.B2" office:value-type="string">
              <text:p text:style-name="P150">Сътрудници</text:p>
            </table:table-cell>
          </table:table-row>
          <table:table-row>
            <table:table-cell table:style-name="Table6.A3" office:value-type="string">
              <text:p text:style-name="P181">* Контейнер за изходни данни от ИНМ.</text:p>
            </table:table-cell>
            <table:table-cell table:style-name="Table6.B3" office:value-type="string">
              <text:p text:style-name="P249">ANNIO</text:p>
            </table:table-cell>
          </table:table-row>
        </table:table>
        <text:p text:style-name="P38"/>
        <text:p text:style-name="P38"><text:tab/>Изходната информация е вектор от реални числа и представлява частен случай на входно-изходен вектор.</text:p>
        <text:p text:style-name="P38"/>
        <text:p text:style-name="P302"><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19">Activit<text:span text:style-name="T68">ies</text:span>Matrix</text:p>
            </table:table-cell>
            <table:covered-table-cell/>
          </table:table-row>
          <table:table-row>
            <table:table-cell table:style-name="Table7.A2" office:value-type="string">
              <text:p text:style-name="P151">Отговорности</text:p>
            </table:table-cell>
            <table:table-cell table:style-name="Table7.B2" office:value-type="string">
              <text:p text:style-name="P151">Сътрудници</text:p>
            </table:table-cell>
          </table:table-row>
          <table:table-row>
            <table:table-cell table:style-name="Table7.A3" office:value-type="string">
              <text:p text:style-name="P182">*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50">GraphMatrix</text:p>
            </table:table-cell>
          </table:table-row>
        </table:table>
        <text:p text:style-name="P11"/>
        <text:p text:style-name="P11"><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1"/>
        <text:p text:style-name="P303"><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20">Chromosome</text:p>
            </table:table-cell>
            <table:covered-table-cell/>
          </table:table-row>
          <table:table-row>
            <table:table-cell table:style-name="Table8.A2" office:value-type="string">
              <text:p text:style-name="P152">Отговорности</text:p>
            </table:table-cell>
            <table:table-cell table:style-name="Table8.B2" office:value-type="string">
              <text:p text:style-name="P152">Сътрудници</text:p>
            </table:table-cell>
          </table:table-row>
          <table:table-row>
            <table:table-cell table:style-name="Table8.A3" office:value-type="string">
              <text:p text:style-name="P183">* Представя хромозома в популацията на ДЕ <text:span text:style-name="T70">(матрица с тегла на ИНМ)</text:span>.</text:p>
              <text:p text:style-name="P183">* Носи информация за жизнеността си.</text:p>
              <text:p text:style-name="P183">* Генерира хромозома със случайни числа. </text:p>
            </table:table-cell>
            <table:table-cell table:style-name="Table8.B3" office:value-type="string">
              <text:p text:style-name="P226">WeightsMatrix</text:p>
            </table:table-cell>
          </table:table-row>
        </table:table>
        <text:p text:style-name="P12"/>
        <text:p text:style-name="P12"><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2"/>
        <text:p text:style-name="P304"><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21">Communicator</text:p>
            </table:table-cell>
            <table:covered-table-cell/>
          </table:table-row>
          <table:table-row>
            <table:table-cell table:style-name="Table9.A2" office:value-type="string">
              <text:p text:style-name="P153">Отговорности</text:p>
            </table:table-cell>
            <table:table-cell table:style-name="Table9.B2" office:value-type="string">
              <text:p text:style-name="P153">Сътрудници</text:p>
            </table:table-cell>
          </table:table-row>
          <table:table-row>
            <table:table-cell table:style-name="Table9.A3" office:value-type="string">
              <text:p text:style-name="P184">* Задава базова рамка за комуникационен интерфейс <text:span text:style-name="T71">(служи за наследяване).</text:span></text:p>
            </table:table-cell>
            <table:table-cell table:style-name="Table9.B3" office:value-type="string">
              <text:p text:style-name="P229">DE</text:p>
              <text:p text:style-name="P229">ANN</text:p>
              <text:p text:style-name="P227">NeuronList</text:p>
              <text:p text:style-name="P227"><text:soft-page-break/>WeightMatrix</text:p>
              <text:p text:style-name="P227">ActivitiesMatrix</text:p>
              <text:p text:style-name="P229">ModelParameters</text:p>
              <text:p text:style-name="P251">TimePeriod</text:p>
              <text:p text:style-name="P229">RateInfo</text:p>
              <text:p text:style-name="P228">Counter</text:p>
            </table:table-cell>
          </table:table-row>
        </table:table>
        <text:p text:style-name="P13"/>
        <text:p text:style-name="P13"><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4">Communicator е базов клас, наследен от по-специфични реализации на комуникационната функционалност. </text:span></text:p>
        <text:p text:style-name="P13"/>
        <text:p text:style-name="P305"><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22">Counter</text:p>
            </table:table-cell>
            <table:covered-table-cell/>
          </table:table-row>
          <table:table-row>
            <table:table-cell table:style-name="Table10.A2" office:value-type="string">
              <text:p text:style-name="P154">Отговорности</text:p>
            </table:table-cell>
            <table:table-cell table:style-name="Table10.B2" office:value-type="string">
              <text:p text:style-name="P154">Сътрудници</text:p>
            </table:table-cell>
          </table:table-row>
          <table:table-row>
            <table:table-cell table:style-name="Table10.A3" office:value-type="string">
              <text:p text:style-name="P185">* Натрупва статистическа информация за работата на системата.</text:p>
              <text:p text:style-name="P185">* Поддържа броячи под формата на ключ-стойност двойки.</text:p>
            </table:table-cell>
            <table:table-cell table:style-name="Table10.B3" office:value-type="string">
              <text:p text:style-name="P185">-</text:p>
            </table:table-cell>
          </table:table-row>
        </table:table>
        <text:p text:style-name="P14"/>
        <text:p text:style-name="P14"><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4"/>
        <text:p text:style-name="P306"><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23">CrossoverType</text:p>
            </table:table-cell>
            <table:covered-table-cell/>
          </table:table-row>
          <table:table-row>
            <table:table-cell table:style-name="Table11.A2" office:value-type="string">
              <text:p text:style-name="P155">Отговорности</text:p>
            </table:table-cell>
            <table:table-cell table:style-name="Table11.B2" office:value-type="string">
              <text:p text:style-name="P155">Сътрудници</text:p>
            </table:table-cell>
          </table:table-row>
          <table:table-row>
            <table:table-cell table:style-name="Table11.A3" office:value-type="string">
              <text:p text:style-name="P186">* Задава различни възможности за операцията по кръстосване в ДЕ.</text:p>
            </table:table-cell>
            <table:table-cell table:style-name="Table11.B3" office:value-type="string">
              <text:p text:style-name="P186">-</text:p>
            </table:table-cell>
          </table:table-row>
        </table:table>
        <text:p text:style-name="P15"/>
        <text:p text:style-name="P15"><text:tab/>В алгоритъма за ДЕ могат да се приложат различни типове кръстосване, което често зависи от избраната топология на ИНМ.</text:p>
        <text:p text:style-name="P15"/>
        <text:p text:style-name="P307"><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24">DE</text:p>
            </table:table-cell>
            <table:covered-table-cell/>
          </table:table-row>
          <table:table-row>
            <table:table-cell table:style-name="Table12.A2" office:value-type="string">
              <text:p text:style-name="P156">Отговорности</text:p>
            </table:table-cell>
            <table:table-cell table:style-name="Table12.B2" office:value-type="string">
              <text:p text:style-name="P156">Сътрудници</text:p>
            </table:table-cell>
          </table:table-row>
          <table:table-row>
            <table:table-cell table:style-name="Table12.A3" office:value-type="string">
              <text:p text:style-name="P187">* Реализира алгоритъма на ДЕ.</text:p>
              <text:p text:style-name="P187">* Изпълнява операцията по селекция в ДЕ.</text:p>
              <text:p text:style-name="P187"><text:soft-page-break/>* Изпълнява операцията за рекомбинация в ДЕ.</text:p>
            </table:table-cell>
            <table:table-cell table:style-name="Table12.B3" office:value-type="string">
              <text:p text:style-name="P233">Population</text:p>
              <text:p text:style-name="P234">Counter</text:p>
              <text:p text:style-name="P234"><text:soft-page-break/>ANN</text:p>
              <text:p text:style-name="P252">CrossoverType</text:p>
            </table:table-cell>
          </table:table-row>
        </table:table>
        <text:p text:style-name="P16"/>
        <text:p text:style-name="P16"><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6"/>
        <text:p text:style-name="P308"><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25">GraphMatrix</text:p>
            </table:table-cell>
            <table:covered-table-cell/>
          </table:table-row>
          <table:table-row>
            <table:table-cell table:style-name="Table13.A2" office:value-type="string">
              <text:p text:style-name="P157">Отговорности</text:p>
            </table:table-cell>
            <table:table-cell table:style-name="Table13.B2" office:value-type="string">
              <text:p text:style-name="P157">Сътрудници</text:p>
            </table:table-cell>
          </table:table-row>
          <table:table-row>
            <table:table-cell table:style-name="Table13.A3" office:value-type="string">
              <text:p text:style-name="P188">* Задава матрица на съседство в насочен тегловен граф <text:span text:style-name="T72">(служи за наследяване)</text:span>.</text:p>
            </table:table-cell>
            <table:table-cell table:style-name="Table13.B3" office:value-type="string">
              <text:p text:style-name="P188">-</text:p>
            </table:table-cell>
          </table:table-row>
        </table:table>
        <text:p text:style-name="P17"/>
        <text:p text:style-name="P17"><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7"/>
        <text:p text:style-name="P309"><text:span text:style-name="T1">Таб. 3.1</text:span><text:span text:style-name="T28">2</text:span> Отговорници и сътрудници на класа описващ комуникация по <text:span text:style-name="T147">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26">HttpCommunicator</text:p>
            </table:table-cell>
            <table:covered-table-cell/>
          </table:table-row>
          <table:table-row>
            <table:table-cell table:style-name="Table14.A2" office:value-type="string">
              <text:p text:style-name="P158">Отговорности</text:p>
            </table:table-cell>
            <table:table-cell table:style-name="Table14.B2" office:value-type="string">
              <text:p text:style-name="P158">Сътрудници</text:p>
            </table:table-cell>
          </table:table-row>
          <table:table-row>
            <table:table-cell table:style-name="Table14.A3" office:value-type="string">
              <text:p text:style-name="P189">* Комуникация с отдалечен уеб сървър, с базов протокол <text:span text:style-name="T73">HTTP.</text:span></text:p>
              <text:p text:style-name="P189">* Синтактичен анализ <text:span text:style-name="T74">(парсване)</text:span> на неструктурирана информация, която се обменя към и от уеб сървъра.</text:p>
            </table:table-cell>
            <table:table-cell table:style-name="Table14.B3" office:value-type="string">
              <text:p text:style-name="P230">DE</text:p>
              <text:p text:style-name="P230">ANN</text:p>
              <text:p text:style-name="P230">NeuronList</text:p>
              <text:p text:style-name="P230">WeightMatrix</text:p>
              <text:p text:style-name="P253">Communicator</text:p>
              <text:p text:style-name="P231">ActivitiesMatrix</text:p>
              <text:p text:style-name="P230">ModelParameters</text:p>
              <text:p text:style-name="P255">TimePeriod</text:p>
              <text:p text:style-name="P230">RateInfo</text:p>
              <text:p text:style-name="P230">Counter</text:p>
            </table:table-cell>
          </table:table-row>
        </table:table>
        <text:p text:style-name="P18"/>
        <text:p text:style-name="P18"><text:tab/>Един от най-разпространените комуникационни протоколи е <text:span text:style-name="T8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8"/>
        <text:p text:style-name="P310"><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27">Init</text:p>
            </table:table-cell>
            <table:covered-table-cell/>
          </table:table-row>
          <table:table-row>
            <table:table-cell table:style-name="Table15.A2" office:value-type="string">
              <text:p text:style-name="P159">Отговорности</text:p>
            </table:table-cell>
            <table:table-cell table:style-name="Table15.B2" office:value-type="string">
              <text:p text:style-name="P159">Сътрудници</text:p>
            </table:table-cell>
          </table:table-row>
          <table:table-row>
            <table:table-cell table:style-name="Table15.A3" office:value-type="string">
              <text:p text:style-name="P190">* Зареждане на параметри за настройката на системата от инициализационен файл.</text:p>
            </table:table-cell>
            <table:table-cell table:style-name="Table15.B3" office:value-type="string">
              <text:p text:style-name="P190">-</text:p>
            </table:table-cell>
          </table:table-row>
        </table:table>
        <text:p text:style-name="P19"><text:soft-page-break/></text:p>
        <text:p text:style-name="P19"><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19"/>
        <text:p text:style-name="P311"><text:span text:style-name="T1">Таб. 3.1</text:span><text:span text:style-name="T29">4</text:span> Отговорници и сътрудници на класа описващ <text:span text:style-name="T148">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28">JsonHttpCommunicator</text:p>
            </table:table-cell>
            <table:covered-table-cell/>
          </table:table-row>
          <table:table-row>
            <table:table-cell table:style-name="Table16.A2" office:value-type="string">
              <text:p text:style-name="P160">Отговорности</text:p>
            </table:table-cell>
            <table:table-cell table:style-name="Table16.B2" office:value-type="string">
              <text:p text:style-name="P160">Сътрудници</text:p>
            </table:table-cell>
          </table:table-row>
          <table:table-row>
            <table:table-cell table:style-name="Table16.A3" office:value-type="string">
              <text:p text:style-name="P235">* Комуникация с отдалечен уеб сървър, с базов протокол <text:span text:style-name="T73">HTTP.</text:span></text:p>
              <text:p text:style-name="P235">* Синтактичен анализ <text:span text:style-name="T74">(парсване)</text:span> на <text:span text:style-name="T75">JSON</text:span> структурирана информация, която се обменя към и от уеб сървъра.</text:p>
            </table:table-cell>
            <table:table-cell table:style-name="Table16.B3" office:value-type="string">
              <text:p text:style-name="P232">DE</text:p>
              <text:p text:style-name="P232">ANN</text:p>
              <text:p text:style-name="P232">NeuronList</text:p>
              <text:p text:style-name="P232">WeightMatrix</text:p>
              <text:p text:style-name="P254">Communicator</text:p>
              <text:p text:style-name="P232">ActivitiesMatrix</text:p>
              <text:p text:style-name="P232">ModelParameters</text:p>
              <text:p text:style-name="P256">TimePeriod</text:p>
              <text:p text:style-name="P232">RateInfo</text:p>
              <text:p text:style-name="P232">Counter</text:p>
            </table:table-cell>
          </table:table-row>
        </table:table>
        <text:p text:style-name="P20"/>
        <text:p text:style-name="P20"><text:tab/>При комуникация по протокола <text:span text:style-name="T8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0"/>
        <text:p text:style-name="P312"><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29">ModelParameters</text:p>
            </table:table-cell>
            <table:covered-table-cell/>
          </table:table-row>
          <table:table-row>
            <table:table-cell table:style-name="Table17.A2" office:value-type="string">
              <text:p text:style-name="P161">Отговорности</text:p>
            </table:table-cell>
            <table:table-cell table:style-name="Table17.B2" office:value-type="string">
              <text:p text:style-name="P161">Сътрудници</text:p>
            </table:table-cell>
          </table:table-row>
          <table:table-row>
            <table:table-cell table:style-name="Table17.A3" office:value-type="string">
              <text:p text:style-name="P191">*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57">TimePeriod</text:p>
            </table:table-cell>
          </table:table-row>
        </table:table>
        <text:p text:style-name="P21"/>
        <text:p text:style-name="P21"><text:tab/>Параметрите на всеки модел <text:span text:style-name="T87">(ИНМ+ДЕ+ВР) се обработват от помощен клас, така че методите да получават само един обект, а не серия от параметри. </text:span></text:p>
        <text:p text:style-name="P21"/>
        <text:p text:style-name="P313"><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30">Neuron</text:p>
            </table:table-cell>
            <table:covered-table-cell/>
          </table:table-row>
          <text:soft-page-break/>
          <table:table-row>
            <table:table-cell table:style-name="Table18.A2" office:value-type="string">
              <text:p text:style-name="P162">Отговорности</text:p>
            </table:table-cell>
            <table:table-cell table:style-name="Table18.B2" office:value-type="string">
              <text:p text:style-name="P162">Сътрудници</text:p>
            </table:table-cell>
          </table:table-row>
          <table:table-row>
            <table:table-cell table:style-name="Table18.A3" office:value-type="string">
              <text:p text:style-name="P192">* Представя невроните в ИНМ.</text:p>
              <text:p text:style-name="P192">* Поддържа различни типове неврони.</text:p>
              <text:p text:style-name="P192">* Поддържа стойност на изходния сигнал.</text:p>
              <text:p text:style-name="P192">* Поддържа стойност на грешката, за неврона, при обратния пас от обучението на ИНМ с ОРГ.</text:p>
            </table:table-cell>
            <table:table-cell table:style-name="Table18.B3" office:value-type="string">
              <text:p text:style-name="P236">NeuronType</text:p>
            </table:table-cell>
          </table:table-row>
        </table:table>
        <text:p text:style-name="P22"/>
        <text:p text:style-name="P22"><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2"/>
        <text:p text:style-name="P314"><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31">NeuronType</text:p>
            </table:table-cell>
            <table:covered-table-cell/>
          </table:table-row>
          <table:table-row>
            <table:table-cell table:style-name="Table19.A2" office:value-type="string">
              <text:p text:style-name="P163">Отговорности</text:p>
            </table:table-cell>
            <table:table-cell table:style-name="Table19.B2" office:value-type="string">
              <text:p text:style-name="P163">Сътрудници</text:p>
            </table:table-cell>
          </table:table-row>
          <table:table-row>
            <table:table-cell table:style-name="Table19.A3" office:value-type="string">
              <text:p text:style-name="P193">* Задава различните възможности за типове неврони. </text:p>
            </table:table-cell>
            <table:table-cell table:style-name="Table19.B3" office:value-type="string">
              <text:p text:style-name="P193">-</text:p>
            </table:table-cell>
          </table:table-row>
        </table:table>
        <text:p text:style-name="P23"/>
        <text:p text:style-name="P23"><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8">(примерно неврон, който е входен, а в същото време и изходен за ИНМ).</text:span></text:p>
        <text:p text:style-name="P23"/>
        <text:p text:style-name="P315"><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32">NeuronsList</text:p>
            </table:table-cell>
            <table:covered-table-cell/>
          </table:table-row>
          <table:table-row>
            <table:table-cell table:style-name="Table20.A2" office:value-type="string">
              <text:p text:style-name="P164">Отговорности</text:p>
            </table:table-cell>
            <table:table-cell table:style-name="Table20.B2" office:value-type="string">
              <text:p text:style-name="P164">Сътрудници</text:p>
            </table:table-cell>
          </table:table-row>
          <table:table-row>
            <table:table-cell table:style-name="Table20.A3" office:value-type="string">
              <text:p text:style-name="P194">* Поддържа списък с всички неврони в ИНМ.</text:p>
              <text:p text:style-name="P194">* Поддържа информация за броя неврони от различен тип.</text:p>
            </table:table-cell>
            <table:table-cell table:style-name="Table20.B3" office:value-type="string">
              <text:p text:style-name="P237">Neuron</text:p>
            </table:table-cell>
          </table:table-row>
        </table:table>
        <text:p text:style-name="P24"/>
        <text:p text:style-name="P24"><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4"/>
        <text:p text:style-name="P316"><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33">Population</text:p>
            </table:table-cell>
            <table:covered-table-cell/>
          </table:table-row>
          <table:table-row>
            <table:table-cell table:style-name="Table21.A2" office:value-type="string">
              <text:p text:style-name="P165">Отговорности</text:p>
            </table:table-cell>
            <table:table-cell table:style-name="Table21.B2" office:value-type="string">
              <text:p text:style-name="P165">Сътрудници</text:p>
            </table:table-cell>
          </table:table-row>
          <table:table-row>
            <table:table-cell table:style-name="Table21.A3" office:value-type="string">
              <text:p text:style-name="P195">* Поддържа популацията за ДЕ.</text:p>
              <text:p text:style-name="P195">* Инициализира популация със случайни числа.</text:p>
              <text:p text:style-name="P195">* Поддържа информация за най-добрия индивид в популацията. </text:p>
            </table:table-cell>
            <table:table-cell table:style-name="Table21.B3" office:value-type="string">
              <text:p text:style-name="P238">Chromosome</text:p>
            </table:table-cell>
          </table:table-row>
        </table:table>
        <text:p text:style-name="P25"/>
        <text:p text:style-name="P25"><text:soft-page-break/><text:tab/>Популацията е представена в паметта на компютъра като контейнер от обекти тип хромозома. </text:p>
        <text:p text:style-name="P25"/>
        <text:p text:style-name="P315"><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34">RateInfo</text:p>
            </table:table-cell>
            <table:covered-table-cell/>
          </table:table-row>
          <table:table-row>
            <table:table-cell table:style-name="Table22.A2" office:value-type="string">
              <text:p text:style-name="P166">Отговорности</text:p>
            </table:table-cell>
            <table:table-cell table:style-name="Table22.B2" office:value-type="string">
              <text:p text:style-name="P166">Сътрудници</text:p>
            </table:table-cell>
          </table:table-row>
          <table:table-row>
            <table:table-cell table:style-name="Table22.A3" office:value-type="string">
              <text:p text:style-name="P196">* Съхранява информация за един бар от графиката на времевия ред <text:span text:style-name="T7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96">-</text:p>
            </table:table-cell>
          </table:table-row>
        </table:table>
        <text:p text:style-name="P26"/>
        <text:p text:style-name="P26"><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6"/>
        <text:p text:style-name="P315"><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35">TimePeriod</text:p>
            </table:table-cell>
            <table:covered-table-cell/>
          </table:table-row>
          <table:table-row>
            <table:table-cell table:style-name="Table23.A2" office:value-type="string">
              <text:p text:style-name="P167">Отговорности</text:p>
            </table:table-cell>
            <table:table-cell table:style-name="Table23.B2" office:value-type="string">
              <text:p text:style-name="P167">Сътрудници</text:p>
            </table:table-cell>
          </table:table-row>
          <table:table-row>
            <table:table-cell table:style-name="Table23.A3" office:value-type="string">
              <text:p text:style-name="P197">* Задава възможните времеви период за които има събрани исторически данни <text:span text:style-name="T77">(съответстват на брой минути)</text:span>.</text:p>
            </table:table-cell>
            <table:table-cell table:style-name="Table23.B3" office:value-type="string">
              <text:p text:style-name="P197">-</text:p>
            </table:table-cell>
          </table:table-row>
        </table:table>
        <text:p text:style-name="P27"/>
        <text:p text:style-name="P39"><text:tab/>В програмата <text:span text:style-name="T8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7"/>
        <text:p text:style-name="P315"><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36">Trainer</text:p>
            </table:table-cell>
            <table:covered-table-cell/>
          </table:table-row>
          <table:table-row>
            <table:table-cell table:style-name="Table24.A2" office:value-type="string">
              <text:p text:style-name="P168">Отговорности</text:p>
            </table:table-cell>
            <table:table-cell table:style-name="Table24.B2" office:value-type="string">
              <text:p text:style-name="P168">Сътрудници</text:p>
            </table:table-cell>
          </table:table-row>
          <table:table-row>
            <table:table-cell table:style-name="Table24.A3" office:value-type="string">
              <text:p text:style-name="P198">* Извършва процеса по обучение на ИНМ.</text:p>
              <text:p text:style-name="P198">* Използва се за извличане на прогнози.</text:p>
              <text:p text:style-name="P198">* Обновява тренировъчното множество.</text:p>
              <text:p text:style-name="P198">* Докладва за най-доброто намерено решение.</text:p>
            </table:table-cell>
            <table:table-cell table:style-name="Table24.B3" office:value-type="string">
              <text:p text:style-name="P239">TimePeriod</text:p>
              <text:p text:style-name="P239">Counter</text:p>
              <text:p text:style-name="P239">ANN</text:p>
              <text:p text:style-name="P239">DE</text:p>
              <text:p text:style-name="P239">TrainingSet</text:p>
              <text:p text:style-name="P239">JsonHttpCommunicator</text:p>
            </table:table-cell>
          </table:table-row>
        </table:table>
        <text:p text:style-name="P28"><text:soft-page-break/></text:p>
        <text:p text:style-name="P28"><text:tab/>Множеството от обекти за ИНМ, ДЕ, тренировъчн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8"/>
        <text:p text:style-name="P315"><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37">TrainingExample</text:p>
            </table:table-cell>
            <table:covered-table-cell/>
          </table:table-row>
          <table:table-row>
            <table:table-cell table:style-name="Table25.A2" office:value-type="string">
              <text:p text:style-name="P169">Отговорности</text:p>
            </table:table-cell>
            <table:table-cell table:style-name="Table25.B2" office:value-type="string">
              <text:p text:style-name="P169">Сътрудници</text:p>
            </table:table-cell>
          </table:table-row>
          <table:table-row>
            <table:table-cell table:style-name="Table25.A3" office:value-type="string">
              <text:p text:style-name="P199">* Представя тренировъчните примери за ИНМ, които включват вход, изход и очакван изход.</text:p>
            </table:table-cell>
            <table:table-cell table:style-name="Table25.B3" office:value-type="string">
              <text:p text:style-name="P240">ANNIO</text:p>
            </table:table-cell>
          </table:table-row>
        </table:table>
        <text:p text:style-name="P29"/>
        <text:p text:style-name="P29"><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29"/>
        <text:p text:style-name="P315"><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38">TrainingSet</text:p>
            </table:table-cell>
            <table:covered-table-cell/>
          </table:table-row>
          <table:table-row>
            <table:table-cell table:style-name="Table26.A2" office:value-type="string">
              <text:p text:style-name="P170">Отговорности</text:p>
            </table:table-cell>
            <table:table-cell table:style-name="Table26.B2" office:value-type="string">
              <text:p text:style-name="P170">Сътрудници</text:p>
            </table:table-cell>
          </table:table-row>
          <table:table-row>
            <table:table-cell table:style-name="Table26.A3" office:value-type="string">
              <text:p text:style-name="P200">* Съдържа набор от тренировъчни примери.</text:p>
              <text:p text:style-name="P200">* Трансформира информацията от външната среда във вид подходящ за въвеждане в и извеждане от ИНМ.</text:p>
            </table:table-cell>
            <table:table-cell table:style-name="Table26.B3" office:value-type="string">
              <text:p text:style-name="P241">RateInfo</text:p>
              <text:p text:style-name="P241">TrainingExample</text:p>
              <text:p text:style-name="P242">ANNIO</text:p>
              <text:p text:style-name="P243">TrainingSet</text:p>
            </table:table-cell>
          </table:table-row>
        </table:table>
        <text:p text:style-name="P40"/>
        <text:p text:style-name="P40"><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0"/>
        <text:p text:style-name="P315"><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39">WeightsMatrix</text:p>
            </table:table-cell>
            <table:covered-table-cell/>
          </table:table-row>
          <table:table-row>
            <table:table-cell table:style-name="Table27.A2" office:value-type="string">
              <text:p text:style-name="P171">Отговорности</text:p>
            </table:table-cell>
            <table:table-cell table:style-name="Table27.B2" office:value-type="string">
              <text:p text:style-name="P171">Сътрудници</text:p>
            </table:table-cell>
          </table:table-row>
          <table:table-row>
            <table:table-cell table:style-name="Table27.A3" office:value-type="string">
              <text:p text:style-name="P244">* Определя матрица на съседство между възлите на ИНМ. Числено представя обучените тегла на ИНМ.</text:p>
            </table:table-cell>
            <table:table-cell table:style-name="Table27.B3" office:value-type="string">
              <text:p text:style-name="P245">GraphMatrix</text:p>
            </table:table-cell>
          </table:table-row>
        </table:table>
        <text:p text:style-name="P41"/>
        <text:p text:style-name="P41"><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0"/>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15"><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40">ann</text:p>
            </table:table-cell>
            <table:covered-table-cell/>
          </table:table-row>
          <table:table-row>
            <table:table-cell table:style-name="Table28.A2" office:value-type="string">
              <text:p text:style-name="P172">Атрибути</text:p>
            </table:table-cell>
            <table:table-cell table:style-name="Table28.B2" office:value-type="string">
              <text:p text:style-name="P172">Връзки</text:p>
            </table:table-cell>
          </table:table-row>
          <table:table-row>
            <table:table-cell table:style-name="Table28.A7" office:value-type="string">
              <text:p text:style-name="P202">id</text:p>
            </table:table-cell>
            <table:table-cell table:style-name="Table28.B3" office:value-type="string">
              <text:p text:style-name="P201"/>
            </table:table-cell>
          </table:table-row>
          <table:table-row>
            <table:table-cell table:style-name="Table28.A7" office:value-type="string">
              <text:p text:style-name="P202">ann_kind_id</text:p>
            </table:table-cell>
            <table:table-cell table:style-name="Table28.B7" office:value-type="string">
              <text:p text:style-name="P202">ann_kind.<text:span text:style-name="T69">id</text:span></text:p>
            </table:table-cell>
          </table:table-row>
          <table:table-row>
            <table:table-cell table:style-name="Table28.A7" office:value-type="string">
              <text:p text:style-name="P202">fitness</text:p>
            </table:table-cell>
            <table:table-cell table:style-name="Table28.B7" office:value-type="string">
              <text:p text:style-name="P201"/>
            </table:table-cell>
          </table:table-row>
          <table:table-row>
            <table:table-cell table:style-name="Table28.A7" office:value-type="string">
              <text:p text:style-name="P202">weights</text:p>
            </table:table-cell>
            <table:table-cell table:style-name="Table28.B7" office:value-type="string">
              <text:p text:style-name="P201"/>
            </table:table-cell>
          </table:table-row>
          <table:table-row>
            <table:table-cell table:style-name="Table28.A7" office:value-type="string">
              <text:p text:style-name="P203">happened</text:p>
            </table:table-cell>
            <table:table-cell table:style-name="Table28.B7" office:value-type="string">
              <text:p text:style-name="P201"/>
            </table:table-cell>
          </table:table-row>
        </table:table>
        <text:p text:style-name="Standard"/>
        <text:p text:style-name="Standard"><text:tab/>Всяка ИНМ е описана с матрица на съседство <text:span text:style-name="T7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316"><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41">ann_kind</text:p>
            </table:table-cell>
            <table:covered-table-cell/>
          </table:table-row>
          <table:table-row>
            <table:table-cell table:style-name="Table29.A2" office:value-type="string">
              <text:p text:style-name="P205">Атрибути</text:p>
            </table:table-cell>
            <table:table-cell table:style-name="Table29.B2" office:value-type="string">
              <text:p text:style-name="P173">Връзки</text:p>
            </table:table-cell>
          </table:table-row>
          <table:table-row>
            <table:table-cell table:style-name="Table29.A8" office:value-type="string">
              <text:p text:style-name="P216">id</text:p>
            </table:table-cell>
            <table:table-cell table:style-name="Table29.B3" office:value-type="string">
              <text:p text:style-name="P204"/>
            </table:table-cell>
          </table:table-row>
          <table:table-row>
            <table:table-cell table:style-name="Table29.A8" office:value-type="string">
              <text:p text:style-name="P217">currency_pairs_id</text:p>
            </table:table-cell>
            <table:table-cell table:style-name="Table29.B8" office:value-type="string">
              <text:p text:style-name="P217">currency_paris.id</text:p>
            </table:table-cell>
          </table:table-row>
          <table:table-row>
            <table:table-cell table:style-name="Table29.A8" office:value-type="string">
              <text:p text:style-name="P217">number_of_neurons</text:p>
            </table:table-cell>
            <table:table-cell table:style-name="Table29.B8" office:value-type="string">
              <text:p text:style-name="P204"/>
            </table:table-cell>
          </table:table-row>
          <table:table-row>
            <table:table-cell table:style-name="Table29.A8" office:value-type="string">
              <text:p text:style-name="P217">flags</text:p>
            </table:table-cell>
            <table:table-cell table:style-name="Table29.B8" office:value-type="string">
              <text:p text:style-name="P204"/>
            </table:table-cell>
          </table:table-row>
          <table:table-row>
            <table:table-cell table:style-name="Table29.A8" office:value-type="string">
              <text:p text:style-name="P217">activities</text:p>
            </table:table-cell>
            <table:table-cell table:style-name="Table29.B8" office:value-type="string">
              <text:p text:style-name="P204"/>
            </table:table-cell>
          </table:table-row>
          <table:table-row>
            <table:table-cell table:style-name="Table29.A8" office:value-type="string">
              <text:p text:style-name="P217">happened</text:p>
            </table:table-cell>
            <table:table-cell table:style-name="Table29.B8" office:value-type="string">
              <text:p text:style-name="P204"/>
            </table:table-cell>
          </table:table-row>
        </table:table>
        <text:p text:style-name="P31"/>
        <text:p text:style-name="P31"><text:tab/>Видовете ИНМ основно се описва с топология на възлите и силата на връзките между <text:soft-page-break/>отделните възли <text:span text:style-name="T7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1"/>
        <text:p text:style-name="P315"><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42">currency_pairs</text:p>
            </table:table-cell>
            <table:covered-table-cell/>
          </table:table-row>
          <table:table-row>
            <table:table-cell table:style-name="Table30.A2" office:value-type="string">
              <text:p text:style-name="P206">Атрибути</text:p>
            </table:table-cell>
            <table:table-cell table:style-name="Table30.B2" office:value-type="string">
              <text:p text:style-name="P174">Връзки</text:p>
            </table:table-cell>
          </table:table-row>
          <table:table-row>
            <table:table-cell table:style-name="Table30.A9" office:value-type="string">
              <text:p text:style-name="P218">id</text:p>
            </table:table-cell>
            <table:table-cell table:style-name="Table30.B3" office:value-type="string">
              <text:p text:style-name="P211"/>
            </table:table-cell>
          </table:table-row>
          <table:table-row>
            <table:table-cell table:style-name="Table30.A9" office:value-type="string">
              <text:p text:style-name="P218">symbol</text:p>
            </table:table-cell>
            <table:table-cell table:style-name="Table30.B9" office:value-type="string">
              <text:p text:style-name="P211"/>
            </table:table-cell>
          </table:table-row>
          <table:table-row>
            <table:table-cell table:style-name="Table30.A9" office:value-type="string">
              <text:p text:style-name="P218">period_id</text:p>
            </table:table-cell>
            <table:table-cell table:style-name="Table30.B9" office:value-type="string">
              <text:p text:style-name="P218">time_periods.id</text:p>
            </table:table-cell>
          </table:table-row>
          <table:table-row>
            <table:table-cell table:style-name="Table30.A9" office:value-type="string">
              <text:p text:style-name="P218">offset</text:p>
            </table:table-cell>
            <table:table-cell table:style-name="Table30.B9" office:value-type="string">
              <text:p text:style-name="P211"/>
            </table:table-cell>
          </table:table-row>
          <table:table-row>
            <table:table-cell table:style-name="Table30.A9" office:value-type="string">
              <text:p text:style-name="P218">scale</text:p>
            </table:table-cell>
            <table:table-cell table:style-name="Table30.B9" office:value-type="string">
              <text:p text:style-name="P211"/>
            </table:table-cell>
          </table:table-row>
          <table:table-row>
            <table:table-cell table:style-name="Table30.A9" office:value-type="string">
              <text:p text:style-name="P218">description</text:p>
            </table:table-cell>
            <table:table-cell table:style-name="Table30.B9" office:value-type="string">
              <text:p text:style-name="P211"/>
            </table:table-cell>
          </table:table-row>
          <table:table-row>
            <table:table-cell table:style-name="Table30.A9" office:value-type="string">
              <text:p text:style-name="P218">happened</text:p>
            </table:table-cell>
            <table:table-cell table:style-name="Table30.B9" office:value-type="string">
              <text:p text:style-name="P211"/>
            </table:table-cell>
          </table:table-row>
        </table:table>
        <text:p text:style-name="P32"/>
        <text:p text:style-name="P32"><text:tab/>Всеки времеви ред в системата отразява информацията за една валутна двойка. Валутните двойки се характеризират със символно название <text:span text:style-name="T80">(примерно EURUSD, полето symbol). Втората характеристика на времевия ред е периодът (външна връзка през полето period_id).</text:span></text:p>
        <text:p text:style-name="P32"/>
        <text:p text:style-name="P315"><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43">neurons_coordinates</text:p>
            </table:table-cell>
            <table:covered-table-cell/>
          </table:table-row>
          <table:table-row>
            <table:table-cell table:style-name="Table31.A2" office:value-type="string">
              <text:p text:style-name="P207">Атрибути</text:p>
            </table:table-cell>
            <table:table-cell table:style-name="Table31.B2" office:value-type="string">
              <text:p text:style-name="P175">Връзки</text:p>
            </table:table-cell>
          </table:table-row>
          <table:table-row>
            <table:table-cell table:style-name="Table31.A6" office:value-type="string">
              <text:p text:style-name="P219">id</text:p>
            </table:table-cell>
            <table:table-cell table:style-name="Table31.B3" office:value-type="string">
              <text:p text:style-name="P212"/>
            </table:table-cell>
          </table:table-row>
          <table:table-row>
            <table:table-cell table:style-name="Table31.A6" office:value-type="string">
              <text:p text:style-name="P219">ann_id</text:p>
            </table:table-cell>
            <table:table-cell table:style-name="Table31.B6" office:value-type="string">
              <text:p text:style-name="P219">ann.id</text:p>
            </table:table-cell>
          </table:table-row>
          <table:table-row>
            <table:table-cell table:style-name="Table31.A6" office:value-type="string">
              <text:p text:style-name="P219">coordinates</text:p>
            </table:table-cell>
            <table:table-cell table:style-name="Table31.B6" office:value-type="string">
              <text:p text:style-name="P212"/>
            </table:table-cell>
          </table:table-row>
          <table:table-row>
            <table:table-cell table:style-name="Table31.A6" office:value-type="string">
              <text:p text:style-name="P219">happened</text:p>
            </table:table-cell>
            <table:table-cell table:style-name="Table31.B6" office:value-type="string">
              <text:p text:style-name="P212"/>
            </table:table-cell>
          </table:table-row>
        </table:table>
        <text:p text:style-name="P33"/>
        <text:p text:style-name="P33"><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1">(полето coordinates). </text:span></text:p>
        <text:p text:style-name="P33"/>
        <text:p text:style-name="P317"><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44">time_periods</text:p>
            </table:table-cell>
            <table:covered-table-cell/>
          </table:table-row>
          <table:table-row>
            <table:table-cell table:style-name="Table32.A2" office:value-type="string">
              <text:p text:style-name="P208">Атрибути</text:p>
            </table:table-cell>
            <table:table-cell table:style-name="Table32.B2" office:value-type="string">
              <text:p text:style-name="P176">Връзки</text:p>
            </table:table-cell>
          </table:table-row>
          <table:table-row>
            <table:table-cell table:style-name="Table32.A5" office:value-type="string">
              <text:p text:style-name="P221">id</text:p>
            </table:table-cell>
            <table:table-cell table:style-name="Table32.B3" office:value-type="string">
              <text:p text:style-name="P213"/>
            </table:table-cell>
          </table:table-row>
          <table:table-row>
            <table:table-cell table:style-name="Table32.A5" office:value-type="string">
              <text:p text:style-name="P220">minutes</text:p>
            </table:table-cell>
            <table:table-cell table:style-name="Table32.B5" office:value-type="string">
              <text:p text:style-name="P213"/>
            </table:table-cell>
          </table:table-row>
          <table:table-row>
            <table:table-cell table:style-name="Table32.A5" office:value-type="string">
              <text:p text:style-name="P220">period</text:p>
            </table:table-cell>
            <table:table-cell table:style-name="Table32.B5" office:value-type="string">
              <text:p text:style-name="P213"/>
            </table:table-cell>
          </table:table-row>
        </table:table>
        <text:p text:style-name="P34"/>
        <text:p text:style-name="P34"><text:tab/>В програмата <text:span text:style-name="T8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4"/>
        <text:p text:style-name="P317"><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45">training_options</text:p>
            </table:table-cell>
            <table:covered-table-cell/>
          </table:table-row>
          <table:table-row>
            <table:table-cell table:style-name="Table33.A2" office:value-type="string">
              <text:p text:style-name="P209">Атрибути</text:p>
            </table:table-cell>
            <table:table-cell table:style-name="Table33.B2" office:value-type="string">
              <text:p text:style-name="P177">Връзки</text:p>
            </table:table-cell>
          </table:table-row>
          <table:table-row>
            <table:table-cell table:style-name="Table33.A7" office:value-type="string">
              <text:p text:style-name="P222">id</text:p>
            </table:table-cell>
            <table:table-cell table:style-name="Table33.B3" office:value-type="string">
              <text:p text:style-name="P214"/>
            </table:table-cell>
          </table:table-row>
          <table:table-row>
            <table:table-cell table:style-name="Table33.A7" office:value-type="string">
              <text:p text:style-name="P222">ann_id</text:p>
            </table:table-cell>
            <table:table-cell table:style-name="Table33.B7" office:value-type="string">
              <text:p text:style-name="P222">ann.id</text:p>
            </table:table-cell>
          </table:table-row>
          <table:table-row>
            <table:table-cell table:style-name="Table33.A7" office:value-type="string">
              <text:p text:style-name="P222">de_population_size</text:p>
            </table:table-cell>
            <table:table-cell table:style-name="Table33.B7" office:value-type="string">
              <text:p text:style-name="P214"/>
            </table:table-cell>
          </table:table-row>
          <table:table-row>
            <table:table-cell table:style-name="Table33.A7" office:value-type="string">
              <text:p text:style-name="P222">number_of_training_bars</text:p>
            </table:table-cell>
            <table:table-cell table:style-name="Table33.B7" office:value-type="string">
              <text:p text:style-name="P214"/>
            </table:table-cell>
          </table:table-row>
          <table:table-row>
            <table:table-cell table:style-name="Table33.A7" office:value-type="string">
              <text:p text:style-name="P222">after_bars_prediction</text:p>
            </table:table-cell>
            <table:table-cell table:style-name="Table33.B7" office:value-type="string">
              <text:p text:style-name="P214"/>
            </table:table-cell>
          </table:table-row>
        </table:table>
        <text:p text:style-name="P35"/>
        <text:p text:style-name="P35"><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5"/>
        <text:p text:style-name="P317"><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46">training_set</text:p>
            </table:table-cell>
            <table:covered-table-cell/>
          </table:table-row>
          <table:table-row>
            <table:table-cell table:style-name="Table34.A2" office:value-type="string">
              <text:p text:style-name="P210">Атрибути</text:p>
            </table:table-cell>
            <table:table-cell table:style-name="Table34.B2" office:value-type="string">
              <text:p text:style-name="P178">Връзки</text:p>
            </table:table-cell>
          </table:table-row>
          <table:table-row>
            <table:table-cell table:style-name="Table34.A12" office:value-type="string">
              <text:p text:style-name="P223">id</text:p>
            </table:table-cell>
            <table:table-cell table:style-name="Table34.B3" office:value-type="string">
              <text:p text:style-name="P215"/>
            </table:table-cell>
          </table:table-row>
          <table:table-row>
            <table:table-cell table:style-name="Table34.A12" office:value-type="string">
              <text:p text:style-name="P223">currency_pairs_id</text:p>
            </table:table-cell>
            <table:table-cell table:style-name="Table34.B12" office:value-type="string">
              <text:p text:style-name="P223">currency_pairs.id</text:p>
            </table:table-cell>
          </table:table-row>
          <table:table-row>
            <table:table-cell table:style-name="Table34.A12" office:value-type="string">
              <text:p text:style-name="P223">number_of_examples</text:p>
            </table:table-cell>
            <table:table-cell table:style-name="Table34.B12" office:value-type="string">
              <text:p text:style-name="P215"/>
            </table:table-cell>
          </table:table-row>
          <table:table-row>
            <table:table-cell table:style-name="Table34.A12" office:value-type="string">
              <text:p text:style-name="P223">time</text:p>
            </table:table-cell>
            <table:table-cell table:style-name="Table34.B12" office:value-type="string">
              <text:p text:style-name="P215"/>
            </table:table-cell>
          </table:table-row>
          <table:table-row>
            <table:table-cell table:style-name="Table34.A12" office:value-type="string">
              <text:p text:style-name="P223">open</text:p>
            </table:table-cell>
            <table:table-cell table:style-name="Table34.B12" office:value-type="string">
              <text:p text:style-name="P215"/>
            </table:table-cell>
          </table:table-row>
          <table:table-row>
            <table:table-cell table:style-name="Table34.A12" office:value-type="string">
              <text:p text:style-name="P223">low</text:p>
            </table:table-cell>
            <table:table-cell table:style-name="Table34.B12" office:value-type="string">
              <text:p text:style-name="P215"/>
            </table:table-cell>
          </table:table-row>
          <text:soft-page-break/>
          <table:table-row>
            <table:table-cell table:style-name="Table34.A12" office:value-type="string">
              <text:p text:style-name="P223">high</text:p>
            </table:table-cell>
            <table:table-cell table:style-name="Table34.B12" office:value-type="string">
              <text:p text:style-name="P215"/>
            </table:table-cell>
          </table:table-row>
          <table:table-row>
            <table:table-cell table:style-name="Table34.A12" office:value-type="string">
              <text:p text:style-name="P223">close</text:p>
            </table:table-cell>
            <table:table-cell table:style-name="Table34.B12" office:value-type="string">
              <text:p text:style-name="P215"/>
            </table:table-cell>
          </table:table-row>
          <table:table-row>
            <table:table-cell table:style-name="Table34.A12" office:value-type="string">
              <text:p text:style-name="P223">volume</text:p>
            </table:table-cell>
            <table:table-cell table:style-name="Table34.B12" office:value-type="string">
              <text:p text:style-name="P215"/>
            </table:table-cell>
          </table:table-row>
          <table:table-row>
            <table:table-cell table:style-name="Table34.A12" office:value-type="string">
              <text:p text:style-name="P223">happened</text:p>
            </table:table-cell>
            <table:table-cell table:style-name="Table34.B12" office:value-type="string">
              <text:p text:style-name="P215"/>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Административен модул за наблюдение и настройване на системата<text:bookmark-end text:name="__RefHeading___Toc10174_594487062"/></text:h>
        <text:p text:style-name="Standard"/>
        <text:p text:style-name="P106"><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P321"><draw:frame draw:style-name="fr4" draw:name="Image2" text:anchor-type="paragraph" svg:width="6.6925in" svg:height="5.6138in" draw:z-index="20"><draw:image xlink:href="Pictures/1000020100000327000002A58ACD7C26.png" xlink:type="simple" xlink:show="embed" xlink:actuate="onLoad"/></draw:frame><text:soft-page-break/><text:span text:style-name="T1">Фиг. </text:span><text:span text:style-name="T3">3.2</text:span><text:span text:style-name="T97"> Екран за вход в бакедн системата [NIRA2012][ANMO2011].</text:span></text:p>
        <text:p text:style-name="Standard"/>
        <text:p text:style-name="Standard"><text:tab/>Основна задача на бак енд модулът е да осъществява връзка с РСУБД <text:span text:style-name="T114">(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P321"><draw:frame draw:style-name="fr5" draw:name="Image3" text:anchor-type="paragraph" svg:width="6.6925in" svg:height="5.6209in" draw:z-index="21"><draw:image xlink:href="Pictures/1000020100000326000002A537479D41.png" xlink:type="simple" xlink:show="embed" xlink:actuate="onLoad"/></draw:frame><text:soft-page-break/><text:span text:style-name="T1">Фиг. </text:span><text:span text:style-name="T4">3.3</text:span><text:span text:style-name="T109"> Екран за създаване на нова ИНМ в РСУБД [NIRA2012][ANMO2011].</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15">(Фиг. 3.3).</text:span></text:p>
        <text:p text:style-name="Standard"/>
        <text:p text:style-name="P322"><draw:frame draw:style-name="fr5" draw:name="Image4" text:anchor-type="paragraph" svg:width="6.6925in" svg:height="5.589in" draw:z-index="22"><draw:image xlink:href="Pictures/1000020100000327000002A242B2D03D.png" xlink:type="simple" xlink:show="embed" xlink:actuate="onLoad"/></draw:frame><text:soft-page-break/><text:span text:style-name="T1">Фиг. </text:span><text:span text:style-name="T5">3.4</text:span><text:span text:style-name="T110"> Екран за избор на ИНМ, съхранена в РСУБД [NIRA2012][ANMO2011].</text:span></text:p>
        <text:p text:style-name="Standard"><text:soft-page-break/></text:p>
        <text:p text:style-name="Standard"><text:tab/>Съществуващите записи, на ИНМ, в РСУП могат да бъдат зареждани и визуализирани в бак енд системата <text:span text:style-name="T116">(Фиг. 3.4).</text:span></text:p>
        <text:p text:style-name="Standard"/>
        <text:p text:style-name="P322"><draw:frame draw:style-name="fr5" draw:name="Image5" text:anchor-type="paragraph" svg:width="6.6925in" svg:height="5.5972in" draw:z-index="23"><draw:image xlink:href="Pictures/1000020100000327000002A358A84EB8.png" xlink:type="simple" xlink:show="embed" xlink:actuate="onLoad"/></draw:frame><text:span text:style-name="T1">Фиг. </text:span><text:span text:style-name="T6">3.5</text:span><text:span text:style-name="T111"> Екран за изтриване на ИНМ от РСУБД [NIRA2012][ANMO2011].</text:span></text:p>
        <text:p text:style-name="Standard"><text:soft-page-break/></text:p>
        <text:p text:style-name="Standard"><text:tab/>Записани ИНМ, в РСУБД могат да бъдат изтривани с помощта на бак енд системата <text:span text:style-name="T117">(Фиг. 3.5).</text:span></text:p>
        <text:p text:style-name="Standard"/>
        <text:p text:style-name="P322"><draw:frame draw:style-name="fr5" draw:name="Image6" text:anchor-type="paragraph" svg:width="6.6925in" svg:height="5.5902in" draw:z-index="24"><draw:image xlink:href="Pictures/1000020100000328000002A369BA5FA9.png" xlink:type="simple" xlink:show="embed" xlink:actuate="onLoad"/></draw:frame><text:span text:style-name="T1">Фиг. </text:span><text:span text:style-name="T7">3.6</text:span><text:span text:style-name="T112"> Екран за настройка на опциите в бак енд системата [NIRA2012][ANMO2011].</text:span></text:p>
        <text:p text:style-name="Standard"/>
        <text:p text:style-name="Standard"><text:tab/>За визуализацията на различните компоненти от ИНМ <text:span text:style-name="T118">(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22"><draw:frame draw:style-name="fr5" draw:name="Image7" text:anchor-type="paragraph" svg:width="6.6925in" svg:height="5.5957in" draw:z-index="25"><draw:image xlink:href="Pictures/1000020100000326000002A2C3F7F30D.png" xlink:type="simple" xlink:show="embed" xlink:actuate="onLoad"/></draw:frame><text:soft-page-break/><text:span text:style-name="T1">Фиг. </text:span><text:span text:style-name="T8">3.7</text:span><text:span text:style-name="T113"> Екран за визуализация на ИНМ [NIRA2012][ANMO2011].</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9">(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39" text:outline-level="2"><text:bookmark-start text:name="__RefHeading___Toc10176_594487062"/><text:s text:c="2"/>3.<text:span text:style-name="T120">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20">HTML, CSS, PHP. Целта на </text:span><text:soft-page-break/><text:span text:style-name="T120">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6.6925in" svg:height="5.6602in" draw:z-index="26"><draw:image xlink:href="Pictures/100002010000042800000384A1D26C48.png" xlink:type="simple" xlink:show="embed" xlink:actuate="onLoad"/></draw:frame><text:span text:style-name="T1">Фиг. </text:span><text:span text:style-name="T9">3.8</text:span><text:span text:style-name="T121">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6.6925in" svg:height="5.6602in" draw:z-index="27"><draw:image xlink:href="Pictures/100002010000042800000384FC573880.png" xlink:type="simple" xlink:show="embed" xlink:actuate="onLoad"/></draw:frame><text:soft-page-break/><text:span text:style-name="T1">Фиг. </text:span><text:span text:style-name="T10">3.9</text:span><text:span text:style-name="T122">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22">(Фиг. 3.9).</text:span></text:p>
        <text:p text:style-name="Standard"/>
        <text:p text:style-name="Illustration"><draw:frame draw:style-name="fr5" draw:name="Image10" text:anchor-type="paragraph" svg:width="6.6925in" svg:height="5.6602in" draw:z-index="28"><draw:image xlink:href="Pictures/100002010000042800000384E5816FE3.png" xlink:type="simple" xlink:show="embed" xlink:actuate="onLoad"/></draw:frame><text:span text:style-name="T1">Фиг. </text:span><text:span text:style-name="T11">3.10</text:span><text:span text:style-name="T123">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23">(Фиг. 3.10).</text:span></text:p>
        <text:p text:style-name="Standard"/>
        <text:h text:style-name="P328" text:outline-level="1"><text:bookmark-start text:name="__RefHeading__152_63795308"/>Глава <text:span text:style-name="T4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1"/>
        <text:h text:style-name="P340"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1"/>
        <text:p text:style-name="P49"><text:tab/>В предложената система за разпределени изчисления, основната популация се намира на един централен възел <text:span text:style-name="T124">(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49"/>
        <text:p text:style-name="Illustration"><draw:frame draw:style-name="fr7" draw:name="Image11" text:anchor-type="paragraph" svg:width="3.4366in" svg:height="3.1256in" draw:z-index="29"><draw:image xlink:href="Pictures/100002010000029400000258D9AF215F.png" xlink:type="simple" xlink:show="embed" xlink:actuate="onLoad"/></draw:frame><text:span text:style-name="T1">Фиг. </text:span><text:span text:style-name="T12">4.1</text:span><text:span text:style-name="T125"> Инцидентно включване на възли в разпределената система.</text:span></text:p>
        <text:p text:style-name="P49"/>
        <text:p text:style-name="P50"><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8"/>
        <text:p text:style-name="Illustration"><draw:frame draw:style-name="fr4" draw:name="Image12" text:anchor-type="paragraph" svg:width="4.1339in" svg:height="3.8862in" draw:z-index="30"><draw:image xlink:href="Pictures/100002010000035C000003282DC7687F.png" xlink:type="simple" xlink:show="embed" xlink:actuate="onLoad"/></draw:frame><text:soft-page-break/><text:span text:style-name="T1">Фиг. </text:span><text:span text:style-name="T13">4.2</text:span><text:span text:style-name="T126"> Сравнение между инцидентно включване на възли и кръгова топология. </text:span></text:p>
        <text:p text:style-name="P1"/>
        <text:p text:style-name="P1"><text:tab/>От проведените експерименти се вижда, че при инцидентно включване на възлите сходимостта на оптимизационният процес е по-добра <text:span text:style-name="T127">(Фиг. 4.2).</text:span></text:p>
        <text:p text:style-name="P1"/>
        <text:h text:style-name="Heading_20_2" text:outline-level="2"><text:bookmark-start text:name="__RefHeading___Toc3707_327085497"/><text:s text:c="2"/><text:span text:style-name="T130">4.2 Сравнение между C++ и AJAX, при правия пас на ИНМ</text:span><text:bookmark-end text:name="__RefHeading___Toc3707_327085497"/></text:h>
        <text:p text:style-name="P1"/>
        <text:p text:style-name="P52"><text:tab/>В настоящото изследване <text:span text:style-name="T159">[BAGE2016a]</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1"/>
        <text:p text:style-name="P51"><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1"/>
        <text:p text:style-name="P51">(<text:span text:style-name="T202">12</text:span>)<text:tab/><text:tab/><text:tab/><text:tab/><text:tab/>u[i] = sum(w[i][j]*x[j])</text:p>
        <text:p text:style-name="P51"/>
        <text:p text:style-name="P51"><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1"/>
        <text:p text:style-name="P51"><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1"/>
        <text:p text:style-name="P51">(<text:span text:style-name="T202">13</text:span>)<text:tab/><text:tab/><text:tab/><text:tab/><text:tab/>x[i] = 1 / (1 + exp(-u[i]))</text:p>
        <text:p text:style-name="P51"/>
        <text:p text:style-name="P51"><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1"/>
        <text:p text:style-name="P51"><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1"/>
        <text:p text:style-name="P51"><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1"/>
        <text:p text:style-name="P51"><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1"/>
        <text:p text:style-name="P51"><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1"/>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Illustration"><draw:frame draw:style-name="fr4" draw:name="Image13" text:anchor-type="paragraph" svg:width="4.7244in" svg:height="3.7799in" draw:z-index="31"><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3"/>
        <text:p text:style-name="Illustration"><draw:frame draw:style-name="fr4" draw:name="Image14" text:anchor-type="paragraph" svg:width="4.7244in" svg:height="3.7874in" draw:z-index="32"><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31">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31">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1"/>
        <text:p text:style-name="P54"><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1"/>
        <text:h text:style-name="Heading_20_2" text:outline-level="2"><text:bookmark-start text:name="__RefHeading___Toc3709_327085497"/><text:s text:c="2"/><text:span text:style-name="T128">4.3 Сравнение между различни топологии на ИНМ</text:span><text:bookmark-end text:name="__RefHeading___Toc3709_327085497"/></text:h>
        <text:p text:style-name="P1"/>
        <text:p text:style-name="P1"><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32">(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1"/>
        <text:h text:style-name="P333" text:outline-level="3"><text:bookmark-start text:name="__RefHeading___Toc3711_327085497"/><text:s text:c="4"/>4.<text:span text:style-name="T130">3</text:span>.1 Сравнение между пълно-свързана и трислойна ИНМ<text:bookmark-end text:name="__RefHeading___Toc3711_327085497"/></text:h>
        <text:p text:style-name="P1"/>
        <text:p text:style-name="P55"><text:tab/><text:span text:style-name="T141">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5"/>
        <text:p text:style-name="P318"><text:span text:style-name="T1">Таб. </text:span><text:span text:style-name="T34">4</text:span><text:span text:style-name="T1">.</text:span><text:span text:style-name="T33">1</text:span> <text:span text:style-name="T149">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6">Размер на популацията:</text:p>
            </table:table-cell>
            <table:table-cell table:style-name="Table35.B1" office:value-type="string">
              <text:p text:style-name="P56">37</text:p>
            </table:table-cell>
          </table:table-row>
          <table:table-row>
            <table:table-cell table:style-name="Table35.A2" office:value-type="string">
              <text:p text:style-name="P57">Вероятност за кръстосване:</text:p>
            </table:table-cell>
            <table:table-cell table:style-name="Table35.B2" office:value-type="string">
              <text:p text:style-name="P57">0.9</text:p>
            </table:table-cell>
          </table:table-row>
          <table:table-row>
            <table:table-cell table:style-name="Table35.A2" office:value-type="string">
              <text:p text:style-name="P57">Вероятност за мутация:</text:p>
            </table:table-cell>
            <table:table-cell table:style-name="Table35.B2" office:value-type="string">
              <text:p text:style-name="P57">0.03</text:p>
            </table:table-cell>
          </table:table-row>
          <table:table-row>
            <table:table-cell table:style-name="Table35.A2" office:value-type="string">
              <text:p text:style-name="P57">Дял елитни елементи:</text:p>
            </table:table-cell>
            <table:table-cell table:style-name="Table35.B2" office:value-type="string">
              <text:p text:style-name="P57">0.1</text:p>
            </table:table-cell>
          </table:table-row>
          <table:table-row>
            <table:table-cell table:style-name="Table35.A2" office:value-type="string">
              <text:p text:style-name="P58">Аргумент<text:span text:style-name="T142">и</text:span> за състезателна селекция:</text:p>
            </table:table-cell>
            <table:table-cell table:style-name="Table35.B2" office:value-type="string">
              <text:p text:style-name="P58">2</text:p>
            </table:table-cell>
          </table:table-row>
          <table:table-row>
            <table:table-cell table:style-name="Table35.A2" office:value-type="string">
              <text:p text:style-name="P59">Вид кръстосване:</text:p>
            </table:table-cell>
            <table:table-cell table:style-name="Table35.B2" office:value-type="string">
              <text:p text:style-name="P59">бинарно</text:p>
            </table:table-cell>
          </table:table-row>
          <table:table-row>
            <table:table-cell table:style-name="Table35.A2" office:value-type="string">
              <text:p text:style-name="P59">Вид мутация:</text:p>
            </table:table-cell>
            <table:table-cell table:style-name="Table35.B2" office:value-type="string">
              <text:p text:style-name="P59"><text:span text:style-name="T143">случаен </text:span>делта вектор</text:p>
            </table:table-cell>
          </table:table-row>
          <table:table-row>
            <table:table-cell table:style-name="Table35.A2" office:value-type="string">
              <text:p text:style-name="P60">Условие за край:</text:p>
            </table:table-cell>
            <table:table-cell table:style-name="Table35.B2" office:value-type="string">
              <text:p text:style-name="P60">24 часа</text:p>
            </table:table-cell>
          </table:table-row>
        </table:table>
        <text:p text:style-name="P55"><text:soft-page-break/></text:p>
        <text:p text:style-name="P55"><text:tab/><text:span text:style-name="T143">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5"/>
        <text:p text:style-name="P319"><text:span text:style-name="T1">Таб. </text:span><text:span text:style-name="T34">4</text:span><text:span text:style-name="T1">.</text:span><text:span text:style-name="T35">2</text:span> <text:span text:style-name="T150">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1">Вид мрежа:</text:p>
            </table:table-cell>
            <table:table-cell table:style-name="Table36.A1" office:value-type="string">
              <text:p text:style-name="P62">Трислойна</text:p>
            </table:table-cell>
            <table:table-cell table:style-name="Table36.C1" office:value-type="string">
              <text:p text:style-name="P62">Пълно-свързана</text:p>
            </table:table-cell>
          </table:table-row>
          <table:table-row>
            <table:table-cell table:style-name="Table36.A2" office:value-type="string">
              <text:p text:style-name="P61">Брой епохи:</text:p>
            </table:table-cell>
            <table:table-cell table:style-name="Table36.A2" office:value-type="string">
              <text:p text:style-name="P61">296037</text:p>
            </table:table-cell>
            <table:table-cell table:style-name="Table36.C2" office:value-type="string">
              <text:p text:style-name="P61">294003</text:p>
            </table:table-cell>
          </table:table-row>
          <table:table-row>
            <table:table-cell table:style-name="Table36.A2" office:value-type="string">
              <text:p text:style-name="P61">Жизненост на най-добрия индивид в популацията:</text:p>
            </table:table-cell>
            <table:table-cell table:style-name="Table36.A2" office:value-type="string">
              <text:p text:style-name="P61">656.1699030329493</text:p>
            </table:table-cell>
            <table:table-cell table:style-name="Table36.C2" office:value-type="string">
              <text:p text:style-name="P61">656.169903010489</text:p>
            </table:table-cell>
          </table:table-row>
          <table:table-row>
            <table:table-cell table:style-name="Table36.A2" office:value-type="string">
              <text:p text:style-name="P61">Грешка на ИНМ при тестовото множество:</text:p>
            </table:table-cell>
            <table:table-cell table:style-name="Table36.A2" office:value-type="string">
              <text:p text:style-name="P61">317.7286234453099</text:p>
            </table:table-cell>
            <table:table-cell table:style-name="Table36.C2" office:value-type="string">
              <text:p text:style-name="P61">317.0226357675591</text:p>
            </table:table-cell>
          </table:table-row>
        </table:table>
        <text:p text:style-name="P55"/>
        <text:p text:style-name="P55"><text:tab/><text:span text:style-name="T144">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5"/>
        <text:h text:style-name="P334" text:outline-level="3"><text:bookmark-start text:name="__RefHeading___Toc3713_327085497"/><text:s text:c="4"/><text:span text:style-name="T129">4.3.2 Сравнение между трислойни ИНМ с различен размер в скрития слой</text:span><text:bookmark-end text:name="__RefHeading___Toc3713_327085497"/></text:h>
        <text:p text:style-name="P55"/>
        <text:p text:style-name="P1"><text:tab/>Проведените експерименти са извършени с трислойни мрежи, като на входа се подават <text:span text:style-name="T133">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1"/>
        <text:p text:style-name="Illustration"><draw:frame draw:style-name="fr8" draw:name="Image15" text:anchor-type="paragraph" svg:x="0.0882in" svg:y="0.0228in" svg:width="6.6929in" svg:height="4.4618in" draw:z-index="33"><draw:image xlink:href="Pictures/100002010000036000000240FEE1BB70.png" xlink:type="simple" xlink:show="embed" xlink:actuate="onLoad"/></draw:frame><text:soft-page-break/><text:span text:style-name="T16">Фиг. </text:span><text:span text:style-name="T14">4.</text:span><text:span text:style-name="T15">5</text:span><text:span text:style-name="T134"> Брой епохи за обучение, при еднакъв времеви интервал, за обучението, но различен размер на скрития слой.</text:span></text:p>
        <text:p text:style-name="P1"/>
        <text:p text:style-name="P1"><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1"/>
        <text:p text:style-name="Illustration"><draw:frame draw:style-name="fr4" draw:name="Image16" text:anchor-type="paragraph" svg:width="6.6929in" svg:height="4.4618in" draw:z-index="34"><draw:image xlink:href="Pictures/100002010000036000000240A7FC8E1E.png" xlink:type="simple" xlink:show="embed" xlink:actuate="onLoad"/></draw:frame><text:soft-page-break/><text:span text:style-name="T16">Фиг. </text:span><text:span text:style-name="T14">4.</text:span><text:span text:style-name="T15">6</text:span><text:span text:style-name="T134"> Средна грешка, допускана от ИНМ, при обучение на мрежи с топология от три слоя, в които размерът на скрития слой варира от 30 до 1.</text:span></text:p>
        <text:p text:style-name="P1"/>
        <text:p text:style-name="P1"><text:tab/>От Фиг. <text:span text:style-name="T135">4.6 ясно се вижда, че най-перспективни са моделите с 22, 12 и 9 елемента в скрития слой, което съответства на топологии мрежи: 1. 25-22-5; 2. 25-12-5; 3. 25-9-5.</text:span></text:p>
        <text:p text:style-name="P1"/>
        <text:h text:style-name="Heading_20_2" text:outline-level="2"><text:bookmark-start text:name="__RefHeading___Toc3715_327085497"/><text:s text:c="2"/><text:span text:style-name="T128">4.4 Сравнение за ефективност на прогнозирането при различен прозорец от входни данни</text:span><text:bookmark-end text:name="__RefHeading___Toc3715_327085497"/></text:h>
        <text:p text:style-name="P1"/>
        <text:p text:style-name="P1"><text:tab/>За трите най-ефективни модела, определени на Фиг. <text:span text:style-name="T136">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1"/>
        <text:p text:style-name="Illustration"><draw:frame draw:style-name="fr4" draw:name="Image17" text:anchor-type="paragraph" svg:width="6.2516in" svg:height="3.5016in" draw:z-index="35"><draw:image xlink:href="Pictures/100000000000025900000151D6C9948C.png" xlink:type="simple" xlink:show="embed" xlink:actuate="onLoad"/></draw:frame><text:soft-page-break/><text:span text:style-name="T16">Фиг. </text:span><text:span text:style-name="T14">4.</text:span><text:span text:style-name="T17">7</text:span><text:span text:style-name="T134"> Брой епохи за обучение, при еднакъв времеви интервал, за обучението, но различен размер на входния слой (прозорец от данни в миналото).</text:span></text:p>
        <text:p text:style-name="P1"/>
        <text:p text:style-name="P1"><text:tab/>От Фиг. <text:span text:style-name="T138">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1"/>
        <text:p text:style-name="Illustration"><draw:frame draw:style-name="fr4" draw:name="Image18" text:anchor-type="paragraph" svg:width="6.2516in" svg:height="3.5016in" draw:z-index="36"><draw:image xlink:href="Pictures/10000000000002590000015134573962.png" xlink:type="simple" xlink:show="embed" xlink:actuate="onLoad"/></draw:frame><text:soft-page-break/><text:span text:style-name="T16">Фиг. </text:span><text:span text:style-name="T14">4.</text:span><text:span text:style-name="T18">8</text:span><text:span text:style-name="T134"> Средна грешка, допускана от ИНМ, при обучение на мрежи с топология от три слоя, в които размерът на входния слой варира от 35 до 5.</text:span></text:p>
        <text:p text:style-name="P1"/>
        <text:p text:style-name="P1"><text:tab/>На Фиг. <text:span text:style-name="T139">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крит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1"/>
        <text:h text:style-name="P328" text:outline-level="1"><text:bookmark-start text:name="__RefHeading__158_63795308"/>Заключение<text:bookmark-end text:name="__RefHeading__158_63795308"/></text:h>
        <text:p text:style-name="P1"/>
        <text:p text:style-name="P1"><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1"/>
        <text:p text:style-name="P1"><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1"/>
        <text:p text:style-name="P1"><text:tab/>* <text:span text:style-name="T38">Конференция 1</text:span></text:p>
        <text:p text:style-name="P1"><text:tab/>* <text:span text:style-name="T38">Конференция 2</text:span></text:p>
        <text:p text:style-name="P7">...</text:p>
        <text:p text:style-name="P1"><text:tab/>* <text:span text:style-name="T38">Конференция </text:span><text:span text:style-name="T41">K</text:span></text:p>
        <text:p text:style-name="P1"/>
        <text:p text:style-name="P1"><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8">...</text:span>, както и рефериране в <text:span text:style-name="T38">...</text:span>.</text:p>
        <text:p text:style-name="P1"/>
        <text:p text:style-name="P1"><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1"/>
        <text:p text:style-name="P1"><text:tab/>* <text:span text:style-name="T38">Тема 1 (вътрешен шифър)</text:span></text:p>
        <text:p text:style-name="P1"><text:soft-page-break/><text:tab/>* <text:span text:style-name="T38">Тема 2 (вътрешен шифър)</text:span></text:p>
        <text:p text:style-name="P7">...</text:p>
        <text:p text:style-name="P1"><text:tab/>* <text:span text:style-name="T38">Тема Т (вътрешен шифър)</text:span></text:p>
        <text:p text:style-name="P1"/>
        <text:p text:style-name="P1"><text:tab/>Друга част от резултатите са отразени в отчетите на съвместните научно-изследователски проекти между ИИКТ-БАН и <text:span text:style-name="T38">... (вътрешен шифър)</text:span>.</text:p>
        <text:p text:style-name="P1"/>
        <text:p text:style-name="P1"><text:tab/>Постигнатите резултати в дисертационната работа очертават следните насоки за бъдещи изследвания:</text:p>
        <text:p text:style-name="P1"/>
        <text:h text:style-name="P341" text:outline-level="2"><text:bookmark-start text:name="__RefHeading___Toc59109_1762457734"/><text:s text:c="2"/>Приноси<text:bookmark-end text:name="__RefHeading___Toc59109_1762457734"/></text:h>
        <text:p text:style-name="P96"/>
        <text:p text:style-name="P96"><text:tab/>Основни научно-приложни и приложни приноси в дисертационната работа.</text:p>
        <text:p text:style-name="P96"/>
        <text:p text:style-name="P96"><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96"><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96"><text:s text:c="2"/>3.<text:tab/>Създадени са <text:span text:style-name="T43">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96"><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96"/>
        <text:h text:style-name="Heading_20_2" text:outline-level="2"><text:bookmark-start text:name="__RefHeading___Toc59111_1762457734"/><text:s text:c="2"/><text:span text:style-name="T218">Планове за бъдеща разработка</text:span><text:bookmark-end text:name="__RefHeading___Toc59111_1762457734"/></text:h>
        <text:p text:style-name="P98"/>
        <text:p text:style-name="P98"><text:tab/>* Да се изследват предложените евристични подходи за търсене на прогнози в други области, а не само по отношение на валутните пазари.</text:p>
        <text:p text:style-name="P98"><text:tab/>* Да се разшири програмната система, като се включат и други методи за <text:soft-page-break/>прогнозиране на времеви редове, с цел по-ефективен сравнителен анализ.</text:p>
        <text:p text:style-name="P98">*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98"/>
        <text:p text:style-name="P98"/>
        <text:p text:style-name="P320">Благодарности</text:p>
        <text:p text:style-name="P325"/>
        <text:p text:style-name="P325"><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P325"/>
        <text:p text:style-name="P325"><text:bookmark-start text:name="__RefHeading___Toc58938_137680543"/><text:tab/>Смятам и трима ви за част от този труд.<text:bookmark-end text:name="__RefHeading___Toc58938_137680543"/></text:p>
        <text:p text:style-name="P325"><text:bookmark-start text:name="__RefHeading___Toc58940_137680543"/><text:tab/>Благодаря!<text:bookmark-end text:name="__RefHeading___Toc58940_137680543"/></text:p>
        <text:p text:style-name="P324"/>
        <text:h text:style-name="P328" text:outline-level="1"><text:bookmark-start text:name="__RefHeading___Toc59050_2051044689"/>Декларация за оригиналност на резултатите<text:bookmark-end text:name="__RefHeading___Toc59050_2051044689"/></text:h>
        <text:p text:style-name="P1"/>
        <text:p text:style-name="P95"><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95"/>
        <text:p text:style-name="P95"><text:tab/>Настоящата дисертация не е прилагана за придобиване на научна степен в</text:p>
        <text:p text:style-name="P95">друго висше училище, университет или научен институт.</text:p>
        <text:p text:style-name="P1"/>
        <text:p text:style-name="P1"><text:tab/><text:tab/><text:tab/><text:tab/><text:tab/><text:tab/><text:span text:style-name="T217">Подпис:</text:span></text:p>
        <text:p text:style-name="P1"><text:tab/><text:tab/><text:tab/><text:tab/><text:tab/><text:tab/><text:tab/><text:tab/><text:span text:style-name="T217">Тодор Димитров Балабанов</text:span></text:p>
        <text:p text:style-name="P1"/>
        <text:h text:style-name="P328" text:outline-level="1"><text:bookmark-start text:name="__RefHeading__160_63795308"/>Библиография<text:bookmark-end text:name="__RefHeading__160_63795308"/></text:h>
        <text:p text:style-name="P1"/>
        <text:p text:style-name="P1">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1"/>
        <text:p text:style-name="P1">2. <text:span text:style-name="T40">[JPGG2010a]</text:span> J. Peralta, G. Gutierrez, A. Sanchis, Time series forecasting by evolving artificial neural networks using genetic algorithms and estimation of distribution algorithms, In Proceedings of IJCNN. 2010, 1-8.</text:p>
        <text:p text:style-name="P1"/>
        <text:p text:style-name="P1">3. [PCJM1996<text:span text:style-name="T40">a</text:span>] P. Cortez, J, Machado, J. Neves, An Evolutionary Artificial Neural Network Time Series Forecasting System, International Conference on Artificial Intelligence, Expert Systems and Neural Networks, Honolulu, Hawaii, 1996.</text:p>
        <text:p text:style-name="P1"/>
        <text:p text:style-name="P1">4. [AMFO1999] A. Foka, Time Series Prediction Using Evolving Polynomial Neural Networks, A dissertation submitted to the University of Manchester Institute of Science and Technology for the degree of MSc, 1999.</text:p>
        <text:p text:style-name="P1"/>
        <text:p text:style-name="P1">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1"/>
        <text:p text:style-name="P1">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1"/>
        <text:p text:style-name="P1">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1"/>
        <text:p text:style-name="P1">8. [NMMS2008] N. Mirarmandehi, M. Saboorian, A. Ghodrati, Time-Series Prediction using Neural Networks, http://ce.sharif.edu/~armandeh/Publish/ANN/TS.pdf.</text:p>
        <text:p text:style-name="P1"/>
        <text:p text:style-name="P1">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1"/>
        <text:p text:style-name="P1">10. [IBAT2012] Ismail B, Ataulla, M. Yunus, Time Series Forecasting Using Undecimated Wavelets, Neural Networks and Genetic Algorithm, International Journal of Electronics and Computer Science Engineering, Vol. 1, Num. 3, ISSN- 2277-1956, p. 1404-1415, 2012.</text:p>
        <text:p text:style-name="P1"/>
        <text:p text:style-name="P1">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1"/>
        <text:p text:style-name="P1">12. [CDTY2006] C. Dawson, T. Young, J. Allen, Machine Intelligence Genetic Algorithm Neural Network System for the Engineered Wood Industry, USDA SBIR Phase-I Final Report, Jul 2006.</text:p>
        <text:p text:style-name="P1"/>
        <text:p text:style-name="P1">13. [MVRB2004] M. Versace, R. Bhatt, O. Hinds, M. Shiffer, Predicting the exchange traded fund DIA with a combination of genetic algorithms and neural networks, Expert Systems with Applications 27 (2004) 417–425, p. 417-425.</text:p>
        <text:p text:style-name="P1"/>
        <text:p text:style-name="P1">14. [SOMF1992] S. Oliker, M. Furst, O. Maimon, A Distributed Genetic Algorithm for Neural Network Design and Training, Complex Systems 6 (1992) 459-477, p. 459-477.</text:p>
        <text:p text:style-name="P1"/>
        <text:p text:style-name="P1">15. <text:span text:style-name="T40">[ITDG2008a]</text:span> I. Tsoulos, D. Gavrilis, E. Glavas, Neural network construction and training using grammatical evolution, Neurocomputing, 72(1-3) 269-277.</text:p>
        <text:p text:style-name="P1"/>
        <text:p text:style-name="P1">16. [RAVA2012] R. Abiyev, V. Abiyev, Differential Evaluation Learning of Fuzzy Wavelet Neural Networks for Stock Price Prediction, Journal of Information and Computing Science, Vol. 7, No. 2, p.121-130, 2012.</text:p>
        <text:p text:style-name="P1"><text:soft-page-break/></text:p>
        <text:p text:style-name="P1">17. [DWFG2005] D. Wierstra, F. Gomez, J. Schmidhuber, Modeling Systems with Internal State using Evolino, In Proc. of the 2005 conference on genetic and evolutionary computation (GECCO), Washington, D. C., pp. 1795-1802, ACM Press, New York, NY, USA, 2005.</text:p>
        <text:p text:style-name="P1"/>
        <text:p text:style-name="P1">18. [MKMB2010] M. Khashei, M. Bijari, An artificial neural network (p, d,q) model for timeseries forecasting, Expert Systems with Applications: An International Journal Vol. 37 Issue 1, January, p. 479-489, 2010.</text:p>
        <text:p text:style-name="P1"/>
        <text:p text:style-name="P1">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1"/>
        <text:p text:style-name="P1">20. [LMRB2009] L. Maciel, R. Ballini, Design a Neural Network for Time Series Financial Forecasting: Accuracy and Robustness Analisys, XXIII International Congress of Applied Economics - ASEPELT'09,Covilhp, Portugal, Jun 2009.</text:p>
        <text:p text:style-name="P1"/>
        <text:p text:style-name="P1">21. <text:span text:style-name="T40">[ITDG2008b]</text:span> I. Tsoulos, D. Gavrilis, E. Glavas, Neural Network Construction and Training using Grammatical Evolution, Neurocomputing Vol. 72 Issue 1-3, p. 269-277, Dec 2008 .</text:p>
        <text:p text:style-name="P1"/>
        <text:p text:style-name="P1">22. [KKMM1999] KW. Ku, MW. Mak, WC. Siu, Adding Learning to Cellular Genetic Algorithms for Training Recurrent Neural Networks, IEEE Trans Neural Netw. 10(2), p.239-252, 1999.</text:p>
        <text:p text:style-name="P1"/>
        <text:p text:style-name="P1">23. [DMLD1989] D. Montana, L. Davis, Training Feedforward Neural Networks Using Genetic Algorithms, IJCAI'89 Proceedings of the 11th international joint conference on Artificial intelligence - Vol. 1, p.762-767, 1989.</text:p>
        <text:p text:style-name="P1"/>
        <text:p text:style-name="P1">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1"/>
        <text:p text:style-name="P1">25. [SCYW1999] S. Chen, Y. Wu, B. L. Luk, Combined Genetic Algorithm Optimization and Regularized Orthogonal Least Squares Learning for Radial Basis Function Networks, IEEE <text:soft-page-break/>Transactions on Neural Networks, Vol. 10, No. 5, p.1239-1243, Sep 1999.</text:p>
        <text:p text:style-name="P1"/>
        <text:p text:style-name="P1">26. [RSBA1998] R. Sexton, B. Alidaee, R. Dorsey, J. Johnson, Global Optimization for Artificial Neural Networks: A Tabu Search Application, European Journal of Operational Research, Vol. 106, Num. 2, pp. 570-584(15), 16 Apr 1998.</text:p>
        <text:p text:style-name="P1"/>
        <text:p text:style-name="P1">27. [BHKT2005] B. Hu and KW. Tsui, Distributed Evolutionary Monte Carlo with Applications to Bayesian Analysis, University of Wisconsin - Madison, Technical Report NO. 1112, Nov 10, 2005.</text:p>
        <text:p text:style-name="P1"/>
        <text:p text:style-name="P1">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1"/>
        <text:p text:style-name="P1">29. [ZPLL2006] Z. Ping, L. Ling-yan, S. Hao-shan, A Hybrid Location Algorithm Based on BP Neural Networks for Mobile Position Estimation, IJCSNS International Journal of Computer Science and Network Security, Vol.6 No.7A, p.162-167, Jul 2006.</text:p>
        <text:p text:style-name="P1"/>
        <text:p text:style-name="P1">30. [JARG2001] J. Arifovica , R. Gencay, Using genetic algorithms to select architecture of a feedforward articial neural network, Physica A, Vol. 289, Issues 3-4, p.574-594, 15 Jan 2001.</text:p>
        <text:p text:style-name="P1"/>
        <text:p text:style-name="P1">31. [CHTA2009] C. Tan, Financial Time Series Forecasting Using Improved Wavelet Neural Network, Master's Thesis, promoter Prof. Christian Norgaard Storm Pedersen, Bioinformatics Research Center, Aarhus University, Denmark, 31 May 2009.</text:p>
        <text:p text:style-name="P1"/>
        <text:p text:style-name="P1">32. [LESP2006] L. Ekonomou SSP. Pappas, Implementation of Artificial Intelligence in the Time Series Prediction Problem, Proceedings of the 6th WSEAS International Conference on Simulation, Modelling and Optimization, Lisbon, Portugal, September 22-24, 2006.</text:p>
        <text:p text:style-name="P1"/>
        <text:p text:style-name="P1">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1"/>
        <text:p text:style-name="P1">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1"/>
        <text:p text:style-name="P1">35. [ASIC2002] A. Skabar, I. Cloete , Neural Networks, Financial Trading and the Efficient Markets Hypothesis, In ACSC '02 Proceedings of the twenty-fifth Australasian conference on Computer science - Vol. 4, p.241-249, Australia 2002.</text:p>
        <text:p text:style-name="P1"/>
        <text:p text:style-name="P1">36. [RSNS2001] R. Sexton, N. Sikander, Data Mining Using a Genetic Algorithm Trained Neural Network, Int. Syst. in Accounting, Finance and Management, p.201-210, 2001.</text:p>
        <text:p text:style-name="P1"/>
        <text:p text:style-name="P1">37. [JRVC1998] J. Riley, V. Ciesielski, An Evolutionary Approach to Training Feed-Forward and Recurrent Neural Networks, In Proceedings of the Second International Conference on Knowledge Based Intelligent Electronic Systems (KES'98), p.596-602, 1998.</text:p>
        <text:p text:style-name="P1"/>
        <text:p text:style-name="P1">38. [ARSH2003] A. Shapiro , Capital Market Applications of Neural Networks, Fuzzy Logic and Genetic Algorithms, 13th International AFIR Colloquium, Vol. 1, p.493-514, 2003.</text:p>
        <text:p text:style-name="P1"/>
        <text:p text:style-name="P1">39. [MDMP2006] M. Delgado, MC. Pegalajar, MP. Cuellar, Evolutionary Training for Dynamical Recurrent Neural Networks: An Application in Finantial Time Series Prediction, Mathware &amp; Soft Computing, Vol. 13, Num. 2, p.89-110, 2006.</text:p>
        <text:p text:style-name="P1"/>
        <text:p text:style-name="P1">40. [JMAP2011] JJ. Moreno, A. Pol, P. Gracia, Artifi cial neural networks applied to forecasting time series, Psicothema, ISSN: 0214-9915, Vol. 23, Num. 2, pp. 322-329, 2011.</text:p>
        <text:p text:style-name="P1"/>
        <text:p text:style-name="P1">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1"/>
        <text:p text:style-name="P1">42. [CHSL1990] C. Slim, A genetic Neural Network approach applied to Forecast the volatility of financial time series, CiteSeerX, 10.1.1.89.7183.</text:p>
        <text:p text:style-name="P1"/>
        <text:p text:style-name="P1">43. [KYKI2006] K. Kim, Artificial neural networks with evolutionary instance selection for <text:soft-page-break/>financial forecasting, Expert Systems with Applications, Vol .30, Issue 3, p.519–526, Apr 2006.</text:p>
        <text:p text:style-name="P1"/>
        <text:p text:style-name="P1">44. [HAMN2002] H. Alfares, M. Nazeeruddin, Electric load forecasting: literature survey and classi®cation of methods, International Journal of Systems Science, vol. 33, Num. 1, p.23-34, 2002.</text:p>
        <text:p text:style-name="P1"/>
        <text:p text:style-name="P1">45. [MAMA1995] M. Mandischer, Evolving Recurrent Neural Networks with Non-binary Encoding, In Proceedings of the 2nd IEEE Conference on Evolutionary Computation (ICEC), p.584-589, 1995.</text:p>
        <text:p text:style-name="P1"/>
        <text:p text:style-name="P1">46. [LSSO1999] L. See, S. Openshaw, Applying soft computing approaches to river level forecasting, Hydrological Sciences-Journal-des Sciences Hydrologiques, 44(5), p.763-778, Oct 1999.</text:p>
        <text:p text:style-name="P1"/>
        <text:p text:style-name="P1">47. [SKYS2010] S. Khmylovyy, Y. Skobtsov, Feature Selection for Time-series Prediction in Case of Nondetermined Estimation, In Proceedings of Donetsk National Technical University, Num. 1, p.63-74, 2010.</text:p>
        <text:p text:style-name="P1"/>
        <text:p text:style-name="P1">48. [DEDH2002] D. Eads, D. Hill, S. Davis, S. Perkins, J. Ma, R. Porter, J. Theiler, Genetic Algorithms and Support Vector Machines for Time Series Classication, In Society of Photo-Optical Instrumentation Engineers (SPIE) Conference Series, Vol. 4787, pp. 74–85, 2002.</text:p>
        <text:p text:style-name="P1"/>
        <text:p text:style-name="P1">49. [MOAW2010] M. Awad, Optimization RBFNNs Parameters Using Genetic Algorithms: Applied on Function Approximation, International Journal of Computer Science and Security, Vol.4, Issue 3, p.295-307, 2010.</text:p>
        <text:p text:style-name="P1"/>
        <text:p text:style-name="P1">50. [MZPL2004] M. Zhong, P. Lingras, S. Sharma, Estimation of missing traffic counts using factor, genetic, neural, and regression techniques, Transportation Research Part C: Emerging Technologies, No. 12, p.139–166, 2004.</text:p>
        <text:p text:style-name="P1"/>
        <text:p text:style-name="P1">51. [ANBG2011] A. Nor, B. Gharleghi, K. Omar, T. Sarmidi, A Novel Artificial Neural Network Model for Exchange Rate Forecasting, In Proceeding of 2nd International Conference on Business and Economic Research (2nd ICBER 2011), p.99-108, 2011.</text:p>
        <text:p text:style-name="P1"/>
        <text:p text:style-name="P1">52. [RSRD1998] R. Sexton, R. Dorsey, J. Johnson, Toward Global Optimization of Neural <text:soft-page-break/>Networks: A Comparison of the Genetic Algorithm and Backpropagation, Decision Support Systems, Vol. 22, No. 2, p.171-185, 1998.</text:p>
        <text:p text:style-name="P1"/>
        <text:p text:style-name="P1">53. [BZHM1993] BT. Zhang, H. Muhlenbein, Evolving Optimal Neural Networks Using Genetic Algorithms with Occam's Razor, Complex Systems, Vol. 7, Num. 3, p.199-220, 1993.</text:p>
        <text:p text:style-name="P1"/>
        <text:p text:style-name="P1">54. [IDAD1998] I. De Falco, A. Della Cioppa, A. Iazzetta, P. Natale, E. Tarantino, Optimizing Neural Networks for Time Series Prediction, In Procedding of Third World Conference on Soft Computing (WSC3): Engineering Design and Manifacturing, Jul 1998.</text:p>
        <text:p text:style-name="P1"/>
        <text:p text:style-name="P1">55. [RSRD1999] R. Sexton, R. Dorsey, J. Johnson, Optimization of Neural Networks: A Comparative Analysis of the Genetic Algorithm and Simulated Annealing, European Journal of Operational Research, Vol. 114, Issue 3, p.589-601, 1999.</text:p>
        <text:p text:style-name="P1"/>
        <text:p text:style-name="P1">56. [ARGH2012] A. Ghosh, Comparative study of Financial Time Series Prediction By Artificial Neural Network with Gradient Descent Learning, International Journal Of Scientific &amp; Engineering Research, Vol. 3 Issue 1, Jan 2012.</text:p>
        <text:p text:style-name="P1"/>
        <text:p text:style-name="P1">57. [SSST2006] S. Sirakaya, S. Turnovsky, M. Alemdar, Feedback Approximation of the Stochastic Growth Model by Genetic Neural Networks, Computational Economics, Vol. 27, p.185-206, 2006.</text:p>
        <text:p text:style-name="P1"/>
        <text:p text:style-name="P1">58. [SMGM1996] S. Mahfoud, G. Mani, Financial Forecasting Using Genetic Algorithms, Applied Artificial Intelligence, Vol. 10, p.543-565, 1996.</text:p>
        <text:p text:style-name="P1"/>
        <text:p text:style-name="P1">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1"/>
        <text:p text:style-name="P1">60. [HNTH2004] H. Niska, T. Hiltunen, A. Karppinen, J. Ruuskanen, M. Kolehmainen, Evolving the neural network model for forecasting air pollution time series, Engineering Applications of Artificial Intelligence, Vol. 17, Num. 2, p.159–167, 2004.</text:p>
        <text:p text:style-name="P1"/>
        <text:p text:style-name="P1">61. [MEVO2011] M. Vora, Genetic Algorithm for Trading Signal Generation: Solution to trader’s <text:soft-page-break/>dilemma: Is it right time to trade?, 2010 International Conference on Business and Economics Research, Vol.1,IACSIT Press, Kuala Lumpur, Malaysia, 2011.</text:p>
        <text:p text:style-name="P1"/>
        <text:p text:style-name="P1">62. [RPSL2005] R. Patuelli, S. Longhi, A. Reggiani, P. Nijkamp, Forecasting Regional Employment in Germany by Means of Neural Networks and Genetic Algorithms, Computational Economics 0511002, EconWPA, 2005.</text:p>
        <text:p text:style-name="P1"/>
        <text:p text:style-name="P1">63. [KMKC2000] KZ. Mao, KC. Tan, W. Ser, Probabilistic Neural-Network Structure Determination for Pattern Classification, IEEE Transactions on Neural Networks, Vol. 11, No. 4, Jul 2000.</text:p>
        <text:p text:style-name="P1"/>
        <text:p text:style-name="P1">64. [AYGU2009] A. Guven, Linear genetic programming for time-series modelling of daily flow rate, Journal of Earth System Science, Vol.118, No. 2, p.137–146, Apr 2009.</text:p>
        <text:p text:style-name="P1"/>
        <text:p text:style-name="P1">65. [SVEK2003] S. Eklund, Time Series Forecasting using Massively Parallel Genetic Programming, International Parallel and Distributed Processing Symposium (IPDPS'03), pp.143a, 2003.</text:p>
        <text:p text:style-name="P1"/>
        <text:p text:style-name="P1">66. [BCJB2003] B. Chramcov, J. Balati, Prediction of the Heat Supply Daily Diagram via Artificial Neural Network, In Proceedings of the 4th International Carpathian Control Conference ICCC 2003, p.703-706, 2003.</text:p>
        <text:p text:style-name="P1"/>
        <text:p text:style-name="P1">67. [LHBB2002] L. Hamm, B. Brorsen, Global Optimization Methods, Paper presented at the Western Agricultural Economics Association Annual Meetings, Long Beach, CA, Jul 2002.</text:p>
        <text:p text:style-name="P1"/>
        <text:p text:style-name="P1">68. [ABEB2012] A. Barbulescu, E. Bautu, A Hybrid Approach for Modeling Financial Time Series, The International Arab Journal of Information Technology, Vol. 9, No. 4, p.327-335, Jul 2012.</text:p>
        <text:p text:style-name="P1"/>
        <text:p text:style-name="P1">69. [PDAA2006] P. Doganis, A. Alexandridis, P. Patrinos, H. Sarimveis, Time series sales forecasting for short shelf-life food products based on artificial neural networks and evolutionary computing, Journal of Food Engineering, Vol. 75(2), p.196–204, 2006.</text:p>
        <text:p text:style-name="P1"/>
        <text:p text:style-name="P1">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1"/>
        <text:p text:style-name="P1">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1"/>
        <text:p text:style-name="P1">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1"/>
        <text:p text:style-name="P1">73. [SMSK2001] SW. Moon, SG. Kong, Block-Based Neural Networks, IEEE Transactions On Neural Networks, Vol. 12, No. 2, Mar 2001.</text:p>
        <text:p text:style-name="P1"/>
        <text:p text:style-name="P1">74. [RSRD2000] R. Sexton, R. Dorsey, Reliable classification using neural networks: a genetic algorithm and backpropagation comparison, Decision Support Systems, Vol. 30, p.11–22, 2000.</text:p>
        <text:p text:style-name="P1"/>
        <text:p text:style-name="P1">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1"/>
        <text:p text:style-name="P1">76. [RPTL2002] R. Prudencio, T. Ludermir, Neural Network Hybrid Learning: Genetic Algorithms &amp; Levenberg-Marquardt, In Proceedings of Between Data Science And Applied Data Analysis, Part III, p.464, 2002.</text:p>
        <text:p text:style-name="P1"/>
        <text:p text:style-name="P1">77. [YAHU2009] Y. Huang, Advances in Artificial Neural Networks – Methodological Development and Application, Algorithms, Vol.2, No.3, p.973-1007, 2009.</text:p>
        <text:p text:style-name="P1"/>
        <text:p text:style-name="P1">78. [EUVO2005] E. Vogel, Complex Indicators: Nonlinear Pricing and Reflexivity, Department of Informatics, St. Petersburg State University of Economics and Finance, 191023, Saint-Petersburg, Russia, 2005.</text:p>
        <text:p text:style-name="P1"/>
        <text:p text:style-name="P1"><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1"/>
        <text:p text:style-name="P1">80. [YCBY2005] Y. Chen, B. Yang, J. Dong, A. Abraham, Time-series forecasting using flexible neural tree model, Information Sciences: an International Journal, Vol. 174, Issue 3-4, p. 219-235, 11 Aug 2005.</text:p>
        <text:p text:style-name="P1"/>
        <text:p text:style-name="P1">81. [PGSC2007] P. Gautham, S. Chandrasekar, O. Piyush, Artificial Neural Network Based Short Term Load Forecasting for the Distribution Utilities, National Conference on Distribution Automation, CPRI, Bangalore, 2007.</text:p>
        <text:p text:style-name="P1"/>
        <text:p text:style-name="P1">82. [BLLE1997] B. LeBaron, An Evolutionary Bootstrap Approach to Neural Network Pruning and Generalization, Unpublished working paper, SSRI working papers, 9718, 1997.</text:p>
        <text:p text:style-name="P1"/>
        <text:p text:style-name="P1">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1"/>
        <text:p text:style-name="P1">84. [PPAM2011] P. Padhiary, A. Mishra, Development of Improved Artificial Neural Network Model for Stock Market Prediction, International Journal of Engineering Science and Technology (IJEST), Vol. 3, No. 2, p.1576-1581, Feb 2011.</text:p>
        <text:p text:style-name="P1"/>
        <text:p text:style-name="P1">85. [AOAC2007] A. Ozuna, A. Cifter, Nonlinear Combination of Financial Forecast with Genetic Algorithm, MPRA Paper No. 2488, posted 07, Nov 2007.</text:p>
        <text:p text:style-name="P1"/>
        <text:p text:style-name="P1">86. [GDAM2008] G. Dahl, A. McAvinney, T. Newhall, Parallelizing Neural Network Training for Cluster Systems, PDCN'08 Proceedings of the IASTED International Conference on Parallel and Distributed Computing and Networks, p.220-225, 2008.</text:p>
        <text:p text:style-name="P1"/>
        <text:p text:style-name="P1">87. [XJHA2008] X. Jiang, H. Adeli, Neuro-genetic algorithm for non-linear active control of structures, International Journal for Numerical Methods in Engineering, Vol. 75, Issue 7, p.770-786, <text:soft-page-break/>Aug 2008.</text:p>
        <text:p text:style-name="P1"/>
        <text:p text:style-name="P1">88. [MVDL2008] M. Vasquez, D. Losada, F. Osorio, Exploiting Stock Data: A Survey Of Computational Techniques for Generating Portfolio Beliefs, Aceptado para publicar en Vol. 28, No. 1. Revista Ingenieria e Investigacion Facultad de Ingenieria, Apr 2008.</text:p>
        <text:p text:style-name="P1"/>
        <text:p text:style-name="P1">89. [EHMW2004] E. Hulthen, M. Wahde, Improved time series prediction using evolutionary algorithms for the generation of feedback connections in neural networks, In Proceedings of Computational Finance and its Applications, ISBN/ISSN: 1-85312-709-4, 2004.</text:p>
        <text:p text:style-name="P1"/>
        <text:p text:style-name="P1">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1"/>
        <text:p text:style-name="P1">91. [DIPI2002] D. Pissarenko, Neural Networks For Financial Time Series Prediction: Overview Over Recent Research, A project completed as part of the requirements for the BSc (Hons) Computer Studies at the University of Derby in Austria, 2001-2002.</text:p>
        <text:p text:style-name="P1"/>
        <text:p text:style-name="P1">92. [CDAH1999] C. Dunis, A. Harris, S. Leong, P. Nacaskul, Optimising Intraday Trading Models with Genetic Algorithms, Neural Network World, No 9/3, p.193-223, 1999.</text:p>
        <text:p text:style-name="P1"/>
        <text:p text:style-name="P1">93. [MAHL2009] M. Hlavacek, Seasonal Time Series Modeling via Neural Networks with Switching Units, PhD Thesis, Faculty of Nuclear Sciences and Physical Engineering, Czech Technical University, Prague, Sep 2009.</text:p>
        <text:p text:style-name="P1"/>
        <text:p text:style-name="P1">94. [NWZM2007] N. Wagner, Z. Michalewicz, M. Khouja, RR. McGregor, Time Series Forecasting for Dynamic Environments: the DyFor Genetic Program Model, IEEE Transactions on Evolutionary Computation, Vol. 11, Issue 4, p.433-452, Aug 2007.</text:p>
        <text:p text:style-name="P1"/>
        <text:p text:style-name="P1">95. [LOBO2004] L. Bodis, Financial Time Series Forecasting Using Artificial Neural Networks, Master Thesis, Babes-Bolyai University, Faculty of Mathematics and Computer Science, Department of Computer Science, 2004.</text:p>
        <text:p text:style-name="P1"/>
        <text:p text:style-name="P1"><text:soft-page-break/>96. [MKMB2011] M. Khashei, M. Bijari, Which Methodology is Better for Combining Linear and Nonlinear Models for Time Series Forecasting?, Journal of Industrial and Systems Engineering, Vol. 4, No. 4, p.265-285, 2011.</text:p>
        <text:p text:style-name="P1"/>
        <text:p text:style-name="P1">97. [MDMB2012] M. Djennas, M. Benbouziane, M. Djennas, A Neural Network and Genetic Algorithm Hybrid Model for Modeling Exchange Rate: The Dollar – Kuwaiti Dinar Case, International Research Journal of Finance and Economics, Issue 92, p.141-162, Jun 2012.</text:p>
        <text:p text:style-name="P1"/>
        <text:p text:style-name="P1">98. [SKHK2008] S. Kim, HS. Kim, Neural networks and genetic algorithm approach for nonlinear evaporation and evapotranspiration modeling, Journal of Hydrology, Vol. 351, Issues 3–4, p.299–317, Apr 2008.</text:p>
        <text:p text:style-name="P1"/>
        <text:p text:style-name="P1">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1"/>
        <text:p text:style-name="P1">100. [XYYL1997] X. Yao, Y. Liu, A New Evolutionary System for Evolving Artificial Neural Networks, IEEE Transactions On Neural Networks, Vol. 8, No. 3, May 1997.</text:p>
        <text:p text:style-name="P1"/>
        <text:p text:style-name="P1">101. [MMMH2010] M. Majumder, MD. Hussian, Forecasting of Indian Stock Market Index Using Artificial Neural Network, National Stock Exchange of India Limited, NSE Newsletter, Jul 2010.</text:p>
        <text:p text:style-name="P1"/>
        <text:p text:style-name="P1">102. [MSMJ2009] M. Shahi, M. Jaksa, H. Maier, State of the Art of Artificial Neural Networks in Geotechnical Engineering, Advances in Artificial Neural Systems (Bouquet 08), Vol. 2009, Article No. 5, 2009.</text:p>
        <text:p text:style-name="P1"/>
        <text:p text:style-name="P1">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1"/>
        <text:p text:style-name="P1">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1"/>
        <text:p text:style-name="P1">105. [MPAC2008] ME. Pedersen, A. Chipperfield, Tuning Differential Evolution For Artificial Neural Networks, Hvass Laboratories Technical Report no. HL0803 (Nova Publishers 2011), 2008.</text:p>
        <text:p text:style-name="P1"/>
        <text:p text:style-name="P1">106. [BSDJ2009] B. Subudhi, D. Jena, An Improved Differential Evolution Trained Neural Network Scheme for Nonlinear System Identification, International Journal of Automation and Computing, Vol. 6, No. 2, p.137-144, May 2009.</text:p>
        <text:p text:style-name="P1"/>
        <text:p text:style-name="P1">107. [GNYZ2007] G. Ning, Y. Zhou, A Modified Differential Evolution Algorithm for Optimization Neural Network, In Proceedings of ISKE-2007, Advances in Intelligent Systems Research, Oct 2007.</text:p>
        <text:p text:style-name="P1"/>
        <text:p text:style-name="P1">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1"/>
        <text:p text:style-name="P1">109. [ASMB2008] A. Slowik, M. Bialko, Training of Artificial Neural Networks Using Differential Evolution Algorithm, Conference on Human System Interactions (HSI08), Krakow, Poland, p.60-65, May 2008.</text:p>
        <text:p text:style-name="P1"/>
        <text:p text:style-name="P1">110. [HMAB2009] HM. Abdul Kader, Neural Networks Training Based on Differential Evolution Algorithm Compared with Other Architectures for Weather Forecasting34, IJCSNS International Journal of Computer Science and Network Security, Vol.9 No.3, p.92-99, Mar 2009.</text:p>
        <text:p text:style-name="P1"/>
        <text:p text:style-name="P1">111. [BYXH2006] B. Yu , X. He, Training Radial Basis Function Networks with Differential Evolution, In Proceeding of IEEE International Conference on Granular Computing (GrC'06), p.369-372, May 2006.</text:p>
        <text:p text:style-name="P1"/>
        <text:p text:style-name="P1">112. [JIJK2003] J. Ilonen, JI. Kamarainen, J. Lampinen, Differential Evolution Training Algorithm for Feed-Forward Neural Networks, Neural Process Letters, Vol.17, No.1, p.93–105, 2003.</text:p>
        <text:p text:style-name="P1"/>
        <text:p text:style-name="P1">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1"/>
        <text:p text:style-name="P1">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1"/>
        <text:p text:style-name="P1">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1"/>
        <text:p text:style-name="P1">116. [HKMS2012] H. Kader, M. Salam, Evaluation of Differential Evolution and Particle Swarm Optimization Algorithms at Training of Neural Network for Stock Prediction, International Arab Jurnal of e-Technology, Vol. 2, No. 3, p.145-151, Jan 2012.</text:p>
        <text:p text:style-name="P1"/>
        <text:p text:style-name="P1">117. <text:span text:style-name="T40">[VPDS1998a]</text:span> V. Plagianakos, D. Sotiropoulos, M. Vrahatis, Integer weight training by differential evolution algorithms, Recent Advances in Circuits and Systems, p.327-331, 1998.</text:p>
        <text:p text:style-name="P1"/>
        <text:p text:style-name="P1">118. [ABWD2011] AS. Wdaa, Differential evolution for neural networks learning enhancement, Jurnal of university of anbar for pure science, Vol.5, No.2, p.79-84, 2011.</text:p>
        <text:p text:style-name="P1"/>
        <text:p text:style-name="P1">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1"/>
        <text:p text:style-name="P1">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1"/>
        <text:p text:style-name="P1">121. [KBWK2009] K. Bandurski, W. Kwedlo, Training neural networks with a hybrid differential evolution algorithm, Zeszyty Naukowe Politechniki Bialostockiej, Informatyka, Z. 4, p5-17, <text:soft-page-break/>Bibliogr. 16 poz., Wykr. 2009.</text:p>
        <text:p text:style-name="P1"/>
        <text:p text:style-name="P1">122. [JLJL2005] J. Liu, J. Lampinen, A Differential Evolution Based Incremental Training Method for RBF Networks, In Proceedings of the 2005 conference on Genetic and evolutionary computation (GECCO’05), p.881-888, Jun 2005.</text:p>
        <text:p text:style-name="P1"/>
        <text:p text:style-name="P1">123. [JDDH2007] JX. Du, DS. Huang, XF. Wang, X. Gu, Shape recognition based on neural networks trained by differential evolution algorithm, Neurocomputing, Vol. 70, Issue 4-6, p.896–903, Jan 2007.</text:p>
        <text:p text:style-name="P1"/>
        <text:p text:style-name="P1">124. [HSRG2011] H. Shah, R. Ghazali, N. Nawi, Using Artificial Bee Colony Algorithm for MLP Training on Earthquake Time Series Data Prediction, In Proceedings of CoRR, Vol. 3, Issue 6, p.135-142, 2011.</text:p>
        <text:p text:style-name="P1"/>
        <text:p text:style-name="P1">125. [CLCW2011] CJ. Lin, CF. Wu, CY. Lee, Design of a Recurrent Functional Neural Fuzzy Network Using Modified Differential Evolution, International Journal of Innovative Computing, Information and Control, Vol. 7, No. 2, p.669-683, Feb 2011.</text:p>
        <text:p text:style-name="P1"/>
        <text:p text:style-name="P1">126. [NAFK2011] N. Amjady, F. Keynia, H. Zareipour, Short-term wind power forecasting using ridgelet neural network, Electric Power Systems Research, Vol. 81, No.12, p.2099–2107, Dec 2011.</text:p>
        <text:p text:style-name="P1"/>
        <text:p text:style-name="P1">127. [VPMV2002] V. Plagianakos, M. Vrahatis, Parallel evolutionary training algorithms for “hardware-friendly” neural networks, Natural Computing, Vol. 1, Issue 2-3, p.307–322, Jun 2002.</text:p>
        <text:p text:style-name="P1"/>
        <text:p text:style-name="P1">128. <text:span text:style-name="T40">[VPDS1998b]</text:span> V. Plagianakos, D. Sotiropoulos, M. Vrahatis, Evolutionary Algorithms for Integer Weight Neural Network Training, Technical Report No.TR98-04, University of Patras, Greece, 1998.</text:p>
        <text:p text:style-name="P1"/>
        <text:p text:style-name="P1">129. [HARS2001] H. Abbass, R. Sarker, Simultaneous Evolution of Architectures and Connection Weights in ANNs, In Proceedings of 5th Biannual Conference on Artificial Neural Networks and Expert Systems (ANNES 2001), Dunedin, New Zealand, p.16-21, 2001.</text:p>
        <text:p text:style-name="P1"/>
        <text:p text:style-name="P1">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1"/>
        <text:p text:style-name="P1">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1"/>
        <text:p text:style-name="P1">132. [HTBM2011] H. Thethi, B. Majhi, G. Panda, Efficient System Identification using a Low Complexity Nonlinear Network with Differential Evolution and its variant based Training Schemes, International Journal of Computer Applications, Vol. 31, No. 8, p.38-46, Oct 2011.</text:p>
        <text:p text:style-name="P1"/>
        <text:p text:style-name="P1">133. [DXSL2007] D. Xu, S. Li, F. Qian, An Improved Differential Evolution Algorithm and its Application in Reaction Kinetic Parameters Estimation, ISKE-2007 Proceedings, Advances in Intelligent Systems Research, Oct 2007.</text:p>
        <text:p text:style-name="P1"/>
        <text:p text:style-name="P1">134. [HIAL2004] H. Al-Hindi, Approximation of a Discrete Event Stochastic Simulation Using an Evolutionary Artificial Neural Network, Journal of King Abdulaziz University, Engineering Sciences, Vol. 15, No. 1, p.125-138, 2004.</text:p>
        <text:p text:style-name="P1"/>
        <text:p text:style-name="P1">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1"/>
        <text:p text:style-name="P1">136. [YLYL2011] YC. Lin, YC. Lin, WC. Chang, KL. Su, Evolutionary Neural Networks with Mixed-Integer Hybrid Differential Evolution, Journal of Computers, Vol. 6, No. 8, p.1591-1596, Aug 2011.</text:p>
        <text:p text:style-name="P1"/>
        <text:p text:style-name="P1">137. [WGAF2010] W. Gong, A. Fialho, Z. Cai, Adaptive Strategy Selection in Differential Evolution, In Proceedings of Genetic and Evolutionary Computation Conference (GECCO10), p.409-416, 2010.</text:p>
        <text:p text:style-name="P1"/>
        <text:p text:style-name="P1">138. [JNJS2011] J. Novo, J. Santos, M. Penedo, Optimization of Topological Active Nets with Differential Evolution, In Proceedings of the 10th international conference on Adaptive and natural computing algorithms (ICANNGA11), Vol. 6593, p.350-360, 2011.</text:p>
        <text:p text:style-name="P1"><text:soft-page-break/></text:p>
        <text:p text:style-name="P1">139. [DTNP2004] D. Tasoulis, N. Pavlidis, V. Plagianakos, M. Vrahatis, Parallel Differential Evolution, In Proceedings of IEEE Congress on Evolutionary Computation (CEC 2004), p. 2023-2029, 2004.</text:p>
        <text:p text:style-name="P1"/>
        <text:p text:style-name="P1">140. [KKAS2006] K. Kozlov, A. Samsonov, New migration scheme for parallel differential evolution, In Proceedings of the Fifth International Conference on Bioinformatics of Genome Regulation and Structure, p.141–144, 2006.</text:p>
        <text:p text:style-name="P1"/>
        <text:p text:style-name="P1">141. [SGNB2011] S. Gonzalez, N. Barriga, Fully Parallel Differential Evolution, In Competition of GPUs for Genetic and Evolutionary Computation at the 2011 Genetic and Evolutionary Computation Conference (GECCO’2011), Dublin, Ireland, Jul 2011.</text:p>
        <text:p text:style-name="P1"/>
        <text:p text:style-name="P1">142. [DZDP2003] D. Zaharie, D. Petcu, Parallel implementation of multi-population differential evolution, In Proceedings of the NATO Advanced Research Workshop on Concurrent Information Processing and Computing (IOS Press, 2003), p. 223-232, 2003.</text:p>
        <text:p text:style-name="P1"/>
        <text:p text:style-name="P1">143. [MWFN2011] M. Weber, F. Neri, V. Tirronen, Shuffle Or Update Parallel Differential Evolution for Large Scale Optimization, Soft Computing, Vol. 15, Issue 11, p. 2089-2107, Nov 2011.</text:p>
        <text:p text:style-name="P1"/>
        <text:p text:style-name="P1">144. [PEBU2011] P. Bujok, Parallel Models of Adaptive Differential Evolution Based on Migration Process, Aplimat - Journal of Applied Mathematics, Vol. 4, No. 2, p.347-356, 2011.</text:p>
        <text:p text:style-name="P1"/>
        <text:p text:style-name="P1">145. [RSKP1995] R. Storn, K. Price, Differential Evolution - A simple and efficient adaptive scheme for global optimization over continuous spaces, Technical Report TR-95-012, ICSI, Berkeley, Mar 1995.</text:p>
        <text:p text:style-name="P1"/>
        <text:p text:style-name="P1">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1"/>
        <text:p text:style-name="P1">147. <text:span text:style-name="T40">[DAZA2004a]</text:span> D. Zaharie, A multipopulation differential evolution algorithm for multimodal optimization, In Proceedings of Mendel, 10th International Conference on Soft Computing, p. 17-<text:soft-page-break/>22, 2004.</text:p>
        <text:p text:style-name="P1"/>
        <text:p text:style-name="P1">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1"/>
        <text:p text:style-name="P1">149. [SREN2010] S. Enaganti, Solving Correlation Matrix Completion Problems using Parallel Differential Evolution, A Thesis Submitted in Partial Fulfillment of the Requirements for the Degree of Master of Science in The University Of British Columbia, Nov 2010.</text:p>
        <text:p text:style-name="P1"/>
        <text:p text:style-name="P1">150. [JOTT2011] J. Olensek, T. Tuma, J. Puhan, A. Burmen, A new asynchronous parallel global optimization method based on simulated annealing and differential evolution, Applied Soft Computing, Vol. 11, Issue 1, p. 1481-1489, Jan 2011 .</text:p>
        <text:p text:style-name="P1"/>
        <text:p text:style-name="P1">151. [KITA2012] K. Tagawa, A Statistical Study of Concurrent Differential Evolution on Multi-core CPUs, In Proceedings of the Italian Workshop on Artificial Life, Evolution and Complexity (WIVACE 2012), 2012.</text:p>
        <text:p text:style-name="P1"/>
        <text:p text:style-name="P1">152. [DAZA2003] D. Zaharie, Control of Population Diversity and Adaptation in Differential Evolution Algorithms, In Proceedings of the 9th International Conference on Soft Computing (MENDEL 2003), p.41–46, Jun 2003.</text:p>
        <text:p text:style-name="P1"/>
        <text:p text:style-name="P1">153. [DXLD2012] D. Xie, L. Ding, X. Du, Y. Hu, S. Wang, Self-adaptive Pseudo-parallel Differential Evolution Algorithm, Journal of Computational Information Systems, Vol. 8, No. 8, p.3403-3411, 2012.</text:p>
        <text:p text:style-name="P1"/>
        <text:p text:style-name="P1">154. [ASML2007] A. Sutton, M. Lunacek, L. Whitley, Differential Evolution and Non-separability: Using selective pressure to focus search, In Proceedings of Genetic and Evolutionary Computation Conference (GECCO-07), p. 1428-1435, Jul 2007.</text:p>
        <text:p text:style-name="P1"/>
        <text:p text:style-name="P1">155. [MAWE2010] M. Weber, Parallel Global Optimization, Structuring Populations in Differential Evolution, Dissertation in Faculty of Information Technology of the University of Jyvaskyla, Nov 2010.</text:p>
        <text:p text:style-name="P1"><text:soft-page-break/></text:p>
        <text:p text:style-name="P1">156. <text:span text:style-name="T40">[KTTI2010a]</text:span> K. Tagawa, T. Ishimizu, Concurrent Differential Evolution Based on MapReduce, International Journal Of Computers, Vol. 4, No. 4, p. 161-168, 2010.</text:p>
        <text:p text:style-name="P1"/>
        <text:p text:style-name="P1">157. [MEVP2008] M. Epitropakis, V. Plagianakos, M. Vrahatis, Balancing the exploration and exploitation capabilities of the Differential Evolution Algorithm, In Proceedings of the IEEE Congress on Evolutionary Computation (CEC 2008), p. 2686-2693, Jun 2008.</text:p>
        <text:p text:style-name="P1"/>
        <text:p text:style-name="P1">158. [SRHT2008] S. Rahnamayan, H. Tizhoosh, M. Salama, Opposition-Based Differential Evolution, In Proceedings of IEEE Transactions On Evolutionary Computation, Vol. 12, No. 1, p. 64-79, Feb 2008.</text:p>
        <text:p text:style-name="P1"/>
        <text:p text:style-name="P1">159. [RCAD2010] R. Cabido, A. Duarte, A. Montemayor, J. Pantrigo, Differential Evolution for Global Optimization on GPU, In Proceedings of the 3rd International Conference on Metaheuristics and Nature Inspired Computing (META'10), Oct 2010.</text:p>
        <text:p text:style-name="P1"/>
        <text:p text:style-name="P1">160. [NPVP2006] N. Pavlidis, V. Plagianakos, D. Tasoulis, M. Vrahatis, Human Designed Vs. Genetically Programmed Differential Evolution Operators, In Proceedings of IEEE Congress on Evolutionary Computation (CEC 2006), p.1880-1886, Jul 2006.</text:p>
        <text:p text:style-name="P1"/>
        <text:p text:style-name="P1">161. [DDJG2012] D. Davendra, J. Gaura, M. Bialic-Davendra, R. Senkerik, CUDA Based Enhanced Differential Evolution: a Computational Analysis, In Proceedings of the 26th European Conference on Modelling and Simulation (ECMS 2012), May 2012.</text:p>
        <text:p text:style-name="P1"/>
        <text:p text:style-name="P1">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1"/>
        <text:p text:style-name="P1">163. [DLHL2012] DH. Lim, H. Luong, C. Ahn, A Novel Differential Evolution Using Multiple-Deme Based Mutation, International Journal of Innovative Computing, Information and Control (IJICIC), Vol. 8, No. 5A. p. 3049-3060, May 2012.</text:p>
        <text:p text:style-name="P1"/>
        <text:p text:style-name="P1">164. [YGSG2011] Y. Gao, S. Gong, Ge Zhao , A Novel and Robust Evolution Algorithm for Optimizing Complicated Functions, In Proceedings of the Fourth International Workshop on <text:soft-page-break/>Advanced Computational Intelligence (IWACI), p. 370-373, Oct 2011.</text:p>
        <text:p text:style-name="P1"/>
        <text:p text:style-name="P1">165. [NNHI2010] N. Noman, H. Iba, Cellular Differential Evolution Algorithm, In Proceedings of the 3rd Australasian Joint Conference Adelaide, Advances in Artificial Intelligence, p. 293-302, Dec 2010.</text:p>
        <text:p text:style-name="P1"/>
        <text:p text:style-name="P1">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1"/>
        <text:p text:style-name="P1">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1"/>
        <text:p text:style-name="P1">168. <text:span text:style-name="T40">[KTTI2010b]</text:span> K. Tagawa, T. Ishimizu, Concurrent Implementation of Differential Evolution, In Proceedings of the 10th WSEAS international conference on Systems theory and scientific computation (ISTASC'10), p. 65-70, 2010.</text:p>
        <text:p text:style-name="P1"/>
        <text:p text:style-name="P1">169. [KTTI2011] K. Tagawa, T. Ishimizu, Concurrent Differential Evolution for Uncertain Optimization Problems, In Proceedeings of The Fifth International Conference on Advanced Engineering Computing and Applications in Sciences (ADVCOMP11), p. 48-53, Nov 2011.</text:p>
        <text:p text:style-name="P1"/>
        <text:p text:style-name="P1">170. [MDRT2011] M. Depolli, R. Trobec, B. Filipic, Parallel Evolutionary Algorithm for Heterogeneous Computer Systems, In Proceedings of PARNUM 2011 International Workshop on Parallel Numerics 11, Oct 2011.</text:p>
        <text:p text:style-name="P1"/>
        <text:p text:style-name="P1">171. [TDDA2010] T. Desell, D. Anderson, M. Magdon-Ismail, H. Newberg, B. Szymanski, C. Varela, An Analysis of Massively Distributed Evolutionary Algorithms, In Proceedings of the IEEE Congress on Evolutionary Computation (IEEE CEC 2010), p. 1-8, Jul 2010.</text:p>
        <text:p text:style-name="P1"/>
        <text:p text:style-name="P1">172. [EZMT2011] E. Zaferani, M. Teshnehlab, The Parallel Evaluation Strategy Approach to Solving Optimization Problems, In Proceedings of the International Conference on Computer and <text:soft-page-break/>Software Modeling (IPCSIT11), Vol. 14, p.123-127, 2011.</text:p>
        <text:p text:style-name="P1"/>
        <text:p text:style-name="P1">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1"/>
        <text:p text:style-name="P1">174. [FLHL2003] F. Leung, H. Lam, S. Ling, P. Tam, Tuning of the Structure and Parameters of a Neural Network Using an Improved Genetic Algorithm, IEEE Transactions on Neural Networks, Vol. 14, No. 1, p. 79-88, Jan 2003.</text:p>
        <text:p text:style-name="P1"/>
        <text:p text:style-name="P1">175. [DZGC2006] D. Zaharie, G. Ciobanu, Distributed Evolutionary Algorithms Inspired by Membranes in Solving Continuous Optimization Problems, In Proceedings of the 7th international conference on Membrane Computing (WMC'06), p. 536-553, 2006.</text:p>
        <text:p text:style-name="P1"/>
        <text:p text:style-name="P1">176. [FFRK2012] F. Fabris, R. Krohling, A Co-evolutionary Differential Evolution algorithm for solving Min-Max problem: An implementation on the GPU with C-CUDA, Expert Systems with Applications, Vol. 39, No. 12, p. 10324–10333, Sep 2012.</text:p>
        <text:p text:style-name="P1"/>
        <text:p text:style-name="P1">177. [SDAA2009] S. Das, A. Abraham, U. Chakraborty, A. Konar, Differential Evolution Using a Neighborhood-based Mutation Operator, IEEE Transactions on Evolutionary Computation, Vol. 13, No. 3, p. 526-553, Jun 2009.</text:p>
        <text:p text:style-name="P1"/>
        <text:p text:style-name="P1">178. [EMJV2006] E. Mezura-Montes, J. Velazquez-Reyes, C. Coello-Coello, A Comparative Study of Differential Evolution Variants for Global Optimization, In Proceedings of the 8th annual conference on Genetic and evolutionary computation (GECCO'06), p. 485-492, 2006.</text:p>
        <text:p text:style-name="P1"/>
        <text:p text:style-name="P1">179. [AIXL2011] A. Iorio, X. Li, Improving the performance and scalability of Differential Evolution on problems exhibiting parameter interactions, Soft Computing, Vol. 15, No. 9, p. 1769-1792, Sep 2011.</text:p>
        <text:p text:style-name="P1"/>
        <text:p text:style-name="P1">180. [WGZC2011] W. Gong, Z. Cai, C. Ling, H. Li, Enhanced Differential Evolution with Adaptive Strategies for Numerical Optimization, IEEE Transactions on Systems, Man, and Cybernetics, Part B: Cybernetics, Vol. 41, No. 2, p. 397-413, 2011.</text:p>
        <text:p text:style-name="P1"/>
        <text:p text:style-name="P1"><text:soft-page-break/>181. [YWZC2011] Y. Wang, Z. Cai, Q. Zhang, Differential Evolution with Composite Trial Vector Generation Strategies and Control Parameters, IEEE Transactions on Evolutionary Computation, Vol. 15, No. 1, p. 55-66, 2011.</text:p>
        <text:p text:style-name="P1"/>
        <text:p text:style-name="P1">182. [AMJT2012] A. Moraglio, J. Togelius, S. Silva, Geometric Differential Evolution for Combinatorial and Programs Spaces, Evolutionary Computation Journal (accepted for publication), Technical Report in School of Computing, University of Kent, Canterbury, 2012 .</text:p>
        <text:p text:style-name="P1"/>
        <text:p text:style-name="P1">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1"/>
        <text:p text:style-name="P1">184. [MATO1999] M. Tomassini, Parallel and Distributed Evolutionary Algorithms: A Review, Chapter 7 in Miettinen et al. (Eds) Evolutionary Algorithms in Engineering and Science, Wiley, p. 113-133, 1999.</text:p>
        <text:p text:style-name="P1"/>
        <text:p text:style-name="P1">185. [WRWI2006] W. Wickramasinghe, Adaptive Distributed Evolutionary Algorithms, A thesis submitted for the degree of Masters in Parallel and Distributed Computer Systems, Department of Computer Science Vrije Universiteit, Amsterdam, The Netherlands, Jul 2006.</text:p>
        <text:p text:style-name="P1"/>
        <text:p text:style-name="P1">186. [MICE2006] M. Cervenka, Distributed Evolutionary Algorithms, Doctoral Thesis, Tomas Bata University in Zlin Faculty of Applied Informatics, Zlin, 2006.</text:p>
        <text:p text:style-name="P1"/>
        <text:p text:style-name="P1">187. [EAGL2004] E. Alba, G. Luque, Growth Curves and Takeover Time in Distributed Evolutionary Algorithms, In Proceedings of the Genetic and Evolutionary Computation Conference (GECCO 2004), p. 864-876, 2004.</text:p>
        <text:p text:style-name="P1"/>
        <text:p text:style-name="P1">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1"/>
        <text:p text:style-name="P1">189. [SIHA2006] S. Harding, A Distributed Evolutionary Algorithm Using C# and Mono, Technical Report, Department Of Computer Science at Memorial University, Jun 2006.</text:p>
        <text:p text:style-name="P1"><text:soft-page-break/></text:p>
        <text:p text:style-name="P1">190. [LAJM2009] L. Araujo, J. Merelo-Guervos, Multikulti Algorithm: using genotypic differences in adaptive distributed evolutionary algorithm migration policies, In Proceedings of the IEEE Congress on Evolutionary Computation (CEC'09), p. 2858-2865, May 2009.</text:p>
        <text:p text:style-name="P1"/>
        <text:p text:style-name="P1">191. [MGJM2011] M. Garcia-Arenas, J. Merelo, A. Mora, P. Castillo, G. Romero, J. Laredo, Assessing Speed-ups In Commodity Cloud Storage Services For Distributed Evolutionary Algorithms, In Proceedings of the IEEE Congress on Evolutionary Computation, p. 304-311, 2011.</text:p>
        <text:p text:style-name="P1"/>
        <text:p text:style-name="P1">192. [WWMS2007] W. Wickramasinghe, M van Steen, A. Eiben, Peer-to-peer evolutionary algorithms with adaptive autonomous selection, In Proceedings of the 9th annual conference on Genetic and evolutionary computation (GECCO'07), p. 1460-1467, 2007.</text:p>
        <text:p text:style-name="P1"/>
        <text:p text:style-name="P1">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1"/>
        <text:p text:style-name="P1">194. [SOCL2002] SK. Oh, CY. Lee, JJ. Lee, A New Distributed Evolutionary Algorithm for Optimization in Nonstationary Environments, In Proceedings of the 2002 Congress on Evolutionary Computation (CEC'02), Vol. 1, p. 378-383, May 2002.</text:p>
        <text:p text:style-name="P1"/>
        <text:p text:style-name="P1">195. [JDKM2003] J. Digalakis, K. Margaritis, Parallel Evolutionary Algorithms on Message-Passing Clusters, In Proceedings of Parallel Computing Conference, 2003.</text:p>
        <text:p text:style-name="P1"/>
        <text:p text:style-name="P1">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1"/>
        <text:p text:style-name="P1">197. [MDCG2006] M. Dubreuil, C. Gagne, M. Parizeau, Analysis of a Master-Slave Architecture for Distributed Evolutionary Computations, IEEE Transactions on Systems, Man and Cybernetics, Part B, Vol. 36, No. 1, p. 229-235, Feb 2006.</text:p>
        <text:p text:style-name="P1"/>
        <text:p text:style-name="P1"><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1"/>
        <text:p text:style-name="P1">199. [JMMG2011] J. Merelo, M. Garcia-Arenas, A. Mora, P. Castillo, G. Romero, J. Laredo, Cloud-based Evolutionary Algorithms: An algorithmic study, In Proceedings of Computing Research Repository (CORR), Vol. abs/1105.6, 2011.</text:p>
        <text:p text:style-name="P1"/>
        <text:p text:style-name="P1">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1"/>
        <text:p text:style-name="P1">201. [RTSY2007] R. Tinos, S. Yang, Self-Adaptation of Mutation Distribution in Evolutionary Algorithms, In Proceedings of IEEE Congress on Evolutionary Computation (CEC 2007), p. 79-86, Sep 2007.</text:p>
        <text:p text:style-name="P1"/>
        <text:p text:style-name="P1">202. [JLPC2008] J. Laredo, P. Castillo, A. Mora, C. Fernandes, J. Merelo, Resilience to Churn of a Peer-to-Peer Evolutionary Algorithm, International Journal of High Performance Systems Architecture, Vol. 1, No. 4, p. 260-268, Mar 2008.</text:p>
        <text:p text:style-name="P1"/>
        <text:p text:style-name="P1">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1"/>
        <text:p text:style-name="P1">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1"/>
        <text:p text:style-name="P1">205. [JULA2010] J. Laredo, Peer-to-Peer Evolutionary Computation: A Study of Viability, Tesis Doctoral, Universidad de Granada, Departamento de Arquitectura y Tecnologia de Computadores, Granada, 2010.</text:p>
        <text:p text:style-name="P1"><text:soft-page-break/></text:p>
        <text:p text:style-name="P1">206. [ATPG2007] A. Tallon-Ballesteros, P. Gutierrez-Pena, C. Hervas-Martinez, Distribution of the search of evolutionary product unit neural networks for classification, In Proceedings of the IADIS International Conference Applied Computing, p. 266-273, 2007.</text:p>
        <text:p text:style-name="P1"/>
        <text:p text:style-name="P1">207. [NCTD2010] N. Cole, T. Desell, D. Gonzalez, F. de Vega, M. Magdon-Ismail, H. Newberg, B. Szymanski, C. Varela, Evolutionary Algorithms on Volunteer Computing Platforms: The MilkyWay@Home Project, Parallel and Distributed Computational Intellligence, Vol. 269, p. 63-90, 2010.</text:p>
        <text:p text:style-name="P1"/>
        <text:p text:style-name="P1">208. <text:span text:style-name="T40">[CGMP2003b]</text:span> C. Gagne, M. Parizeau, M. Dubreuil, A Robust Master-Slave Distribution Architecture for Evolutionary Computations, In Proceedings of Genetic and Evolutionary Computation COnference (GECCO'03), p. 80-87, Jul 2003.</text:p>
        <text:p text:style-name="P1"/>
        <text:p text:style-name="P1">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1"/>
        <text:p text:style-name="P1">210. [EAJT1999] E. Alba, J. Troya, A Survey of Parallel Distributed Genetic Algorithms, Complexity, Vol. 4, No. 4, p. 31-52, 1999.</text:p>
        <text:p text:style-name="P1"/>
        <text:p text:style-name="P1">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1"/>
        <text:p text:style-name="P1">212. [TCPL2009] T. Chen, P. Lehre, K. Tang, X. Yao, When Is an Estimation of Distribution Algorithm Better than an Evolutionary Algorithm?, In Proceedings of the 10th IEEE Congress on Evolutionary Computation (CEC 2009), p. 1470-1477, May 2009.</text:p>
        <text:p text:style-name="P1"/>
        <text:p text:style-name="P1">213. [TJGC2007] T. Jumonji, G. Chakraborty, H. Mabuchi, M. Matsuhara, A Novel Distributed Genetic Algorithm Implementation with Variable Number of Islands, In Proceedings of IEEE Congress on Evolutionary Computation, p. 4698-4705, 2007.</text:p>
        <text:p text:style-name="P1"><text:soft-page-break/></text:p>
        <text:p text:style-name="P1">214. [MATF2004] M. Aydin, T. Fogarty, A Distributed Evolutionary Simulated Annealing Algorithm for Combinatorial Optimisation Problems, Journal of Heuristics, Vol. 10, No. 3, p.269–292, May 2004.</text:p>
        <text:p text:style-name="P1"/>
        <text:p text:style-name="P1">215. [EAMT2002] E. Alba, M. Tomassini, Parallelism and Evolutionary Algorithms, IEEE Transactions on Evolutionary Computation, Vol. 6, No. 5, p. 443-462, Oct 2002.</text:p>
        <text:p text:style-name="P1"/>
        <text:p text:style-name="P1">216. [WOKW2004] W. Kwedlo, A Parallel Evolutionary Algorithm for Discovery of Decision Rules, Parallel Processing and Applied Mathematics Lecture Notes in Computer Science, Vol. 3019, p 580-585, 2004.</text:p>
        <text:p text:style-name="P1"/>
        <text:p text:style-name="P8">217. [<text:span text:style-name="T49">MTMQ2015</text:span>] <text:span text:style-name="T48">MetaTrader 4, MetaQuotes Software Corp., (2015, October 20)</text:span> <text:span text:style-name="T48">http://www.metatrader4.com/</text:span></text:p>
        <text:p text:style-name="P1"/>
        <text:p text:style-name="P47">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1"/>
        <text:p text:style-name="P64">219 [ATHA2004] Attiya, Hagit and Welch, Jennifer (2004). Distributed Computing: Fundamentals, Simulations, and Advanced Topics. Wiley-Interscience. <text:s/>ISBN 0471453242.</text:p>
        <text:p text:style-name="P64"/>
        <text:p text:style-name="P64">220 [JLAM2002] Bibliography on DE from 1995 to 2002, http://www.lut.fi/~jlampine/debiblio.htm</text:p>
        <text:p text:style-name="P64"/>
        <text:p text:style-name="P64">221 [GEJE1976] Box, George; Jenkins, Gwilym (1976), Time series analysis: forecasting and control, rev. ed., Oakland, California: Holden-Day </text:p>
        <text:p text:style-name="P64"/>
        <text:p text:style-name="P64">222 [STOR1996] DE Algorithms' Home Page, http://www.icsi.berkeley.edu/~storn/code.html</text:p>
        <text:p text:style-name="P64"/>
        <text:p text:style-name="P64">223 [DUWI2002] Dunis, C.L. &amp; Williams, M., Modelling and trading the eur/usd exchange rate: Do neural network models perform better? Derivatives Use, Trading and Regulation, 8(3), pp. 211–239, 2002.</text:p>
        <text:p text:style-name="P64"/>
        <text:p text:style-name="P64"><text:soft-page-break/>224 [FEOK2006] Feoktistov V., Differential Evolution In Search of Solutions, 2006, XII, 196 p. 73 illus., Hardcover, ISBN: 978-0-387-36895-5.</text:p>
        <text:p text:style-name="P64"/>
        <text:p text:style-name="P64">225 [GAVI2002] Garg, Vijay K. (2002). Elements of Distributed Computing. Wiley-IEEE Press. ISBN 0471036005.</text:p>
        <text:p text:style-name="P64"/>
        <text:p text:style-name="P64">226 [GENE2000] Gershenfeld, Neil (2000), The nature of mathematical modeling, Cambridge: Cambridge Univ. Press, ISBN 978-0521570954, OCLC 174825352.</text:p>
        <text:p text:style-name="P64"/>
        <text:p text:style-name="P64">227 [GILA2001] Giles, C.L., Lawrence, S. &amp; Tsoi, A.C., Noisy time series prediction using a recurrent neural network and grammatical inference. Machine Learning, 44(1/2), pp. 161–183, 2001.</text:p>
        <text:p text:style-name="P64"/>
        <text:p text:style-name="P64">228 [HAYK1999] Haykin, S., Neural Networks, A Comprehensive Foundation. Prentice-Hall, Inc., 2nd edition, 1999.</text:p>
        <text:p text:style-name="P64"/>
        <text:p text:style-name="P64">229 [HOLL1975] Holland, J., Adaptation In Natural and Artificial Systems. The University of Michigan Press, 1975.</text:p>
        <text:p text:style-name="P64"/>
        <text:p text:style-name="P64">230 [MOOD1995] Moody, J.E., Economic forecasting: Challenges and neural network solutions. Proceedings of the International Symposium on Artificial Neural Networks, Hsinchu, Taiwan, 1995.</text:p>
        <text:p text:style-name="P64"/>
        <text:p text:style-name="P64">231 [PRST2005] Price, Kenneth, Storn, Rainer M., Lampinen, Jouni A., Differential Evolution A Practical Approach to Global Optimization, 2005, XX, 538 p. 292 illus. With CD-ROM., Hardcover, ISBN: 978-3-540-20950-8.</text:p>
        <text:p text:style-name="P64"/>
        <text:p text:style-name="P64">232 [ROBA2009] Roman M. Balabin, Ekaterina I. Lomakina (2009). "Neural network approach to quantum-chemistry data: Accurate prediction of density functional theory energies". J. Chem. Phys. 131 (7): 074104. doi:10.1063/1.3206326. </text:p>
        <text:p text:style-name="P64"/>
        <text:p text:style-name="P64">233 [TEGE1994] Tel, Gerard (1994). Introduction to Distributed Algorithms. Cambridge University Press. </text:p>
        <text:p text:style-name="P64"/>
        <text:p text:style-name="P64">234 [BILL1998] The Machine Learning Dictionary. <text:soft-page-break/>http://www.cse.unsw.edu.au/~billw/mldict.html#activnfn. </text:p>
        <text:p text:style-name="P64"/>
        <text:p text:style-name="P64">235 [WERB1990] Werbos, P., Backpropagation through time: what it does and how to do it. Proceedings of the IEEE, 78(10), pp. 1550–1560, 1990.</text:p>
        <text:p text:style-name="P64"/>
        <text:p text:style-name="P64">236 [YAOX1999] Yao, X., Evolving artificial neural networks. Proc of the IEEE, 87(9), pp. 1423–1447, 1999.</text:p>
        <text:p text:style-name="P1"/>
        <text:p text:style-name="P99"><text:span text:style-name="T222">237 [NIRA2012]</text:span> Ралица Николова, Разработка на система за графично изобразяване и визуално манипулиране на изкуствени невронни мрежи, НБУ-София, <text:span text:style-name="T219">2012</text:span></text:p>
        <text:p text:style-name="P99"/>
        <text:p text:style-name="P99">2<text:span text:style-name="T222">38 [ANMO2011]</text:span> Момчил Аначков, Система за визуализиране и манипулиране на изкуствени невронни мрежи“, ТУЕС към ТУ-София, <text:span text:style-name="T219">2011</text:span></text:p>
        <text:p text:style-name="P99"/>
        <text:p text:style-name="P99"><text:span text:style-name="T222">239 [SINI2011]</text:span> Никола Симеонов, Мултимедиен скрийнсейвър за Windows, подходящ за вграждане в проекти за разпределени изчисления, ТУЕС към ТУ-София, <text:span text:style-name="T219">2011</text:span></text:p>
        <text:p text:style-name="P99"/>
        <text:p text:style-name="P99"><text:span text:style-name="T222">2</text:span>4<text:span text:style-name="T222">0 [HREL2011]</text:span> Елисавета Христова, Мултимедиен скрийнсейвър за Linux, подходящ за вграждане в проекти за разпределени изчисления, ТУЕС към ТУ-София, <text:span text:style-name="T219">2011</text:span></text:p>
        <text:p text:style-name="P100"/>
        <text:h text:style-name="P328" text:outline-level="1"><text:bookmark-start text:name="__RefHeading__162_63795308"/>Списък с публикациите по дисертационната работа<text:bookmark-end text:name="__RefHeading__162_63795308"/></text:h>
        <text:p text:style-name="P1"/>
        <text:p text:style-name="P45">1 <text:span text:style-name="T220">[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95">ISSN:1310-652X</text:span>, 2010.</text:p>
        <text:p text:style-name="P44"/>
        <text:p text:style-name="P46">2 <text:span text:style-name="T220">[BATO2011]</text:span> Балабанов. Т., Прогнозиране с евристични подходи в разпределена среда, <text:span text:style-name="T93">Proceedings of </text:span>Anniversary Scientific Conference 40 Years Department of Industrial Automation, <text:span text:style-name="T94">ISBN:978-954-465-043-8</text:span>, 163-<text:span text:style-name="T93">166</text:span>, 2011.</text:p>
        <text:p text:style-name="P44"/>
        <text:p text:style-name="P46">3 <text:span text:style-name="T220">[BAZA2011]</text:span> <text:span text:style-name="T90">Balabanov. T., Zankinski I., Dobrinkova N., </text:span>Time Series Prediction by Artificial Neural Networks and Differential Evolution in Distributed Environment, <text:span text:style-name="T91">Large-Scale Scientific Computing, Lecture Notes in Computer Science, vol. 7116, ISBN:978-3-642-29842-4, DOI:10.1007/978-3-642-29843-1_22, 198-205, 2011.</text:span></text:p>
        <text:p text:style-name="P1"/>
        <text:p text:style-name="P97"><text:span text:style-name="T95">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2"/>
        <text:p text:style-name="P43"><text:span text:style-name="T95">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92">2015.</text:span></text:p>
        <text:p text:style-name="Standard"/>
        <text:p text:style-name="P107">6<text:span text:style-name="T102"> </text:span><text:span text:style-name="T103">[</text:span><text:span text:style-name="T105">BAGE2016</text:span><text:span text:style-name="T106">a</text:span><text:span text:style-name="T103">]</text:span> Балабанов, Т., Генова, К., <text:span text:style-name="T137">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09">7<text:span text:style-name="T102"> </text:span><text:span text:style-name="T103">[</text:span><text:span text:style-name="T104">BAKE2016</text:span><text:span text:style-name="T103">]</text:span> <text:span text:style-name="T214">Balabanov T., Keremedchiev D., Goranov I., Web Distributed Computing For Evolutionary Training Of Artificial Neural Networks, International Conference InfoTech-2016, </text:span><text:soft-page-break/><text:span text:style-name="T214">Varna - St. St. Constantine and Elena resort, Bulgaria, ISSN:1314-1023, 210-216, 2016.</text:span></text:p>
        <text:p text:style-name="Standard"/>
        <text:p text:style-name="P108"><text:span text:style-name="T107">8</text:span><text:span text:style-name="T102"> </text:span><text:span text:style-name="T103">[</text:span><text:span text:style-name="T105">BAGE2016</text:span><text:span text:style-name="T106">b</text:span><text:span text:style-name="T103">]</text:span> Балабанов, Т., Генова, К., <text:span text:style-name="T221">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328" text:outline-level="1"><text:bookmark-start text:name="__RefHeading__725_533363062"/>Списък с цитирания и реферирания<text:bookmark-end text:name="__RefHeading__725_533363062"/></text:h>
        <text:p text:style-name="P1"/>
        <table:table table:name="Table37" table:style-name="Table37">
          <table:table-column table:style-name="Table37.A"/>
          <table:table-column table:style-name="Table37.B"/>
          <table:table-row>
            <table:table-cell table:style-name="Table37.A1" table:number-columns-spanned="2" office:value-type="string">
              <text:p text:style-name="P1">Balabanov, T., Zankinski, I., Barova, M., Strategy for Individuals Distribution by Incident Nodes Participation in Star Topology of Distributed Evolutionary Algorithms, Cybernetics and Information Technologies, Vol. 16 No 1, ISSN: 1314-4081, 2016.</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1. Tomov, P., Monov, V., Artificial Neural Networks and Differential Evolution Used for Time Series Forecasting in Distributed Environment, Proceedings of International Conference Аutomatics and Informatics, Sofia, Bulgaria, ISSN 1313-1850, pp. 12<text:span text:style-name="T223">9</text:span>-132,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59">2. <text:span text:style-name="T224">Keremedchiev, D., Barova, M., Tomov, P., Mobile Application as Distributed Computing System for Artificial Neural Networks Training Used in Perfect Information Games, Proceedeings of International Scientific Conference UniTech, Gabrovo, Bulgaria, ISSN 1313-230X, vol. 2, pp. 389-393,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61">3. Evtimov, G., <text:s/><text:span text:style-name="T226">Keremedchiev, </text:span>D., Barova, M., Image Vectorization and Colors Reduction with Ant Colony Optimization, Advances in Mathematics: Scientific Journal, vo<text:span text:style-name="T227">l</text:span>.5, no.2, ISSN 1857-8365, pp. 153-160,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P1">Balabanov, T., Zankinski, I., Barova, M., Distributed Evolutionary Computing Migration Strategy by Incident Node Participation, International Conference on Large-Scale Scientific Computing, 10th International Conference, LSSC 2015, Sozopol, Bulgaria, June 8-12, ISBN 978-3-319-26519-3, pp. 203-209, 2015.</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text:span text:style-name="T225">4</text:span>. <text:span text:style-name="T98">Tomov, P., Monov, V., Artificial Neural Networks and Differential Evolution Used for Time Series Forecasting in Distributed Environment, Proceedings of International Conference Аutomatics and Informatics, Sofia, Bulgaria, ISSN 1313-1850, pp. 12</text:span><text:span text:style-name="T108">9</text:span><text:span text:style-name="T98">-132,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58"><text:span text:style-name="T225">5</text:span>. Ташо Ташев, Арсений Баканов, Радостина Ташева. Верхняя граница <text:s/>пропускной способности коммутатора с матричным переключателем для входящего трафика типа модифицированной модели Чанг-а. Доклади на Уиверситетската годишна научна конференция на Национален Военен Университет «В.Левски» 2016, 20-21 Октомври 2016, Велико Търново, България. Издагелски комплекс НВУ, 2016, том 2, стр.107-115. ISSN 1314-1937.</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60"><text:span text:style-name="T225">6</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Standard">Balabanov, T., Zankinski, I., Dobrinkova, N., Time Series Prediction by Artificial Neural <text:s/>Networks and Differential Evolution in Distributed Environment, International Conference on Large-Scale Scientific Computing, 8th International Conference, LSSC 2011, Sozopol, Bulgaria, June 6-10, ISBN 978-3-642-29842-4, pp. 198-205, 2011.</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60"><text:span text:style-name="T225">7</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in" draw:fill-image-height="0in"/>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style:page-layout style:name="M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5</text:page-number> / <text:page-count>135</text:page-count></text:p>
      </style:footer>
    </style:master-page>
    <style:master-page style:name="First_20_Page" style:display-name="First Page" style:page-layout-name="Mpm2" style:next-style-name="Standard"/>
    <style:master-page style:name="Index" style:page-layout-name="Mpm3">
      <style:header>
        <text:p text:style-name="MP2"><text:page-number style:num-format="i" text:select-page="current">vii</text:page-number></text:p>
      </style:header>
    </style:master-page>
    <style:master-page style:name="HTML"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1H3M48S</meta:editing-duration>
    <meta:editing-cycles>1445</meta:editing-cycles>
    <meta:generator>LibreOffice/4.4.5.2$MacOSX_X86_64 LibreOffice_project/a22f674fd25a3b6f45bdebf25400ed2adff0ff99</meta:generator>
    <dc:date>2016-12-09T15:43:34.035406000</dc:date>
    <meta:document-statistic meta:table-count="37" meta:image-count="36" meta:object-count="0" meta:page-count="135" meta:paragraph-count="1075" meta:word-count="28599" meta:character-count="196973" meta:non-whitespace-character-count="169009"/>
    <meta:user-defined meta:name="Info 1"/>
    <meta:user-defined meta:name="Info 2"/>
    <meta:user-defined meta:name="Info 3"/>
    <meta:user-defined meta:name="Info 4"/>
  </office:meta>
</office:document-meta>
</file>